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5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5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5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0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3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9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14.215cm"/>
    </style:style>
    <style:style style:name="gr8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518cm"/>
    </style:style>
    <style:style style:name="gr8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70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fill="solid" draw:fill-color="#ffff99" fo:min-height="11.929cm"/>
    </style:style>
    <style:style style:name="pr7" style:family="presentation" style:parent-style-name="Default-outline1">
      <style:graphic-properties draw:fill="solid" draw:fill-color="#99ffff" fo:min-height="11.929cm"/>
    </style:style>
    <style:style style:name="pr8" style:family="presentation" style:parent-style-name="Default-outline1">
      <style:graphic-properties draw:fill="solid" draw:fill-color="#eeeeee" fo:min-height="11.929cm"/>
    </style:style>
    <style:style style:name="pr9" style:family="presentation" style:parent-style-name="Default-outline1">
      <style:graphic-properties draw:fill="solid" draw:fill-color="#99ff99"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co1" style:family="table-column">
      <style:table-column-properties style:column-width="2.212cm" style:use-optimal-column-width="false"/>
    </style:style>
    <style:style style:name="co2" style:family="table-column">
      <style:table-column-properties style:column-width="7.038cm" style:use-optimal-column-width="false"/>
    </style:style>
    <style:style style:name="co3" style:family="table-column">
      <style:table-column-properties style:column-width="4.625cm" style:use-optimal-column-width="false"/>
    </style:style>
    <style:style style:name="co4" style:family="table-column">
      <style:table-column-properties style:column-width="4.635cm" style:use-optimal-column-width="false"/>
    </style:style>
    <style:style style:name="ro1" style:family="table-row">
      <style:table-row-properties style:row-height="1.501cm"/>
    </style:style>
    <style:style style:name="ro2" style:family="table-row">
      <style:table-row-properties style:row-height="1.50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99"/>
      <style:text-properties style:font-name="Liberation Mono1"/>
    </style:style>
    <style:style style:name="P19" style:family="paragraph">
      <loext:graphic-properties draw:fill="solid" draw:fill-color="#ffff99"/>
      <style:text-properties fo:color="#ff3333" style:font-name="Liberation Mono1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solid" draw:fill-color="#99ffff"/>
      <style:text-properties style:font-name="Liberation Mono1"/>
    </style:style>
    <style:style style:name="P22" style:family="paragraph">
      <loext:graphic-properties draw:fill="solid" draw:fill-color="#eeeeee"/>
      <style:paragraph-properties fo:margin-left="0cm" fo:margin-right="0cm" fo:text-indent="0cm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solid" draw:fill-color="#99ff99"/>
      <style:paragraph-properties fo:margin-left="0cm" fo:margin-right="0cm" fo:text-indent="0cm"/>
    </style:style>
    <style:style style:name="P25" style:family="paragraph">
      <style:paragraph-properties fo:line-height="0.762cm"/>
    </style:style>
    <style:style style:name="P26" style:family="paragraph">
      <style:paragraph-properties fo:line-height="0.762cm"/>
      <style:text-properties style:font-name="Liberation Mono1"/>
    </style:style>
    <style:style style:name="P27" style:family="paragraph">
      <style:paragraph-properties fo:margin-left="0cm" fo:margin-right="0cm" fo:margin-top="1cm" fo:margin-bottom="0.5cm" fo:line-height="115%" fo:text-indent="0cm"/>
    </style:style>
    <style:style style:name="P28" style:family="paragraph">
      <style:paragraph-properties fo:margin-left="0cm" fo:margin-right="0cm" fo:margin-top="1cm" fo:margin-bottom="0.5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style:font-name="Liberation Sans3" fo:font-size="18pt" style:font-name-asian="Liberation Sans3" style:font-name-complex="Liberation Sans3"/>
    </style:style>
    <style:style style:name="T5" style:family="text">
      <style:text-properties style:font-name="Liberation Mono1"/>
    </style:style>
    <style:style style:name="T6" style:family="text">
      <style:text-properties fo:color="#ff3333" style:font-name="Liberation Mono1"/>
    </style:style>
    <style:style style:name="T7" style:family="text">
      <style:text-properties style:use-window-font-color="true" style:font-name="Liberation Mono1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ff" fo:font-size="24pt" style:font-size-asian="24pt" style:font-size-complex="24pt"/>
    </style:style>
    <style:style style:name="T10" style:family="text">
      <style:text-properties style:font-name="Liberation Sans1"/>
    </style:style>
    <style:style style:name="T11" style:family="text">
      <style:text-properties fo:color="#0000ff" style:font-name="Liberation Mono1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Balance de Carga y <text:line-break/>Tolerancia a Fallos <text:line-break/>en Ethern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C y TF en Ethern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lance de carga (BC)</text:p>
                <text:list>
                  <text:list-item>
                    <text:p>Distribuir la tarea de comunicación entre interfaces o enlaces</text:p>
                  </text:list-item>
                </text:list>
              </text:list-item>
              <text:list-item>
                <text:p>Tolerancia a fallos (TF)</text:p>
                <text:list>
                  <text:list-item>
                    <text:p>Detectar los problemas de funcionamiento y recuperarse automáticamente</text:p>
                  </text:list-item>
                </text:list>
              </text:list-item>
              <text:list-item>
                <text:p>Técnica de <text:span text:style-name="T1">bonding</text:span></text:p>
                <text:list>
                  <text:list-item>
                    <text:p>Recibe también los nombres de <text:span text:style-name="T2">channel bonding</text:span>, <text:span text:style-name="T2">teaming</text:span>, o <text:span text:style-name="T2">link aggregation</text:span></text:p>
                  </text:list-item>
                  <text:list-item>
                    <text:p>Acoplamiento de dos o más interfaces de red <text:span text:style-name="T1">esclavas</text:span>, creando una interfaz virtual capaz de funcionar en diferentes <text:span text:style-name="T1">modos</text:span></text:p>
                    <text:list>
                      <text:list-item>
                        <text:p>Los modos de configuración de bonding definen el comportamiento del conjunto de interfaces y cumplen con diferentes objetivos</text:p>
                      </text:list-item>
                      <text:list-item>
                        <text:p>Algunos modos proporcionan tolerancia a fallos, gracias a la redundancia</text:p>
                      </text:list-item>
                      <text:list-item>
                        <text:p>Otros aumentan el ancho de banda disponible, gracias a la agregación de enlaces</text:p>
                      </text:list-item>
                      <text:list-item>
                        <text:p>Algunos ofrecen ambas cosas a la vez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ones de bo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Multiplicar el ancho de banda para enfrentar altas demandas</text:p>
                  </text:list-item>
                  <text:list-item>
                    <text:p>Ofrecer redundancia para tolerancia a fallos</text:p>
                  </text:list-item>
                </text:list>
              </text:list-item>
            </text:list>
          </draw:text-box>
        </draw:frame>
        <draw:g>
          <draw:line draw:style-name="gr2" draw:text-style-name="P3" draw:layer="layout" svg:x1="8.46cm" svg:y1="12.532cm" svg:x2="18.033cm" svg:y2="10.547cm">
            <text:p/>
          </draw:line>
          <draw:line draw:style-name="gr2" draw:text-style-name="P3" draw:layer="layout" svg:x1="9.64cm" svg:y1="12.806cm" svg:x2="19.213cm" svg:y2="10.821cm">
            <text:p/>
          </draw:line>
          <draw:line draw:style-name="gr2" draw:text-style-name="P3" draw:layer="layout" svg:x1="9.297cm" svg:y1="12.623cm" svg:x2="18.87cm" svg:y2="10.638cm">
            <text:p/>
          </draw:line>
          <draw:line draw:style-name="gr2" draw:text-style-name="P3" draw:layer="layout" svg:x1="12.881cm" svg:y1="16.148cm" svg:x2="19.078cm" svg:y2="10.891cm">
            <text:p/>
          </draw:line>
          <draw:line draw:style-name="gr2" draw:text-style-name="P3" draw:layer="layout" svg:x1="15.457cm" svg:y1="17.505cm" svg:x2="19.113cm" svg:y2="11.03cm">
            <text:p/>
          </draw:line>
          <draw:line draw:style-name="gr2" draw:text-style-name="P3" draw:layer="layout" svg:x1="18.138cm" svg:y1="18.55cm" svg:x2="19.426cm" svg:y2="11.03cm">
            <text:p/>
          </draw:line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3" draw:text-style-name="P4" draw:layer="layout" svg:width="2.507cm" svg:height="1.469cm" svg:x="8.283cm" svg:y="13.367cm" svg:viewBox="0 0 2508 1470" svg:d="M0 1470c710 0 1823-464 2303-770s0-700-242-700z">
              <text:p/>
            </draw:path>
            <draw:g>
              <draw:polygon draw:style-name="gr4" draw:text-style-name="P5" draw:layer="layout" svg:width="1.454cm" svg:height="3.639cm" svg:x="6.828cm" svg:y="11.197cm" svg:viewBox="0 0 1455 3640" draw:points="0,2800 0,0 1455,840 1455,3640">
                <text:p/>
              </draw:polygon>
              <draw:polygon draw:style-name="gr5" draw:text-style-name="P6" draw:layer="layout" svg:width="2.06cm" svg:height="3.989cm" svg:x="8.283cm" svg:y="10.847cm" svg:viewBox="0 0 2061 3990" draw:points="0,3990 0,1190 2061,0 2061,2800">
                <text:p/>
              </draw:polygon>
              <draw:polygon draw:style-name="gr6" draw:text-style-name="P7" draw:layer="layout" svg:width="3.515cm" svg:height="2.029cm" svg:x="6.828cm" svg:y="10.007cm" svg:viewBox="0 0 3516 2030" draw:points="1455,2030 0,1190 2061,0 3516,840">
                <text:p/>
              </draw:polygon>
              <draw:polygon draw:style-name="gr7" draw:text-style-name="P8" draw:layer="layout" svg:width="3.515cm" svg:height="4.829cm" svg:x="6.828cm" svg:y="10.007cm" svg:viewBox="0 0 3516 4830" draw:points="0,3990 0,1190 2061,0 3516,840 3516,3640 1455,4830">
                <text:p/>
              </draw:polygon>
              <draw:line draw:style-name="gr8" draw:text-style-name="P9" draw:layer="layout" svg:x1="8.04cm" svg:y1="14.137cm" svg:x2="7.07cm" svg:y2="13.577cm">
                <text:p/>
              </draw:line>
              <draw:line draw:style-name="gr9" draw:text-style-name="P9" draw:layer="layout" svg:x1="8.04cm" svg:y1="14.417cm" svg:x2="7.07cm" svg:y2="13.857cm">
                <text:p/>
              </draw:line>
              <draw:line draw:style-name="gr10" draw:text-style-name="P9" draw:layer="layout" svg:x1="8.04cm" svg:y1="14.277cm" svg:x2="7.07cm" svg:y2="13.717cm">
                <text:p/>
              </draw:line>
              <draw:polyline draw:style-name="gr11" draw:text-style-name="P9" draw:layer="layout" svg:width="1.211cm" svg:height="0.839cm" svg:x="6.949cm" svg:y="11.617cm" svg:viewBox="0 0 1212 840" draw:points="1212,840 0,140 0,0">
                <text:p/>
              </draw:polyline>
              <draw:polyline draw:style-name="gr12" draw:text-style-name="P9" draw:layer="layout" svg:width="1.19cm" svg:height="0.842cm" svg:x="6.97cm" svg:y="11.614cm" svg:viewBox="0 0 1191 843" draw:points="1191,843 1191,703 0,0">
                <text:p/>
              </draw:polyline>
              <draw:polygon draw:style-name="gr13" draw:text-style-name="P10" draw:layer="layout" svg:width="0.141cm" svg:height="0.246cm" svg:x="7.398cm" svg:y="13.014cm" svg:viewBox="0 0 142 247" draw:points="0,165 0,0 142,82 142,247">
                <text:p/>
              </draw:polygon>
              <draw:line draw:style-name="gr14" draw:text-style-name="P9" draw:layer="layout" svg:x1="8.04cm" svg:y1="13.997cm" svg:x2="7.07cm" svg:y2="13.437cm">
                <text:p/>
              </draw:line>
            </draw:g>
          </draw:g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15" draw:text-style-name="P4" draw:layer="layout" svg:width="1.098cm" svg:height="0.846cm" svg:x="12.601cm" svg:y="15.866cm" svg:viewBox="0 0 1099 847" svg:d="M0 847c328 0 627-181 940-363 313-181 104-484-105-484 13 27-835 847-835 847z">
                <text:p/>
              </draw:path>
              <draw:g>
                <draw:polygon draw:style-name="gr16" draw:text-style-name="P7" draw:layer="layout" svg:width="1.564cm" svg:height="0.907cm" svg:x="11.871cm" svg:y="13.989cm" svg:viewBox="0 0 1565 908" draw:points="312,908 0,726 1252,0 1565,182">
                  <text:p/>
                </draw:polygon>
                <draw:polygon draw:style-name="gr17" draw:text-style-name="P10" draw:layer="layout" svg:width="0.119cm" svg:height="0.277cm" svg:x="11.99cm" svg:y="15.007cm" svg:viewBox="0 0 120 278" draw:points="0,208 0,0 120,69 120,278">
                  <text:p/>
                </draw:polygon>
                <draw:polygon draw:style-name="gr18" draw:text-style-name="P5" draw:layer="layout" svg:width="0.521cm" svg:height="0.423cm" svg:x="12.078cm" svg:y="16.289cm" svg:viewBox="0 0 522 424" draw:points="0,121 0,0 522,303 522,424">
                  <text:p/>
                </draw:polygon>
                <draw:polygon draw:style-name="gr19" draw:text-style-name="P5" draw:layer="layout" svg:width="0.311cm" svg:height="1.997cm" svg:x="11.871cm" svg:y="14.715cm" svg:viewBox="0 0 312 1998" draw:points="0,1816 0,0 312,182 312,1998">
                  <text:p/>
                </draw:polygon>
                <draw:polygon draw:style-name="gr20" draw:text-style-name="P11" draw:layer="layout" svg:width="0.731cm" svg:height="0.544cm" svg:x="12.6cm" svg:y="16.168cm" svg:viewBox="0 0 732 545" draw:points="1,545 0,424 732,0 732,121">
                  <text:p/>
                </draw:polygon>
                <draw:polygon draw:style-name="gr21" draw:text-style-name="P7" draw:layer="layout" svg:width="0.938cm" svg:height="0.544cm" svg:x="12.393cm" svg:y="16.047cm" svg:viewBox="0 0 939 545" draw:points="208,545 0,424 731,0 939,121">
                  <text:p/>
                </draw:polygon>
                <draw:polygon draw:style-name="gr22" draw:text-style-name="P6" draw:layer="layout" svg:width="1.251cm" svg:height="2.541cm" svg:x="12.183cm" svg:y="14.171cm" svg:viewBox="0 0 1252 2542" draw:points="0,2542 0,726 1252,0 1252,1816">
                  <text:p/>
                </draw:polygon>
                <draw:polygon draw:style-name="gr23" draw:text-style-name="P8" draw:layer="layout" svg:width="1.564cm" svg:height="2.723cm" svg:x="11.871cm" svg:y="13.989cm" svg:viewBox="0 0 1565 2724" draw:points="0,2542 0,726 1252,0 1565,182 1565,1998 1356,2119 1461,2179 1461,2300 730,2724 522,2603 312,2724">
                  <text:p/>
                </draw:polygon>
                <draw:polygon draw:style-name="gr24" draw:text-style-name="P12" draw:layer="layout" svg:width="0.103cm" svg:height="0.181cm" svg:x="11.975cm" svg:y="15.563cm" svg:viewBox="0 0 104 182" draw:points="0,121 0,0 104,61 104,182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25" draw:text-style-name="P4" draw:layer="layout" svg:width="0.484cm" svg:height="0.285cm" svg:x="14.317cm" svg:y="17.281cm" svg:viewBox="0 0 485 286" svg:d="M0 286c122 0 485-95 485-167 0-71-11-119-133-119 0 71-354 71-352 286z">
                  <text:p/>
                </draw:path>
                <draw:g>
                  <draw:polygon draw:style-name="gr26" draw:text-style-name="P5" draw:layer="layout" svg:width="0.22cm" svg:height="0.238cm" svg:x="14.138cm" svg:y="17.329cm" svg:viewBox="0 0 221 239" draw:points="0,143 44,0 221,96 177,239">
                    <text:p/>
                  </draw:polygon>
                  <draw:polygon draw:style-name="gr27" draw:text-style-name="P7" draw:layer="layout" svg:width="0.486cm" svg:height="0.262cm" svg:x="14.182cm" svg:y="17.162cm" svg:viewBox="0 0 487 263" draw:points="0,167 89,96 221,24 310,0 487,96 399,119 266,191 177,263">
                    <text:p/>
                  </draw:polygon>
                  <draw:path draw:style-name="gr28" draw:text-style-name="P11" draw:layer="layout" svg:width="0.398cm" svg:height="0.309cm" svg:x="14.315cm" svg:y="17.257cm" svg:viewBox="0 0 399 310" svg:d="M399 96c0-144-89-96-178-48-88 48-177 48-221 262 0 0 177-95 399-214z">
                    <text:p/>
                  </draw:path>
                  <draw:path draw:style-name="gr29" draw:text-style-name="P8" draw:layer="layout" svg:width="0.575cm" svg:height="0.405cm" svg:x="14.138cm" svg:y="17.162cm" svg:viewBox="0 0 576 406" svg:d="M354 0c-88 24-88 24-177 71-44 25-133 48-177 239 89 48 89 48 177 96 51-22 310-167 399-215 0-120-89-120-222-191z">
                    <text:p/>
                  </draw:path>
                </draw:g>
              </draw:g>
              <draw:g>
                <draw:path draw:style-name="gr30" draw:text-style-name="P4" draw:layer="layout" svg:width="0.796cm" svg:height="0.572cm" svg:x="13.916cm" svg:y="16.135cm" svg:viewBox="0 0 797 573" svg:d="M3 573c121 0 794-24 794-239s-231-334-353-334c0 71-486 48-441 573z">
                  <text:p/>
                </draw:path>
                <draw:g>
                  <draw:polygon draw:style-name="gr31" draw:text-style-name="P5" draw:layer="layout" svg:width="0.442cm" svg:height="0.333cm" svg:x="13.474cm" svg:y="16.374cm" svg:viewBox="0 0 443 334" draw:points="0,96 0,0 443,239 443,334">
                    <text:p/>
                  </draw:polygon>
                  <draw:polygon draw:style-name="gr32" draw:text-style-name="P5" draw:layer="layout" svg:width="0.442cm" svg:height="0.405cm" svg:x="13.828cm" svg:y="16.016cm" svg:viewBox="0 0 443 406" draw:points="0,167 0,0 443,239 443,406">
                    <text:p/>
                  </draw:polygon>
                  <draw:polygon draw:style-name="gr33" draw:text-style-name="P7" draw:layer="layout" svg:width="0.796cm" svg:height="0.429cm" svg:x="13.474cm" svg:y="16.183cm" svg:viewBox="0 0 797 430" draw:points="0,191 354,0 797,239 443,430">
                    <text:p/>
                  </draw:polygon>
                  <draw:line draw:style-name="gr34" draw:text-style-name="P9" draw:layer="layout" svg:x1="13.828cm" svg:y1="16.183cm" svg:x2="14.271cm" svg:y2="16.422cm">
                    <text:p/>
                  </draw:line>
                  <draw:polygon draw:style-name="gr35" draw:text-style-name="P11" draw:layer="layout" svg:width="0.442cm" svg:height="0.405cm" svg:x="13.916cm" svg:y="16.302cm" svg:viewBox="0 0 443 406" draw:points="0,406 0,310 354,119 354,0 443,48 443,167">
                    <text:p/>
                  </draw:polygon>
                  <draw:polygon draw:style-name="gr36" draw:text-style-name="P5" draw:layer="layout" svg:width="1.415cm" svg:height="1.813cm" svg:x="12.987cm" svg:y="14.56cm" svg:viewBox="0 0 1416 1814" draw:points="0,1050 0,0 1416,764 1416,1814">
                    <text:p/>
                  </draw:polygon>
                  <draw:polygon draw:style-name="gr37" draw:text-style-name="P13" draw:layer="layout" svg:width="1.327cm" svg:height="1.67cm" svg:x="13.032cm" svg:y="14.631cm" svg:viewBox="0 0 1328 1671" draw:points="0,955 0,0 1328,716 1328,1671">
                    <text:p/>
                  </draw:polygon>
                  <draw:polygon draw:style-name="gr38" draw:text-style-name="P7" draw:layer="layout" svg:width="1.504cm" svg:height="0.81cm" svg:x="12.987cm" svg:y="14.512cm" svg:viewBox="0 0 1505 811" draw:points="1416,811 0,48 89,0 1505,764">
                    <text:p/>
                  </draw:polygon>
                  <draw:polygon draw:style-name="gr39" draw:text-style-name="P11" draw:layer="layout" svg:width="0.088cm" svg:height="1.097cm" svg:x="14.404cm" svg:y="15.276cm" svg:viewBox="0 0 89 1098" draw:points="0,1098 0,48 89,0 89,1050">
                    <text:p/>
                  </draw:polygon>
                  <draw:polygon draw:style-name="gr40" draw:text-style-name="P8" draw:layer="layout" svg:width="1.504cm" svg:height="2.195cm" svg:x="12.987cm" svg:y="14.512cm" svg:viewBox="0 0 1505 2196" draw:points="89,0 1505,764 1505,1814 1416,1862 1372,1838 1372,1957 930,2196 487,1957 487,1862 841,1671 841,1552 0,1098 0,48">
                    <text:p/>
                  </draw:polygon>
                </draw:g>
              </draw:g>
              <draw:g>
                <draw:path draw:style-name="gr41" draw:text-style-name="P4" draw:layer="layout" svg:width="0.576cm" svg:height="0.285cm" svg:x="13.738cm" svg:y="17.019cm" svg:viewBox="0 0 577 286" svg:d="M3 286c122 0 574-119 574-190 0-72-11-96-133-96 0 71-487 48-441 286z">
                  <text:p/>
                </draw:path>
                <draw:g>
                  <draw:polygon draw:style-name="gr42" draw:text-style-name="P7" draw:layer="layout" svg:width="1.902cm" svg:height="1.026cm" svg:x="12.323cm" svg:y="16.207cm" svg:viewBox="0 0 1903 1027" draw:points="1416,1027 0,263 487,0 1903,764">
                    <text:p/>
                  </draw:polygon>
                  <draw:polygon draw:style-name="gr43" draw:text-style-name="P14" draw:layer="layout" svg:width="1.283cm" svg:height="0.691cm" svg:x="12.456cm" svg:y="16.279cm" svg:viewBox="0 0 1284 692" draw:points="0,191 354,0 1284,502 930,692">
                    <text:p/>
                  </draw:polygon>
                  <draw:polygon draw:style-name="gr44" draw:text-style-name="P14" draw:layer="layout" svg:width="0.619cm" svg:height="0.333cm" svg:x="13.474cm" svg:y="16.828cm" svg:viewBox="0 0 620 334" draw:points="0,191 354,0 620,143 266,334">
                    <text:p/>
                  </draw:polygon>
                  <draw:polygon draw:style-name="gr45" draw:text-style-name="P11" draw:layer="layout" svg:width="0.486cm" svg:height="0.357cm" svg:x="13.739cm" svg:y="16.971cm" svg:viewBox="0 0 487 358" draw:points="0,358 0,263 487,0 487,96">
                    <text:p/>
                  </draw:polygon>
                  <draw:line draw:style-name="gr46" draw:text-style-name="P9" draw:layer="layout" svg:x1="12.544cm" svg:y1="16.422cm" svg:x2="13.474cm" svg:y2="16.924cm">
                    <text:p/>
                  </draw:line>
                  <draw:line draw:style-name="gr47" draw:text-style-name="P9" draw:layer="layout" svg:x1="12.633cm" svg:y1="16.374cm" svg:x2="13.563cm" svg:y2="16.876cm">
                    <text:p/>
                  </draw:line>
                  <draw:line draw:style-name="gr48" draw:text-style-name="P9" draw:layer="layout" svg:x1="12.722cm" svg:y1="16.326cm" svg:x2="13.652cm" svg:y2="16.828cm">
                    <text:p/>
                  </draw:line>
                  <draw:line draw:style-name="gr49" draw:text-style-name="P9" draw:layer="layout" svg:x1="13.563cm" svg:y1="16.78cm" svg:x2="13.652cm" svg:y2="16.732cm">
                    <text:p/>
                  </draw:line>
                  <draw:line draw:style-name="gr50" draw:text-style-name="P9" draw:layer="layout" svg:x1="13.474cm" svg:y1="16.732cm" svg:x2="13.563cm" svg:y2="16.684cm">
                    <text:p/>
                  </draw:line>
                  <draw:line draw:style-name="gr51" draw:text-style-name="P9" draw:layer="layout" svg:x1="13.386cm" svg:y1="16.685cm" svg:x2="13.475cm" svg:y2="16.637cm">
                    <text:p/>
                  </draw:line>
                  <draw:line draw:style-name="gr52" draw:text-style-name="P9" draw:layer="layout" svg:x1="13.43cm" svg:y1="16.804cm" svg:x2="13.519cm" svg:y2="16.756cm">
                    <text:p/>
                  </draw:line>
                  <draw:line draw:style-name="gr53" draw:text-style-name="P9" draw:layer="layout" svg:x1="13.341cm" svg:y1="16.756cm" svg:x2="13.43cm" svg:y2="16.708cm">
                    <text:p/>
                  </draw:line>
                  <draw:line draw:style-name="gr54" draw:text-style-name="P9" draw:layer="layout" svg:x1="13.253cm" svg:y1="16.709cm" svg:x2="13.342cm" svg:y2="16.661cm">
                    <text:p/>
                  </draw:line>
                  <draw:line draw:style-name="gr55" draw:text-style-name="P9" draw:layer="layout" svg:x1="13.297cm" svg:y1="16.637cm" svg:x2="13.386cm" svg:y2="16.589cm">
                    <text:p/>
                  </draw:line>
                  <draw:line draw:style-name="gr56" draw:text-style-name="P9" draw:layer="layout" svg:x1="13.164cm" svg:y1="16.661cm" svg:x2="13.253cm" svg:y2="16.613cm">
                    <text:p/>
                  </draw:line>
                  <draw:line draw:style-name="gr57" draw:text-style-name="P9" draw:layer="layout" svg:x1="13.209cm" svg:y1="16.589cm" svg:x2="13.298cm" svg:y2="16.541cm">
                    <text:p/>
                  </draw:line>
                  <draw:line draw:style-name="gr58" draw:text-style-name="P9" draw:layer="layout" svg:x1="13.12cm" svg:y1="16.542cm" svg:x2="13.209cm" svg:y2="16.494cm">
                    <text:p/>
                  </draw:line>
                  <draw:line draw:style-name="gr59" draw:text-style-name="P9" draw:layer="layout" svg:x1="13.032cm" svg:y1="16.494cm" svg:x2="13.121cm" svg:y2="16.446cm">
                    <text:p/>
                  </draw:line>
                  <draw:line draw:style-name="gr60" draw:text-style-name="P9" draw:layer="layout" svg:x1="13.076cm" svg:y1="16.613cm" svg:x2="13.165cm" svg:y2="16.565cm">
                    <text:p/>
                  </draw:line>
                  <draw:line draw:style-name="gr61" draw:text-style-name="P9" draw:layer="layout" svg:x1="12.987cm" svg:y1="16.565cm" svg:x2="13.076cm" svg:y2="16.517cm">
                    <text:p/>
                  </draw:line>
                  <draw:line draw:style-name="gr62" draw:text-style-name="P9" draw:layer="layout" svg:x1="12.899cm" svg:y1="16.517cm" svg:x2="12.988cm" svg:y2="16.469cm">
                    <text:p/>
                  </draw:line>
                  <draw:line draw:style-name="gr63" draw:text-style-name="P9" draw:layer="layout" svg:x1="12.943cm" svg:y1="16.446cm" svg:x2="13.032cm" svg:y2="16.398cm">
                    <text:p/>
                  </draw:line>
                  <draw:line draw:style-name="gr64" draw:text-style-name="P9" draw:layer="layout" svg:x1="12.81cm" svg:y1="16.47cm" svg:x2="12.899cm" svg:y2="16.422cm">
                    <text:p/>
                  </draw:line>
                  <draw:line draw:style-name="gr65" draw:text-style-name="P9" draw:layer="layout" svg:x1="12.854cm" svg:y1="16.398cm" svg:x2="12.943cm" svg:y2="16.35cm">
                    <text:p/>
                  </draw:line>
                  <draw:line draw:style-name="gr66" draw:text-style-name="P9" draw:layer="layout" svg:x1="12.766cm" svg:y1="16.35cm" svg:x2="12.855cm" svg:y2="16.302cm">
                    <text:p/>
                  </draw:line>
                  <draw:line draw:style-name="gr67" draw:text-style-name="P9" draw:layer="layout" svg:x1="12.722cm" svg:y1="16.422cm" svg:x2="12.811cm" svg:y2="16.374cm">
                    <text:p/>
                  </draw:line>
                  <draw:line draw:style-name="gr68" draw:text-style-name="P9" draw:layer="layout" svg:x1="13.297cm" svg:y1="16.828cm" svg:x2="13.386cm" svg:y2="16.78cm">
                    <text:p/>
                  </draw:line>
                  <draw:line draw:style-name="gr69" draw:text-style-name="P9" draw:layer="layout" svg:x1="13.209cm" svg:y1="16.78cm" svg:x2="13.298cm" svg:y2="16.732cm">
                    <text:p/>
                  </draw:line>
                  <draw:line draw:style-name="gr70" draw:text-style-name="P9" draw:layer="layout" svg:x1="13.12cm" svg:y1="16.732cm" svg:x2="13.209cm" svg:y2="16.684cm">
                    <text:p/>
                  </draw:line>
                  <draw:line draw:style-name="gr71" draw:text-style-name="P9" draw:layer="layout" svg:x1="13.076cm" svg:y1="16.804cm" svg:x2="13.165cm" svg:y2="16.756cm">
                    <text:p/>
                  </draw:line>
                  <draw:line draw:style-name="gr72" draw:text-style-name="P9" draw:layer="layout" svg:x1="12.987cm" svg:y1="16.756cm" svg:x2="13.076cm" svg:y2="16.708cm">
                    <text:p/>
                  </draw:line>
                  <draw:line draw:style-name="gr73" draw:text-style-name="P9" draw:layer="layout" svg:x1="13.032cm" svg:y1="16.685cm" svg:x2="13.121cm" svg:y2="16.637cm">
                    <text:p/>
                  </draw:line>
                  <draw:line draw:style-name="gr74" draw:text-style-name="P9" draw:layer="layout" svg:x1="12.943cm" svg:y1="16.637cm" svg:x2="13.032cm" svg:y2="16.589cm">
                    <text:p/>
                  </draw:line>
                  <draw:line draw:style-name="gr75" draw:text-style-name="P9" draw:layer="layout" svg:x1="12.854cm" svg:y1="16.589cm" svg:x2="12.943cm" svg:y2="16.541cm">
                    <text:p/>
                  </draw:line>
                  <draw:line draw:style-name="gr76" draw:text-style-name="P9" draw:layer="layout" svg:x1="12.766cm" svg:y1="16.542cm" svg:x2="12.855cm" svg:y2="16.494cm">
                    <text:p/>
                  </draw:line>
                  <draw:line draw:style-name="gr77" draw:text-style-name="P9" draw:layer="layout" svg:x1="12.633cm" svg:y1="16.565cm" svg:x2="12.722cm" svg:y2="16.517cm">
                    <text:p/>
                  </draw:line>
                  <draw:line draw:style-name="gr78" draw:text-style-name="P9" draw:layer="layout" svg:x1="12.677cm" svg:y1="16.494cm" svg:x2="12.766cm" svg:y2="16.446cm">
                    <text:p/>
                  </draw:line>
                  <draw:line draw:style-name="gr79" draw:text-style-name="P9" draw:layer="layout" svg:x1="12.544cm" svg:y1="16.517cm" svg:x2="12.633cm" svg:y2="16.469cm">
                    <text:p/>
                  </draw:line>
                  <draw:line draw:style-name="gr80" draw:text-style-name="P9" draw:layer="layout" svg:x1="13.253cm" svg:y1="16.9cm" svg:x2="13.342cm" svg:y2="16.852cm">
                    <text:p/>
                  </draw:line>
                  <draw:line draw:style-name="gr81" draw:text-style-name="P9" draw:layer="layout" svg:x1="13.164cm" svg:y1="16.852cm" svg:x2="13.253cm" svg:y2="16.804cm">
                    <text:p/>
                  </draw:line>
                  <draw:line draw:style-name="gr82" draw:text-style-name="P9" draw:layer="layout" svg:x1="13.563cm" svg:y1="17.066cm" svg:x2="13.917cm" svg:y2="16.875cm">
                    <text:p/>
                  </draw:line>
                  <draw:line draw:style-name="gr83" draw:text-style-name="P9" draw:layer="layout" svg:x1="13.651cm" svg:y1="17.114cm" svg:x2="14.005cm" svg:y2="16.923cm">
                    <text:p/>
                  </draw:line>
                  <draw:line draw:style-name="gr84" draw:text-style-name="P9" draw:layer="layout" svg:x1="13.739cm" svg:y1="16.875cm" svg:x2="14.005cm" svg:y2="17.018cm">
                    <text:p/>
                  </draw:line>
                  <draw:line draw:style-name="gr85" draw:text-style-name="P9" draw:layer="layout" svg:x1="13.651cm" svg:y1="16.923cm" svg:x2="13.917cm" svg:y2="17.066cm">
                    <text:p/>
                  </draw:line>
                  <draw:line draw:style-name="gr86" draw:text-style-name="P9" draw:layer="layout" svg:x1="13.563cm" svg:y1="16.971cm" svg:x2="13.74cm" svg:y2="17.067cm">
                    <text:p/>
                  </draw:line>
                  <draw:polygon draw:style-name="gr87" draw:text-style-name="P5" draw:layer="layout" svg:width="1.415cm" svg:height="0.858cm" svg:x="12.323cm" svg:y="16.469cm" svg:viewBox="0 0 1416 859" draw:points="0,96 0,0 1416,764 1416,859">
                    <text:p/>
                  </draw:polygon>
                  <draw:polygon draw:style-name="gr88" draw:text-style-name="P8" draw:layer="layout" svg:width="1.902cm" svg:height="1.121cm" svg:x="12.323cm" svg:y="16.207cm" svg:viewBox="0 0 1903 1122" draw:points="487,0 1903,764 1903,859 1416,1122 0,358 0,263">
                    <text:p/>
                  </draw:polygon>
                </draw:g>
              </draw:g>
            </draw:g>
          </draw:g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89" draw:text-style-name="P4" draw:layer="layout" svg:width="1.098cm" svg:height="0.846cm" svg:x="15.213cm" svg:y="17.189cm" svg:viewBox="0 0 1099 847" svg:d="M0 847c328 0 627-181 940-363 313-181 104-484-105-484 13 27-835 847-835 847z">
                <text:p/>
              </draw:path>
              <draw:g>
                <draw:polygon draw:style-name="gr90" draw:text-style-name="P7" draw:layer="layout" svg:width="1.564cm" svg:height="0.907cm" svg:x="14.483cm" svg:y="15.312cm" svg:viewBox="0 0 1565 908" draw:points="312,908 0,726 1252,0 1565,182">
                  <text:p/>
                </draw:polygon>
                <draw:polygon draw:style-name="gr91" draw:text-style-name="P10" draw:layer="layout" svg:width="0.119cm" svg:height="0.277cm" svg:x="14.602cm" svg:y="16.33cm" svg:viewBox="0 0 120 278" draw:points="0,208 0,0 120,69 120,278">
                  <text:p/>
                </draw:polygon>
                <draw:polygon draw:style-name="gr92" draw:text-style-name="P5" draw:layer="layout" svg:width="0.521cm" svg:height="0.423cm" svg:x="14.69cm" svg:y="17.612cm" svg:viewBox="0 0 522 424" draw:points="0,121 0,0 522,303 522,424">
                  <text:p/>
                </draw:polygon>
                <draw:polygon draw:style-name="gr93" draw:text-style-name="P5" draw:layer="layout" svg:width="0.311cm" svg:height="1.997cm" svg:x="14.483cm" svg:y="16.038cm" svg:viewBox="0 0 312 1998" draw:points="0,1816 0,0 312,182 312,1998">
                  <text:p/>
                </draw:polygon>
                <draw:polygon draw:style-name="gr94" draw:text-style-name="P11" draw:layer="layout" svg:width="0.731cm" svg:height="0.544cm" svg:x="15.212cm" svg:y="17.491cm" svg:viewBox="0 0 732 545" draw:points="1,545 0,424 732,0 732,121">
                  <text:p/>
                </draw:polygon>
                <draw:polygon draw:style-name="gr95" draw:text-style-name="P7" draw:layer="layout" svg:width="0.938cm" svg:height="0.544cm" svg:x="15.005cm" svg:y="17.37cm" svg:viewBox="0 0 939 545" draw:points="208,545 0,424 731,0 939,121">
                  <text:p/>
                </draw:polygon>
                <draw:polygon draw:style-name="gr96" draw:text-style-name="P6" draw:layer="layout" svg:width="1.251cm" svg:height="2.541cm" svg:x="14.795cm" svg:y="15.494cm" svg:viewBox="0 0 1252 2542" draw:points="0,2542 0,726 1252,0 1252,1816">
                  <text:p/>
                </draw:polygon>
                <draw:polygon draw:style-name="gr97" draw:text-style-name="P8" draw:layer="layout" svg:width="1.564cm" svg:height="2.723cm" svg:x="14.483cm" svg:y="15.312cm" svg:viewBox="0 0 1565 2724" draw:points="0,2542 0,726 1252,0 1565,182 1565,1998 1356,2119 1461,2179 1461,2300 730,2724 522,2603 312,2724">
                  <text:p/>
                </draw:polygon>
                <draw:polygon draw:style-name="gr98" draw:text-style-name="P12" draw:layer="layout" svg:width="0.103cm" svg:height="0.181cm" svg:x="14.587cm" svg:y="16.886cm" svg:viewBox="0 0 104 182" draw:points="0,121 0,0 104,61 104,182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99" draw:text-style-name="P4" draw:layer="layout" svg:width="0.484cm" svg:height="0.285cm" svg:x="16.929cm" svg:y="18.604cm" svg:viewBox="0 0 485 286" svg:d="M0 286c122 0 485-95 485-167 0-71-11-119-133-119 0 71-354 71-352 286z">
                  <text:p/>
                </draw:path>
                <draw:g>
                  <draw:polygon draw:style-name="gr100" draw:text-style-name="P5" draw:layer="layout" svg:width="0.22cm" svg:height="0.238cm" svg:x="16.75cm" svg:y="18.652cm" svg:viewBox="0 0 221 239" draw:points="0,143 44,0 221,96 177,239">
                    <text:p/>
                  </draw:polygon>
                  <draw:polygon draw:style-name="gr101" draw:text-style-name="P7" draw:layer="layout" svg:width="0.486cm" svg:height="0.262cm" svg:x="16.794cm" svg:y="18.485cm" svg:viewBox="0 0 487 263" draw:points="0,167 89,96 221,24 310,0 487,96 399,119 266,191 177,263">
                    <text:p/>
                  </draw:polygon>
                  <draw:path draw:style-name="gr102" draw:text-style-name="P11" draw:layer="layout" svg:width="0.398cm" svg:height="0.309cm" svg:x="16.927cm" svg:y="18.58cm" svg:viewBox="0 0 399 310" svg:d="M399 96c0-144-89-96-178-48-88 48-177 48-221 262 0 0 177-95 399-214z">
                    <text:p/>
                  </draw:path>
                  <draw:path draw:style-name="gr103" draw:text-style-name="P8" draw:layer="layout" svg:width="0.575cm" svg:height="0.405cm" svg:x="16.75cm" svg:y="18.485cm" svg:viewBox="0 0 576 406" svg:d="M354 0c-88 24-88 24-177 71-44 25-133 48-177 239 89 48 89 48 177 96 51-22 310-167 399-215 0-120-89-120-222-191z">
                    <text:p/>
                  </draw:path>
                </draw:g>
              </draw:g>
              <draw:g>
                <draw:path draw:style-name="gr104" draw:text-style-name="P4" draw:layer="layout" svg:width="0.796cm" svg:height="0.572cm" svg:x="16.528cm" svg:y="17.458cm" svg:viewBox="0 0 797 573" svg:d="M3 573c121 0 794-24 794-239s-231-334-353-334c0 71-486 48-441 573z">
                  <text:p/>
                </draw:path>
                <draw:g>
                  <draw:polygon draw:style-name="gr105" draw:text-style-name="P5" draw:layer="layout" svg:width="0.442cm" svg:height="0.333cm" svg:x="16.086cm" svg:y="17.697cm" svg:viewBox="0 0 443 334" draw:points="0,96 0,0 443,239 443,334">
                    <text:p/>
                  </draw:polygon>
                  <draw:polygon draw:style-name="gr106" draw:text-style-name="P5" draw:layer="layout" svg:width="0.442cm" svg:height="0.405cm" svg:x="16.44cm" svg:y="17.339cm" svg:viewBox="0 0 443 406" draw:points="0,167 0,0 443,239 443,406">
                    <text:p/>
                  </draw:polygon>
                  <draw:polygon draw:style-name="gr107" draw:text-style-name="P7" draw:layer="layout" svg:width="0.796cm" svg:height="0.429cm" svg:x="16.086cm" svg:y="17.506cm" svg:viewBox="0 0 797 430" draw:points="0,191 354,0 797,239 443,430">
                    <text:p/>
                  </draw:polygon>
                  <draw:line draw:style-name="gr108" draw:text-style-name="P9" draw:layer="layout" svg:x1="16.44cm" svg:y1="17.506cm" svg:x2="16.883cm" svg:y2="17.745cm">
                    <text:p/>
                  </draw:line>
                  <draw:polygon draw:style-name="gr109" draw:text-style-name="P11" draw:layer="layout" svg:width="0.442cm" svg:height="0.405cm" svg:x="16.528cm" svg:y="17.625cm" svg:viewBox="0 0 443 406" draw:points="0,406 0,310 354,119 354,0 443,48 443,167">
                    <text:p/>
                  </draw:polygon>
                  <draw:polygon draw:style-name="gr110" draw:text-style-name="P5" draw:layer="layout" svg:width="1.415cm" svg:height="1.813cm" svg:x="15.599cm" svg:y="15.883cm" svg:viewBox="0 0 1416 1814" draw:points="0,1050 0,0 1416,764 1416,1814">
                    <text:p/>
                  </draw:polygon>
                  <draw:polygon draw:style-name="gr111" draw:text-style-name="P13" draw:layer="layout" svg:width="1.327cm" svg:height="1.67cm" svg:x="15.644cm" svg:y="15.954cm" svg:viewBox="0 0 1328 1671" draw:points="0,955 0,0 1328,716 1328,1671">
                    <text:p/>
                  </draw:polygon>
                  <draw:polygon draw:style-name="gr112" draw:text-style-name="P7" draw:layer="layout" svg:width="1.504cm" svg:height="0.81cm" svg:x="15.599cm" svg:y="15.835cm" svg:viewBox="0 0 1505 811" draw:points="1416,811 0,48 89,0 1505,764">
                    <text:p/>
                  </draw:polygon>
                  <draw:polygon draw:style-name="gr113" draw:text-style-name="P11" draw:layer="layout" svg:width="0.088cm" svg:height="1.097cm" svg:x="17.016cm" svg:y="16.599cm" svg:viewBox="0 0 89 1098" draw:points="0,1098 0,48 89,0 89,1050">
                    <text:p/>
                  </draw:polygon>
                  <draw:polygon draw:style-name="gr114" draw:text-style-name="P8" draw:layer="layout" svg:width="1.504cm" svg:height="2.195cm" svg:x="15.599cm" svg:y="15.835cm" svg:viewBox="0 0 1505 2196" draw:points="89,0 1505,764 1505,1814 1416,1862 1372,1838 1372,1957 930,2196 487,1957 487,1862 841,1671 841,1552 0,1098 0,48">
                    <text:p/>
                  </draw:polygon>
                </draw:g>
              </draw:g>
              <draw:g>
                <draw:path draw:style-name="gr115" draw:text-style-name="P4" draw:layer="layout" svg:width="0.576cm" svg:height="0.285cm" svg:x="16.35cm" svg:y="18.342cm" svg:viewBox="0 0 577 286" svg:d="M3 286c122 0 574-119 574-190 0-72-11-96-133-96 0 71-487 48-441 286z">
                  <text:p/>
                </draw:path>
                <draw:g>
                  <draw:polygon draw:style-name="gr116" draw:text-style-name="P7" draw:layer="layout" svg:width="1.902cm" svg:height="1.026cm" svg:x="14.935cm" svg:y="17.53cm" svg:viewBox="0 0 1903 1027" draw:points="1416,1027 0,263 487,0 1903,764">
                    <text:p/>
                  </draw:polygon>
                  <draw:polygon draw:style-name="gr117" draw:text-style-name="P14" draw:layer="layout" svg:width="1.283cm" svg:height="0.691cm" svg:x="15.068cm" svg:y="17.602cm" svg:viewBox="0 0 1284 692" draw:points="0,191 354,0 1284,502 930,692">
                    <text:p/>
                  </draw:polygon>
                  <draw:polygon draw:style-name="gr118" draw:text-style-name="P14" draw:layer="layout" svg:width="0.619cm" svg:height="0.333cm" svg:x="16.086cm" svg:y="18.151cm" svg:viewBox="0 0 620 334" draw:points="0,191 354,0 620,143 266,334">
                    <text:p/>
                  </draw:polygon>
                  <draw:polygon draw:style-name="gr119" draw:text-style-name="P11" draw:layer="layout" svg:width="0.486cm" svg:height="0.357cm" svg:x="16.351cm" svg:y="18.294cm" svg:viewBox="0 0 487 358" draw:points="0,358 0,263 487,0 487,96">
                    <text:p/>
                  </draw:polygon>
                  <draw:line draw:style-name="gr120" draw:text-style-name="P9" draw:layer="layout" svg:x1="15.156cm" svg:y1="17.745cm" svg:x2="16.086cm" svg:y2="18.247cm">
                    <text:p/>
                  </draw:line>
                  <draw:line draw:style-name="gr121" draw:text-style-name="P9" draw:layer="layout" svg:x1="15.245cm" svg:y1="17.697cm" svg:x2="16.175cm" svg:y2="18.199cm">
                    <text:p/>
                  </draw:line>
                  <draw:line draw:style-name="gr122" draw:text-style-name="P9" draw:layer="layout" svg:x1="15.334cm" svg:y1="17.649cm" svg:x2="16.264cm" svg:y2="18.151cm">
                    <text:p/>
                  </draw:line>
                  <draw:line draw:style-name="gr123" draw:text-style-name="P9" draw:layer="layout" svg:x1="16.175cm" svg:y1="18.103cm" svg:x2="16.264cm" svg:y2="18.055cm">
                    <text:p/>
                  </draw:line>
                  <draw:line draw:style-name="gr124" draw:text-style-name="P9" draw:layer="layout" svg:x1="16.086cm" svg:y1="18.055cm" svg:x2="16.175cm" svg:y2="18.007cm">
                    <text:p/>
                  </draw:line>
                  <draw:line draw:style-name="gr125" draw:text-style-name="P9" draw:layer="layout" svg:x1="15.998cm" svg:y1="18.008cm" svg:x2="16.087cm" svg:y2="17.96cm">
                    <text:p/>
                  </draw:line>
                  <draw:line draw:style-name="gr126" draw:text-style-name="P9" draw:layer="layout" svg:x1="16.042cm" svg:y1="18.127cm" svg:x2="16.131cm" svg:y2="18.079cm">
                    <text:p/>
                  </draw:line>
                  <draw:line draw:style-name="gr127" draw:text-style-name="P9" draw:layer="layout" svg:x1="15.953cm" svg:y1="18.079cm" svg:x2="16.042cm" svg:y2="18.031cm">
                    <text:p/>
                  </draw:line>
                  <draw:line draw:style-name="gr128" draw:text-style-name="P9" draw:layer="layout" svg:x1="15.865cm" svg:y1="18.032cm" svg:x2="15.954cm" svg:y2="17.984cm">
                    <text:p/>
                  </draw:line>
                  <draw:line draw:style-name="gr129" draw:text-style-name="P9" draw:layer="layout" svg:x1="15.909cm" svg:y1="17.96cm" svg:x2="15.998cm" svg:y2="17.912cm">
                    <text:p/>
                  </draw:line>
                  <draw:line draw:style-name="gr130" draw:text-style-name="P9" draw:layer="layout" svg:x1="15.776cm" svg:y1="17.984cm" svg:x2="15.865cm" svg:y2="17.936cm">
                    <text:p/>
                  </draw:line>
                  <draw:line draw:style-name="gr131" draw:text-style-name="P9" draw:layer="layout" svg:x1="15.821cm" svg:y1="17.912cm" svg:x2="15.91cm" svg:y2="17.864cm">
                    <text:p/>
                  </draw:line>
                  <draw:line draw:style-name="gr132" draw:text-style-name="P9" draw:layer="layout" svg:x1="15.732cm" svg:y1="17.865cm" svg:x2="15.821cm" svg:y2="17.817cm">
                    <text:p/>
                  </draw:line>
                  <draw:line draw:style-name="gr133" draw:text-style-name="P9" draw:layer="layout" svg:x1="15.644cm" svg:y1="17.817cm" svg:x2="15.733cm" svg:y2="17.769cm">
                    <text:p/>
                  </draw:line>
                  <draw:line draw:style-name="gr134" draw:text-style-name="P9" draw:layer="layout" svg:x1="15.688cm" svg:y1="17.936cm" svg:x2="15.777cm" svg:y2="17.888cm">
                    <text:p/>
                  </draw:line>
                  <draw:line draw:style-name="gr135" draw:text-style-name="P9" draw:layer="layout" svg:x1="15.599cm" svg:y1="17.888cm" svg:x2="15.688cm" svg:y2="17.84cm">
                    <text:p/>
                  </draw:line>
                  <draw:line draw:style-name="gr136" draw:text-style-name="P9" draw:layer="layout" svg:x1="15.511cm" svg:y1="17.84cm" svg:x2="15.6cm" svg:y2="17.792cm">
                    <text:p/>
                  </draw:line>
                  <draw:line draw:style-name="gr137" draw:text-style-name="P9" draw:layer="layout" svg:x1="15.555cm" svg:y1="17.769cm" svg:x2="15.644cm" svg:y2="17.721cm">
                    <text:p/>
                  </draw:line>
                  <draw:line draw:style-name="gr138" draw:text-style-name="P9" draw:layer="layout" svg:x1="15.422cm" svg:y1="17.793cm" svg:x2="15.511cm" svg:y2="17.745cm">
                    <text:p/>
                  </draw:line>
                  <draw:line draw:style-name="gr139" draw:text-style-name="P9" draw:layer="layout" svg:x1="15.466cm" svg:y1="17.721cm" svg:x2="15.555cm" svg:y2="17.673cm">
                    <text:p/>
                  </draw:line>
                  <draw:line draw:style-name="gr140" draw:text-style-name="P9" draw:layer="layout" svg:x1="15.378cm" svg:y1="17.673cm" svg:x2="15.467cm" svg:y2="17.625cm">
                    <text:p/>
                  </draw:line>
                  <draw:line draw:style-name="gr141" draw:text-style-name="P9" draw:layer="layout" svg:x1="15.334cm" svg:y1="17.745cm" svg:x2="15.423cm" svg:y2="17.697cm">
                    <text:p/>
                  </draw:line>
                  <draw:line draw:style-name="gr142" draw:text-style-name="P9" draw:layer="layout" svg:x1="15.909cm" svg:y1="18.151cm" svg:x2="15.998cm" svg:y2="18.103cm">
                    <text:p/>
                  </draw:line>
                  <draw:line draw:style-name="gr143" draw:text-style-name="P9" draw:layer="layout" svg:x1="15.821cm" svg:y1="18.103cm" svg:x2="15.91cm" svg:y2="18.055cm">
                    <text:p/>
                  </draw:line>
                  <draw:line draw:style-name="gr144" draw:text-style-name="P9" draw:layer="layout" svg:x1="15.732cm" svg:y1="18.055cm" svg:x2="15.821cm" svg:y2="18.007cm">
                    <text:p/>
                  </draw:line>
                  <draw:line draw:style-name="gr145" draw:text-style-name="P9" draw:layer="layout" svg:x1="15.688cm" svg:y1="18.127cm" svg:x2="15.777cm" svg:y2="18.079cm">
                    <text:p/>
                  </draw:line>
                  <draw:line draw:style-name="gr146" draw:text-style-name="P9" draw:layer="layout" svg:x1="15.599cm" svg:y1="18.079cm" svg:x2="15.688cm" svg:y2="18.031cm">
                    <text:p/>
                  </draw:line>
                  <draw:line draw:style-name="gr147" draw:text-style-name="P9" draw:layer="layout" svg:x1="15.644cm" svg:y1="18.008cm" svg:x2="15.733cm" svg:y2="17.96cm">
                    <text:p/>
                  </draw:line>
                  <draw:line draw:style-name="gr148" draw:text-style-name="P9" draw:layer="layout" svg:x1="15.555cm" svg:y1="17.96cm" svg:x2="15.644cm" svg:y2="17.912cm">
                    <text:p/>
                  </draw:line>
                  <draw:line draw:style-name="gr149" draw:text-style-name="P9" draw:layer="layout" svg:x1="15.466cm" svg:y1="17.912cm" svg:x2="15.555cm" svg:y2="17.864cm">
                    <text:p/>
                  </draw:line>
                  <draw:line draw:style-name="gr150" draw:text-style-name="P9" draw:layer="layout" svg:x1="15.378cm" svg:y1="17.865cm" svg:x2="15.467cm" svg:y2="17.817cm">
                    <text:p/>
                  </draw:line>
                  <draw:line draw:style-name="gr151" draw:text-style-name="P9" draw:layer="layout" svg:x1="15.245cm" svg:y1="17.888cm" svg:x2="15.334cm" svg:y2="17.84cm">
                    <text:p/>
                  </draw:line>
                  <draw:line draw:style-name="gr152" draw:text-style-name="P9" draw:layer="layout" svg:x1="15.289cm" svg:y1="17.817cm" svg:x2="15.378cm" svg:y2="17.769cm">
                    <text:p/>
                  </draw:line>
                  <draw:line draw:style-name="gr153" draw:text-style-name="P9" draw:layer="layout" svg:x1="15.156cm" svg:y1="17.84cm" svg:x2="15.245cm" svg:y2="17.792cm">
                    <text:p/>
                  </draw:line>
                  <draw:line draw:style-name="gr154" draw:text-style-name="P9" draw:layer="layout" svg:x1="15.865cm" svg:y1="18.223cm" svg:x2="15.954cm" svg:y2="18.175cm">
                    <text:p/>
                  </draw:line>
                  <draw:line draw:style-name="gr155" draw:text-style-name="P9" draw:layer="layout" svg:x1="15.776cm" svg:y1="18.175cm" svg:x2="15.865cm" svg:y2="18.127cm">
                    <text:p/>
                  </draw:line>
                  <draw:line draw:style-name="gr156" draw:text-style-name="P9" draw:layer="layout" svg:x1="16.175cm" svg:y1="18.389cm" svg:x2="16.529cm" svg:y2="18.198cm">
                    <text:p/>
                  </draw:line>
                  <draw:line draw:style-name="gr157" draw:text-style-name="P9" draw:layer="layout" svg:x1="16.263cm" svg:y1="18.437cm" svg:x2="16.617cm" svg:y2="18.246cm">
                    <text:p/>
                  </draw:line>
                  <draw:line draw:style-name="gr158" draw:text-style-name="P9" draw:layer="layout" svg:x1="16.351cm" svg:y1="18.198cm" svg:x2="16.617cm" svg:y2="18.341cm">
                    <text:p/>
                  </draw:line>
                  <draw:line draw:style-name="gr159" draw:text-style-name="P9" draw:layer="layout" svg:x1="16.263cm" svg:y1="18.246cm" svg:x2="16.529cm" svg:y2="18.389cm">
                    <text:p/>
                  </draw:line>
                  <draw:line draw:style-name="gr160" draw:text-style-name="P9" draw:layer="layout" svg:x1="16.175cm" svg:y1="18.294cm" svg:x2="16.352cm" svg:y2="18.39cm">
                    <text:p/>
                  </draw:line>
                  <draw:polygon draw:style-name="gr161" draw:text-style-name="P5" draw:layer="layout" svg:width="1.415cm" svg:height="0.858cm" svg:x="14.935cm" svg:y="17.792cm" svg:viewBox="0 0 1416 859" draw:points="0,96 0,0 1416,764 1416,859">
                    <text:p/>
                  </draw:polygon>
                  <draw:polygon draw:style-name="gr162" draw:text-style-name="P8" draw:layer="layout" svg:width="1.902cm" svg:height="1.121cm" svg:x="14.935cm" svg:y="17.53cm" svg:viewBox="0 0 1903 1122" draw:points="487,0 1903,764 1903,859 1416,1122 0,358 0,263">
                    <text:p/>
                  </draw:polygon>
                </draw:g>
              </draw:g>
            </draw:g>
          </draw:g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163" draw:text-style-name="P4" draw:layer="layout" svg:width="1.098cm" svg:height="0.846cm" svg:x="17.788cm" svg:y="18.339cm" svg:viewBox="0 0 1099 847" svg:d="M0 847c328 0 627-181 940-363 313-181 104-484-105-484 13 27-835 847-835 847z">
                <text:p/>
              </draw:path>
              <draw:g>
                <draw:polygon draw:style-name="gr164" draw:text-style-name="P7" draw:layer="layout" svg:width="1.564cm" svg:height="0.907cm" svg:x="17.058cm" svg:y="16.462cm" svg:viewBox="0 0 1565 908" draw:points="312,908 0,726 1252,0 1565,182">
                  <text:p/>
                </draw:polygon>
                <draw:polygon draw:style-name="gr165" draw:text-style-name="P10" draw:layer="layout" svg:width="0.119cm" svg:height="0.277cm" svg:x="17.177cm" svg:y="17.48cm" svg:viewBox="0 0 120 278" draw:points="0,208 0,0 120,69 120,278">
                  <text:p/>
                </draw:polygon>
                <draw:polygon draw:style-name="gr166" draw:text-style-name="P5" draw:layer="layout" svg:width="0.521cm" svg:height="0.423cm" svg:x="17.265cm" svg:y="18.762cm" svg:viewBox="0 0 522 424" draw:points="0,121 0,0 522,303 522,424">
                  <text:p/>
                </draw:polygon>
                <draw:polygon draw:style-name="gr167" draw:text-style-name="P5" draw:layer="layout" svg:width="0.311cm" svg:height="1.997cm" svg:x="17.058cm" svg:y="17.188cm" svg:viewBox="0 0 312 1998" draw:points="0,1816 0,0 312,182 312,1998">
                  <text:p/>
                </draw:polygon>
                <draw:polygon draw:style-name="gr168" draw:text-style-name="P11" draw:layer="layout" svg:width="0.731cm" svg:height="0.544cm" svg:x="17.787cm" svg:y="18.641cm" svg:viewBox="0 0 732 545" draw:points="1,545 0,424 732,0 732,121">
                  <text:p/>
                </draw:polygon>
                <draw:polygon draw:style-name="gr169" draw:text-style-name="P7" draw:layer="layout" svg:width="0.938cm" svg:height="0.544cm" svg:x="17.58cm" svg:y="18.52cm" svg:viewBox="0 0 939 545" draw:points="208,545 0,424 731,0 939,121">
                  <text:p/>
                </draw:polygon>
                <draw:polygon draw:style-name="gr170" draw:text-style-name="P6" draw:layer="layout" svg:width="1.251cm" svg:height="2.541cm" svg:x="17.37cm" svg:y="16.644cm" svg:viewBox="0 0 1252 2542" draw:points="0,2542 0,726 1252,0 1252,1816">
                  <text:p/>
                </draw:polygon>
                <draw:polygon draw:style-name="gr171" draw:text-style-name="P8" draw:layer="layout" svg:width="1.564cm" svg:height="2.723cm" svg:x="17.058cm" svg:y="16.462cm" svg:viewBox="0 0 1565 2724" draw:points="0,2542 0,726 1252,0 1565,182 1565,1998 1356,2119 1461,2179 1461,2300 730,2724 522,2603 312,2724">
                  <text:p/>
                </draw:polygon>
                <draw:polygon draw:style-name="gr172" draw:text-style-name="P12" draw:layer="layout" svg:width="0.103cm" svg:height="0.181cm" svg:x="17.162cm" svg:y="18.036cm" svg:viewBox="0 0 104 182" draw:points="0,121 0,0 104,61 104,182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173" draw:text-style-name="P4" draw:layer="layout" svg:width="0.484cm" svg:height="0.285cm" svg:x="19.504cm" svg:y="19.754cm" svg:viewBox="0 0 485 286" svg:d="M0 286c122 0 485-95 485-167 0-71-11-119-133-119 0 71-354 71-352 286z">
                  <text:p/>
                </draw:path>
                <draw:g>
                  <draw:polygon draw:style-name="gr174" draw:text-style-name="P5" draw:layer="layout" svg:width="0.22cm" svg:height="0.238cm" svg:x="19.325cm" svg:y="19.802cm" svg:viewBox="0 0 221 239" draw:points="0,143 44,0 221,96 177,239">
                    <text:p/>
                  </draw:polygon>
                  <draw:polygon draw:style-name="gr175" draw:text-style-name="P7" draw:layer="layout" svg:width="0.486cm" svg:height="0.262cm" svg:x="19.369cm" svg:y="19.635cm" svg:viewBox="0 0 487 263" draw:points="0,167 89,96 221,24 310,0 487,96 399,119 266,191 177,263">
                    <text:p/>
                  </draw:polygon>
                  <draw:path draw:style-name="gr176" draw:text-style-name="P11" draw:layer="layout" svg:width="0.398cm" svg:height="0.309cm" svg:x="19.502cm" svg:y="19.73cm" svg:viewBox="0 0 399 310" svg:d="M399 96c0-144-89-96-178-48-88 48-177 48-221 262 0 0 177-95 399-214z">
                    <text:p/>
                  </draw:path>
                  <draw:path draw:style-name="gr177" draw:text-style-name="P8" draw:layer="layout" svg:width="0.575cm" svg:height="0.405cm" svg:x="19.325cm" svg:y="19.635cm" svg:viewBox="0 0 576 406" svg:d="M354 0c-88 24-88 24-177 71-44 25-133 48-177 239 89 48 89 48 177 96 51-22 310-167 399-215 0-120-89-120-222-191z">
                    <text:p/>
                  </draw:path>
                </draw:g>
              </draw:g>
              <draw:g>
                <draw:path draw:style-name="gr178" draw:text-style-name="P4" draw:layer="layout" svg:width="0.796cm" svg:height="0.572cm" svg:x="19.103cm" svg:y="18.608cm" svg:viewBox="0 0 797 573" svg:d="M3 573c121 0 794-24 794-239s-231-334-353-334c0 71-486 48-441 573z">
                  <text:p/>
                </draw:path>
                <draw:g>
                  <draw:polygon draw:style-name="gr179" draw:text-style-name="P5" draw:layer="layout" svg:width="0.442cm" svg:height="0.333cm" svg:x="18.661cm" svg:y="18.847cm" svg:viewBox="0 0 443 334" draw:points="0,96 0,0 443,239 443,334">
                    <text:p/>
                  </draw:polygon>
                  <draw:polygon draw:style-name="gr180" draw:text-style-name="P5" draw:layer="layout" svg:width="0.442cm" svg:height="0.405cm" svg:x="19.015cm" svg:y="18.489cm" svg:viewBox="0 0 443 406" draw:points="0,167 0,0 443,239 443,406">
                    <text:p/>
                  </draw:polygon>
                  <draw:polygon draw:style-name="gr181" draw:text-style-name="P7" draw:layer="layout" svg:width="0.796cm" svg:height="0.429cm" svg:x="18.661cm" svg:y="18.656cm" svg:viewBox="0 0 797 430" draw:points="0,191 354,0 797,239 443,430">
                    <text:p/>
                  </draw:polygon>
                  <draw:line draw:style-name="gr182" draw:text-style-name="P9" draw:layer="layout" svg:x1="19.015cm" svg:y1="18.656cm" svg:x2="19.458cm" svg:y2="18.895cm">
                    <text:p/>
                  </draw:line>
                  <draw:polygon draw:style-name="gr183" draw:text-style-name="P11" draw:layer="layout" svg:width="0.442cm" svg:height="0.405cm" svg:x="19.103cm" svg:y="18.775cm" svg:viewBox="0 0 443 406" draw:points="0,406 0,310 354,119 354,0 443,48 443,167">
                    <text:p/>
                  </draw:polygon>
                  <draw:polygon draw:style-name="gr184" draw:text-style-name="P5" draw:layer="layout" svg:width="1.415cm" svg:height="1.813cm" svg:x="18.174cm" svg:y="17.033cm" svg:viewBox="0 0 1416 1814" draw:points="0,1050 0,0 1416,764 1416,1814">
                    <text:p/>
                  </draw:polygon>
                  <draw:polygon draw:style-name="gr185" draw:text-style-name="P13" draw:layer="layout" svg:width="1.327cm" svg:height="1.67cm" svg:x="18.219cm" svg:y="17.104cm" svg:viewBox="0 0 1328 1671" draw:points="0,955 0,0 1328,716 1328,1671">
                    <text:p/>
                  </draw:polygon>
                  <draw:polygon draw:style-name="gr186" draw:text-style-name="P7" draw:layer="layout" svg:width="1.504cm" svg:height="0.81cm" svg:x="18.174cm" svg:y="16.985cm" svg:viewBox="0 0 1505 811" draw:points="1416,811 0,48 89,0 1505,764">
                    <text:p/>
                  </draw:polygon>
                  <draw:polygon draw:style-name="gr187" draw:text-style-name="P11" draw:layer="layout" svg:width="0.088cm" svg:height="1.097cm" svg:x="19.591cm" svg:y="17.749cm" svg:viewBox="0 0 89 1098" draw:points="0,1098 0,48 89,0 89,1050">
                    <text:p/>
                  </draw:polygon>
                  <draw:polygon draw:style-name="gr188" draw:text-style-name="P8" draw:layer="layout" svg:width="1.504cm" svg:height="2.195cm" svg:x="18.174cm" svg:y="16.985cm" svg:viewBox="0 0 1505 2196" draw:points="89,0 1505,764 1505,1814 1416,1862 1372,1838 1372,1957 930,2196 487,1957 487,1862 841,1671 841,1552 0,1098 0,48">
                    <text:p/>
                  </draw:polygon>
                </draw:g>
              </draw:g>
              <draw:g>
                <draw:path draw:style-name="gr189" draw:text-style-name="P4" draw:layer="layout" svg:width="0.576cm" svg:height="0.285cm" svg:x="18.925cm" svg:y="19.492cm" svg:viewBox="0 0 577 286" svg:d="M3 286c122 0 574-119 574-190 0-72-11-96-133-96 0 71-487 48-441 286z">
                  <text:p/>
                </draw:path>
                <draw:g>
                  <draw:polygon draw:style-name="gr190" draw:text-style-name="P7" draw:layer="layout" svg:width="1.902cm" svg:height="1.026cm" svg:x="17.51cm" svg:y="18.68cm" svg:viewBox="0 0 1903 1027" draw:points="1416,1027 0,263 487,0 1903,764">
                    <text:p/>
                  </draw:polygon>
                  <draw:polygon draw:style-name="gr191" draw:text-style-name="P14" draw:layer="layout" svg:width="1.283cm" svg:height="0.691cm" svg:x="17.643cm" svg:y="18.752cm" svg:viewBox="0 0 1284 692" draw:points="0,191 354,0 1284,502 930,692">
                    <text:p/>
                  </draw:polygon>
                  <draw:polygon draw:style-name="gr192" draw:text-style-name="P14" draw:layer="layout" svg:width="0.619cm" svg:height="0.333cm" svg:x="18.661cm" svg:y="19.301cm" svg:viewBox="0 0 620 334" draw:points="0,191 354,0 620,143 266,334">
                    <text:p/>
                  </draw:polygon>
                  <draw:polygon draw:style-name="gr193" draw:text-style-name="P11" draw:layer="layout" svg:width="0.486cm" svg:height="0.357cm" svg:x="18.926cm" svg:y="19.444cm" svg:viewBox="0 0 487 358" draw:points="0,358 0,263 487,0 487,96">
                    <text:p/>
                  </draw:polygon>
                  <draw:line draw:style-name="gr194" draw:text-style-name="P9" draw:layer="layout" svg:x1="17.731cm" svg:y1="18.895cm" svg:x2="18.661cm" svg:y2="19.397cm">
                    <text:p/>
                  </draw:line>
                  <draw:line draw:style-name="gr195" draw:text-style-name="P9" draw:layer="layout" svg:x1="17.82cm" svg:y1="18.847cm" svg:x2="18.75cm" svg:y2="19.349cm">
                    <text:p/>
                  </draw:line>
                  <draw:line draw:style-name="gr196" draw:text-style-name="P9" draw:layer="layout" svg:x1="17.909cm" svg:y1="18.799cm" svg:x2="18.839cm" svg:y2="19.301cm">
                    <text:p/>
                  </draw:line>
                  <draw:line draw:style-name="gr197" draw:text-style-name="P9" draw:layer="layout" svg:x1="18.75cm" svg:y1="19.253cm" svg:x2="18.839cm" svg:y2="19.205cm">
                    <text:p/>
                  </draw:line>
                  <draw:line draw:style-name="gr198" draw:text-style-name="P9" draw:layer="layout" svg:x1="18.661cm" svg:y1="19.205cm" svg:x2="18.75cm" svg:y2="19.157cm">
                    <text:p/>
                  </draw:line>
                  <draw:line draw:style-name="gr199" draw:text-style-name="P9" draw:layer="layout" svg:x1="18.573cm" svg:y1="19.158cm" svg:x2="18.662cm" svg:y2="19.11cm">
                    <text:p/>
                  </draw:line>
                  <draw:line draw:style-name="gr200" draw:text-style-name="P9" draw:layer="layout" svg:x1="18.617cm" svg:y1="19.277cm" svg:x2="18.706cm" svg:y2="19.229cm">
                    <text:p/>
                  </draw:line>
                  <draw:line draw:style-name="gr201" draw:text-style-name="P9" draw:layer="layout" svg:x1="18.528cm" svg:y1="19.229cm" svg:x2="18.617cm" svg:y2="19.181cm">
                    <text:p/>
                  </draw:line>
                  <draw:line draw:style-name="gr202" draw:text-style-name="P9" draw:layer="layout" svg:x1="18.44cm" svg:y1="19.182cm" svg:x2="18.529cm" svg:y2="19.134cm">
                    <text:p/>
                  </draw:line>
                  <draw:line draw:style-name="gr203" draw:text-style-name="P9" draw:layer="layout" svg:x1="18.484cm" svg:y1="19.11cm" svg:x2="18.573cm" svg:y2="19.062cm">
                    <text:p/>
                  </draw:line>
                  <draw:line draw:style-name="gr204" draw:text-style-name="P9" draw:layer="layout" svg:x1="18.351cm" svg:y1="19.134cm" svg:x2="18.44cm" svg:y2="19.086cm">
                    <text:p/>
                  </draw:line>
                  <draw:line draw:style-name="gr205" draw:text-style-name="P9" draw:layer="layout" svg:x1="18.396cm" svg:y1="19.062cm" svg:x2="18.485cm" svg:y2="19.014cm">
                    <text:p/>
                  </draw:line>
                  <draw:line draw:style-name="gr206" draw:text-style-name="P9" draw:layer="layout" svg:x1="18.307cm" svg:y1="19.015cm" svg:x2="18.396cm" svg:y2="18.967cm">
                    <text:p/>
                  </draw:line>
                  <draw:line draw:style-name="gr207" draw:text-style-name="P9" draw:layer="layout" svg:x1="18.219cm" svg:y1="18.967cm" svg:x2="18.308cm" svg:y2="18.919cm">
                    <text:p/>
                  </draw:line>
                  <draw:line draw:style-name="gr208" draw:text-style-name="P9" draw:layer="layout" svg:x1="18.263cm" svg:y1="19.086cm" svg:x2="18.352cm" svg:y2="19.038cm">
                    <text:p/>
                  </draw:line>
                  <draw:line draw:style-name="gr209" draw:text-style-name="P9" draw:layer="layout" svg:x1="18.174cm" svg:y1="19.038cm" svg:x2="18.263cm" svg:y2="18.99cm">
                    <text:p/>
                  </draw:line>
                  <draw:line draw:style-name="gr210" draw:text-style-name="P9" draw:layer="layout" svg:x1="18.086cm" svg:y1="18.99cm" svg:x2="18.175cm" svg:y2="18.942cm">
                    <text:p/>
                  </draw:line>
                  <draw:line draw:style-name="gr211" draw:text-style-name="P9" draw:layer="layout" svg:x1="18.13cm" svg:y1="18.919cm" svg:x2="18.219cm" svg:y2="18.871cm">
                    <text:p/>
                  </draw:line>
                  <draw:line draw:style-name="gr212" draw:text-style-name="P9" draw:layer="layout" svg:x1="17.997cm" svg:y1="18.943cm" svg:x2="18.086cm" svg:y2="18.895cm">
                    <text:p/>
                  </draw:line>
                  <draw:line draw:style-name="gr213" draw:text-style-name="P9" draw:layer="layout" svg:x1="18.041cm" svg:y1="18.871cm" svg:x2="18.13cm" svg:y2="18.823cm">
                    <text:p/>
                  </draw:line>
                  <draw:line draw:style-name="gr214" draw:text-style-name="P9" draw:layer="layout" svg:x1="17.953cm" svg:y1="18.823cm" svg:x2="18.042cm" svg:y2="18.775cm">
                    <text:p/>
                  </draw:line>
                  <draw:line draw:style-name="gr215" draw:text-style-name="P9" draw:layer="layout" svg:x1="17.909cm" svg:y1="18.895cm" svg:x2="17.998cm" svg:y2="18.847cm">
                    <text:p/>
                  </draw:line>
                  <draw:line draw:style-name="gr216" draw:text-style-name="P9" draw:layer="layout" svg:x1="18.484cm" svg:y1="19.301cm" svg:x2="18.573cm" svg:y2="19.253cm">
                    <text:p/>
                  </draw:line>
                  <draw:line draw:style-name="gr217" draw:text-style-name="P9" draw:layer="layout" svg:x1="18.396cm" svg:y1="19.253cm" svg:x2="18.485cm" svg:y2="19.205cm">
                    <text:p/>
                  </draw:line>
                  <draw:line draw:style-name="gr218" draw:text-style-name="P9" draw:layer="layout" svg:x1="18.307cm" svg:y1="19.205cm" svg:x2="18.396cm" svg:y2="19.157cm">
                    <text:p/>
                  </draw:line>
                  <draw:line draw:style-name="gr219" draw:text-style-name="P9" draw:layer="layout" svg:x1="18.263cm" svg:y1="19.277cm" svg:x2="18.352cm" svg:y2="19.229cm">
                    <text:p/>
                  </draw:line>
                  <draw:line draw:style-name="gr220" draw:text-style-name="P9" draw:layer="layout" svg:x1="18.174cm" svg:y1="19.229cm" svg:x2="18.263cm" svg:y2="19.181cm">
                    <text:p/>
                  </draw:line>
                  <draw:line draw:style-name="gr221" draw:text-style-name="P9" draw:layer="layout" svg:x1="18.219cm" svg:y1="19.158cm" svg:x2="18.308cm" svg:y2="19.11cm">
                    <text:p/>
                  </draw:line>
                  <draw:line draw:style-name="gr222" draw:text-style-name="P9" draw:layer="layout" svg:x1="18.13cm" svg:y1="19.11cm" svg:x2="18.219cm" svg:y2="19.062cm">
                    <text:p/>
                  </draw:line>
                  <draw:line draw:style-name="gr223" draw:text-style-name="P9" draw:layer="layout" svg:x1="18.041cm" svg:y1="19.062cm" svg:x2="18.13cm" svg:y2="19.014cm">
                    <text:p/>
                  </draw:line>
                  <draw:line draw:style-name="gr224" draw:text-style-name="P9" draw:layer="layout" svg:x1="17.953cm" svg:y1="19.015cm" svg:x2="18.042cm" svg:y2="18.967cm">
                    <text:p/>
                  </draw:line>
                  <draw:line draw:style-name="gr225" draw:text-style-name="P9" draw:layer="layout" svg:x1="17.82cm" svg:y1="19.038cm" svg:x2="17.909cm" svg:y2="18.99cm">
                    <text:p/>
                  </draw:line>
                  <draw:line draw:style-name="gr226" draw:text-style-name="P9" draw:layer="layout" svg:x1="17.864cm" svg:y1="18.967cm" svg:x2="17.953cm" svg:y2="18.919cm">
                    <text:p/>
                  </draw:line>
                  <draw:line draw:style-name="gr227" draw:text-style-name="P9" draw:layer="layout" svg:x1="17.731cm" svg:y1="18.99cm" svg:x2="17.82cm" svg:y2="18.942cm">
                    <text:p/>
                  </draw:line>
                  <draw:line draw:style-name="gr228" draw:text-style-name="P9" draw:layer="layout" svg:x1="18.44cm" svg:y1="19.373cm" svg:x2="18.529cm" svg:y2="19.325cm">
                    <text:p/>
                  </draw:line>
                  <draw:line draw:style-name="gr229" draw:text-style-name="P9" draw:layer="layout" svg:x1="18.351cm" svg:y1="19.325cm" svg:x2="18.44cm" svg:y2="19.277cm">
                    <text:p/>
                  </draw:line>
                  <draw:line draw:style-name="gr230" draw:text-style-name="P9" draw:layer="layout" svg:x1="18.75cm" svg:y1="19.539cm" svg:x2="19.104cm" svg:y2="19.348cm">
                    <text:p/>
                  </draw:line>
                  <draw:line draw:style-name="gr231" draw:text-style-name="P9" draw:layer="layout" svg:x1="18.838cm" svg:y1="19.587cm" svg:x2="19.192cm" svg:y2="19.396cm">
                    <text:p/>
                  </draw:line>
                  <draw:line draw:style-name="gr232" draw:text-style-name="P9" draw:layer="layout" svg:x1="18.926cm" svg:y1="19.348cm" svg:x2="19.192cm" svg:y2="19.491cm">
                    <text:p/>
                  </draw:line>
                  <draw:line draw:style-name="gr233" draw:text-style-name="P9" draw:layer="layout" svg:x1="18.838cm" svg:y1="19.396cm" svg:x2="19.104cm" svg:y2="19.539cm">
                    <text:p/>
                  </draw:line>
                  <draw:line draw:style-name="gr234" draw:text-style-name="P9" draw:layer="layout" svg:x1="18.75cm" svg:y1="19.444cm" svg:x2="18.927cm" svg:y2="19.54cm">
                    <text:p/>
                  </draw:line>
                  <draw:polygon draw:style-name="gr235" draw:text-style-name="P5" draw:layer="layout" svg:width="1.415cm" svg:height="0.858cm" svg:x="17.51cm" svg:y="18.942cm" svg:viewBox="0 0 1416 859" draw:points="0,96 0,0 1416,764 1416,859">
                    <text:p/>
                  </draw:polygon>
                  <draw:polygon draw:style-name="gr236" draw:text-style-name="P8" draw:layer="layout" svg:width="1.902cm" svg:height="1.121cm" svg:x="17.51cm" svg:y="18.68cm" svg:viewBox="0 0 1903 1122" draw:points="487,0 1903,764 1903,859 1416,1122 0,358 0,263">
                    <text:p/>
                  </draw:polygon>
                </draw:g>
              </draw:g>
            </draw:g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323cm" svg:y="-1.077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31cm" svg:y="-0.474cm"/>
            <draw:glue-point draw:id="24" svg:x="-2.942cm" svg:y="0.129cm"/>
            <draw:glue-point draw:id="25" svg:x="-2.597cm" svg:y="0.431cm"/>
            <draw:glue-point draw:id="26" svg:x="-1.216cm" svg:y="1.637cm"/>
            <draw:glue-point draw:id="27" svg:x="-0.868cm" svg:y="2.241cm"/>
            <draw:path draw:style-name="gr237" draw:text-style-name="P4" draw:layer="layout" svg:width="1.303cm" svg:height="0.869cm" svg:x="19.843cm" svg:y="11.042cm" svg:viewBox="0 0 1304 870" svg:d="M0 870c276 0 1304-290 1304-522s-25-348-301-348c0 174-1003 637-1003 870z">
              <text:p/>
            </draw:path>
            <draw:g>
              <draw:polygon draw:style-name="gr238" draw:text-style-name="P5" draw:layer="layout" svg:width="2.206cm" svg:height="1.739cm" svg:x="17.636cm" svg:y="10.172cm" svg:viewBox="0 0 2207 1740" draw:points="0,464 0,0 2207,1276 2207,1740">
                <text:p/>
              </draw:polygon>
              <draw:polygon draw:style-name="gr239" draw:text-style-name="P6" draw:layer="layout" svg:width="1.002cm" svg:height="1.043cm" svg:x="19.843cm" svg:y="10.868cm" svg:viewBox="0 0 1003 1044" draw:points="0,1044 0,580 1003,0 1003,464">
                <text:p/>
              </draw:polygon>
              <draw:polygon draw:style-name="gr240" draw:text-style-name="P7" draw:layer="layout" svg:width="3.21cm" svg:height="1.855cm" svg:x="17.636cm" svg:y="9.592cm" svg:viewBox="0 0 3211 1856" draw:points="2207,1856 0,580 1003,0 3211,1276">
                <text:p/>
              </draw:polygon>
              <draw:polygon draw:style-name="gr241" draw:text-style-name="P10" draw:layer="layout" svg:width="0.2cm" svg:height="0.347cm" svg:x="19.542cm" svg:y="11.39cm" svg:viewBox="0 0 201 348" draw:points="0,232 0,0 201,116 201,348">
                <text:p/>
              </draw:polygon>
              <draw:polygon draw:style-name="gr242" draw:text-style-name="P8" draw:layer="layout" svg:width="3.21cm" svg:height="2.319cm" svg:x="17.636cm" svg:y="9.592cm" svg:viewBox="0 0 3211 2320" draw:points="0,1044 0,580 1003,0 3211,1276 3211,1740 2207,2320">
                <text:p/>
              </draw:polygon>
              <draw:polygon draw:style-name="gr243" draw:text-style-name="P15" draw:layer="layout" svg:width="0.099cm" svg:height="0.173cm" svg:x="17.837cm" svg:y="10.462cm" svg:viewBox="0 0 100 174" draw:points="0,116 0,0 100,58 100,174">
                <text:p/>
              </draw:polygon>
              <draw:polygon draw:style-name="gr244" draw:text-style-name="P15" draw:layer="layout" svg:width="0.099cm" svg:height="0.173cm" svg:x="18.037cm" svg:y="10.578cm" svg:viewBox="0 0 100 174" draw:points="0,116 0,0 100,58 100,174">
                <text:p/>
              </draw:polygon>
              <draw:polygon draw:style-name="gr245" draw:text-style-name="P15" draw:layer="layout" svg:width="0.099cm" svg:height="0.173cm" svg:x="18.238cm" svg:y="10.694cm" svg:viewBox="0 0 100 174" draw:points="0,116 0,0 100,58 100,174">
                <text:p/>
              </draw:polygon>
              <draw:polygon draw:style-name="gr246" draw:text-style-name="P15" draw:layer="layout" svg:width="0.099cm" svg:height="0.173cm" svg:x="18.439cm" svg:y="10.81cm" svg:viewBox="0 0 100 174" draw:points="0,116 0,0 100,58 100,174">
                <text:p/>
              </draw:polygon>
              <draw:polygon draw:style-name="gr247" draw:text-style-name="P15" draw:layer="layout" svg:width="0.099cm" svg:height="0.173cm" svg:x="18.639cm" svg:y="10.926cm" svg:viewBox="0 0 100 174" draw:points="0,116 0,0 100,58 100,174">
                <text:p/>
              </draw:polygon>
              <draw:polygon draw:style-name="gr248" draw:text-style-name="P15" draw:layer="layout" svg:width="0.099cm" svg:height="0.173cm" svg:x="18.84cm" svg:y="11.042cm" svg:viewBox="0 0 100 174" draw:points="0,116 0,0 100,58 100,174">
                <text:p/>
              </draw:polygon>
              <draw:polygon draw:style-name="gr249" draw:text-style-name="P15" draw:layer="layout" svg:width="0.099cm" svg:height="0.173cm" svg:x="19.041cm" svg:y="11.158cm" svg:viewBox="0 0 100 174" draw:points="0,116 0,0 100,58 100,174">
                <text:p/>
              </draw:polygon>
              <draw:polygon draw:style-name="gr250" draw:text-style-name="P15" draw:layer="layout" svg:width="0.099cm" svg:height="0.173cm" svg:x="19.241cm" svg:y="11.274cm" svg:viewBox="0 0 100 174" draw:points="0,116 0,0 100,58 100,174">
                <text:p/>
              </draw:polygon>
            </draw:g>
          </draw:g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ones de bo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Multiplicar el ancho de banda para enfrentar altas demandas</text:p>
                  </text:list-item>
                  <text:list-item>
                    <text:p>Ofrecer redundancia para tolerancia a fallos</text:p>
                  </text:list-item>
                </text:list>
              </text:list-item>
            </text:list>
          </draw:text-box>
        </draw:frame>
        <draw:g>
          <draw:line draw:style-name="gr2" draw:text-style-name="P3" draw:layer="layout" svg:x1="7.415cm" svg:y1="18.285cm" svg:x2="17.372cm" svg:y2="16.614cm">
            <text:p/>
          </draw:line>
          <draw:line draw:style-name="gr2" draw:text-style-name="P3" draw:layer="layout" svg:x1="7.207cm" svg:y1="18.659cm" svg:x2="8.982cm" svg:y2="12.506cm">
            <text:p/>
          </draw:line>
          <draw:line draw:style-name="gr2" draw:text-style-name="P3" draw:layer="layout" svg:x1="9.814cm" svg:y1="11.901cm" svg:x2="15.213cm" svg:y2="10.87cm">
            <text:p/>
          </draw:line>
          <draw:line draw:style-name="gr2" draw:text-style-name="P3" draw:layer="layout" svg:x1="7.348cm" svg:y1="18.228cm" svg:x2="13.508cm" svg:y2="14.699cm">
            <text:p/>
          </draw:line>
          <draw:line draw:style-name="gr2" draw:text-style-name="P3" draw:layer="layout" svg:x1="13.716cm" svg:y1="14.351cm" svg:x2="15.109cm" svg:y2="11.044cm">
            <text:p/>
          </draw:line>
          <draw:line draw:style-name="gr2" draw:text-style-name="P3" draw:layer="layout" svg:x1="17.372cm" svg:y1="16.475cm" svg:x2="15.527cm" svg:y2="11.356cm">
            <text:p/>
          </draw:line>
          <draw:line draw:style-name="gr2" draw:text-style-name="P3" draw:layer="layout" svg:x1="17.824cm" svg:y1="16.405cm" svg:x2="20.157cm" svg:y2="12.993cm">
            <text:p/>
          </draw:line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251" draw:text-style-name="P4" draw:layer="layout" svg:width="2.507cm" svg:height="1.469cm" svg:x="6.855cm" svg:y="18.519cm" svg:viewBox="0 0 2508 1470" svg:d="M0 1470c710 0 1823-464 2303-770s0-700-242-700z">
              <text:p/>
            </draw:path>
            <draw:g>
              <draw:polygon draw:style-name="gr252" draw:text-style-name="P5" draw:layer="layout" svg:width="1.454cm" svg:height="3.639cm" svg:x="5.4cm" svg:y="16.349cm" svg:viewBox="0 0 1455 3640" draw:points="0,2800 0,0 1455,840 1455,3640">
                <text:p/>
              </draw:polygon>
              <draw:polygon draw:style-name="gr253" draw:text-style-name="P6" draw:layer="layout" svg:width="2.06cm" svg:height="3.989cm" svg:x="6.855cm" svg:y="15.999cm" svg:viewBox="0 0 2061 3990" draw:points="0,3990 0,1190 2061,0 2061,2800">
                <text:p/>
              </draw:polygon>
              <draw:polygon draw:style-name="gr254" draw:text-style-name="P7" draw:layer="layout" svg:width="3.515cm" svg:height="2.029cm" svg:x="5.4cm" svg:y="15.159cm" svg:viewBox="0 0 3516 2030" draw:points="1455,2030 0,1190 2061,0 3516,840">
                <text:p/>
              </draw:polygon>
              <draw:polygon draw:style-name="gr255" draw:text-style-name="P8" draw:layer="layout" svg:width="3.515cm" svg:height="4.829cm" svg:x="5.4cm" svg:y="15.159cm" svg:viewBox="0 0 3516 4830" draw:points="0,3990 0,1190 2061,0 3516,840 3516,3640 1455,4830">
                <text:p/>
              </draw:polygon>
              <draw:line draw:style-name="gr256" draw:text-style-name="P9" draw:layer="layout" svg:x1="6.612cm" svg:y1="19.289cm" svg:x2="5.642cm" svg:y2="18.729cm">
                <text:p/>
              </draw:line>
              <draw:line draw:style-name="gr257" draw:text-style-name="P9" draw:layer="layout" svg:x1="6.612cm" svg:y1="19.569cm" svg:x2="5.642cm" svg:y2="19.009cm">
                <text:p/>
              </draw:line>
              <draw:line draw:style-name="gr258" draw:text-style-name="P9" draw:layer="layout" svg:x1="6.612cm" svg:y1="19.429cm" svg:x2="5.642cm" svg:y2="18.869cm">
                <text:p/>
              </draw:line>
              <draw:polyline draw:style-name="gr259" draw:text-style-name="P9" draw:layer="layout" svg:width="1.211cm" svg:height="0.839cm" svg:x="5.521cm" svg:y="16.769cm" svg:viewBox="0 0 1212 840" draw:points="1212,840 0,140 0,0">
                <text:p/>
              </draw:polyline>
              <draw:polyline draw:style-name="gr260" draw:text-style-name="P9" draw:layer="layout" svg:width="1.19cm" svg:height="0.842cm" svg:x="5.542cm" svg:y="16.766cm" svg:viewBox="0 0 1191 843" draw:points="1191,843 1191,703 0,0">
                <text:p/>
              </draw:polyline>
              <draw:polygon draw:style-name="gr261" draw:text-style-name="P10" draw:layer="layout" svg:width="0.141cm" svg:height="0.246cm" svg:x="5.97cm" svg:y="18.166cm" svg:viewBox="0 0 142 247" draw:points="0,165 0,0 142,82 142,247">
                <text:p/>
              </draw:polygon>
              <draw:line draw:style-name="gr262" draw:text-style-name="P9" draw:layer="layout" svg:x1="6.612cm" svg:y1="19.149cm" svg:x2="5.642cm" svg:y2="18.589cm">
                <text:p/>
              </draw:line>
            </draw:g>
          </draw:g>
          <draw:line draw:style-name="gr2" draw:text-style-name="P3" draw:layer="layout" svg:x1="14.099cm" svg:y1="14.247cm" svg:x2="19.983cm" svg:y2="13.341cm">
            <text:p/>
          </draw:line>
          <draw:line draw:style-name="gr2" draw:text-style-name="P3" draw:layer="layout" svg:x1="10.479cm" svg:y1="12.018cm" svg:x2="19.67cm" svg:y2="13.341cm">
            <text:p/>
          </draw:line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263" draw:text-style-name="P4" draw:layer="layout" svg:width="1.098cm" svg:height="0.846cm" svg:x="14.656cm" svg:y="10.609cm" svg:viewBox="0 0 1099 847" svg:d="M0 847c328 0 627-181 940-363 313-181 104-484-105-484 13 27-835 847-835 847z">
                <text:p/>
              </draw:path>
              <draw:g>
                <draw:polygon draw:style-name="gr264" draw:text-style-name="P7" draw:layer="layout" svg:width="1.564cm" svg:height="0.907cm" svg:x="13.926cm" svg:y="8.732cm" svg:viewBox="0 0 1565 908" draw:points="312,908 0,726 1252,0 1565,182">
                  <text:p/>
                </draw:polygon>
                <draw:polygon draw:style-name="gr265" draw:text-style-name="P10" draw:layer="layout" svg:width="0.119cm" svg:height="0.277cm" svg:x="14.045cm" svg:y="9.75cm" svg:viewBox="0 0 120 278" draw:points="0,208 0,0 120,69 120,278">
                  <text:p/>
                </draw:polygon>
                <draw:polygon draw:style-name="gr266" draw:text-style-name="P5" draw:layer="layout" svg:width="0.521cm" svg:height="0.423cm" svg:x="14.133cm" svg:y="11.032cm" svg:viewBox="0 0 522 424" draw:points="0,121 0,0 522,303 522,424">
                  <text:p/>
                </draw:polygon>
                <draw:polygon draw:style-name="gr267" draw:text-style-name="P5" draw:layer="layout" svg:width="0.311cm" svg:height="1.997cm" svg:x="13.926cm" svg:y="9.458cm" svg:viewBox="0 0 312 1998" draw:points="0,1816 0,0 312,182 312,1998">
                  <text:p/>
                </draw:polygon>
                <draw:polygon draw:style-name="gr268" draw:text-style-name="P11" draw:layer="layout" svg:width="0.731cm" svg:height="0.544cm" svg:x="14.655cm" svg:y="10.911cm" svg:viewBox="0 0 732 545" draw:points="1,545 0,424 732,0 732,121">
                  <text:p/>
                </draw:polygon>
                <draw:polygon draw:style-name="gr269" draw:text-style-name="P7" draw:layer="layout" svg:width="0.938cm" svg:height="0.544cm" svg:x="14.448cm" svg:y="10.79cm" svg:viewBox="0 0 939 545" draw:points="208,545 0,424 731,0 939,121">
                  <text:p/>
                </draw:polygon>
                <draw:polygon draw:style-name="gr270" draw:text-style-name="P6" draw:layer="layout" svg:width="1.251cm" svg:height="2.541cm" svg:x="14.238cm" svg:y="8.914cm" svg:viewBox="0 0 1252 2542" draw:points="0,2542 0,726 1252,0 1252,1816">
                  <text:p/>
                </draw:polygon>
                <draw:polygon draw:style-name="gr271" draw:text-style-name="P8" draw:layer="layout" svg:width="1.564cm" svg:height="2.723cm" svg:x="13.926cm" svg:y="8.732cm" svg:viewBox="0 0 1565 2724" draw:points="0,2542 0,726 1252,0 1565,182 1565,1998 1356,2119 1461,2179 1461,2300 730,2724 522,2603 312,2724">
                  <text:p/>
                </draw:polygon>
                <draw:polygon draw:style-name="gr272" draw:text-style-name="P12" draw:layer="layout" svg:width="0.103cm" svg:height="0.181cm" svg:x="14.03cm" svg:y="10.306cm" svg:viewBox="0 0 104 182" draw:points="0,121 0,0 104,61 104,182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273" draw:text-style-name="P4" draw:layer="layout" svg:width="0.484cm" svg:height="0.285cm" svg:x="16.372cm" svg:y="12.024cm" svg:viewBox="0 0 485 286" svg:d="M0 286c122 0 485-95 485-167 0-71-11-119-133-119 0 71-354 71-352 286z">
                  <text:p/>
                </draw:path>
                <draw:g>
                  <draw:polygon draw:style-name="gr274" draw:text-style-name="P5" draw:layer="layout" svg:width="0.22cm" svg:height="0.238cm" svg:x="16.193cm" svg:y="12.072cm" svg:viewBox="0 0 221 239" draw:points="0,143 44,0 221,96 177,239">
                    <text:p/>
                  </draw:polygon>
                  <draw:polygon draw:style-name="gr275" draw:text-style-name="P7" draw:layer="layout" svg:width="0.486cm" svg:height="0.262cm" svg:x="16.237cm" svg:y="11.905cm" svg:viewBox="0 0 487 263" draw:points="0,167 89,96 221,24 310,0 487,96 399,119 266,191 177,263">
                    <text:p/>
                  </draw:polygon>
                  <draw:path draw:style-name="gr276" draw:text-style-name="P11" draw:layer="layout" svg:width="0.398cm" svg:height="0.309cm" svg:x="16.37cm" svg:y="12cm" svg:viewBox="0 0 399 310" svg:d="M399 96c0-144-89-96-178-48-88 48-177 48-221 262 0 0 177-95 399-214z">
                    <text:p/>
                  </draw:path>
                  <draw:path draw:style-name="gr277" draw:text-style-name="P8" draw:layer="layout" svg:width="0.575cm" svg:height="0.405cm" svg:x="16.193cm" svg:y="11.905cm" svg:viewBox="0 0 576 406" svg:d="M354 0c-88 24-88 24-177 71-44 25-133 48-177 239 89 48 89 48 177 96 51-22 310-167 399-215 0-120-89-120-222-191z">
                    <text:p/>
                  </draw:path>
                </draw:g>
              </draw:g>
              <draw:g>
                <draw:path draw:style-name="gr278" draw:text-style-name="P4" draw:layer="layout" svg:width="0.796cm" svg:height="0.572cm" svg:x="15.971cm" svg:y="10.878cm" svg:viewBox="0 0 797 573" svg:d="M3 573c121 0 794-24 794-239s-231-334-353-334c0 71-486 48-441 573z">
                  <text:p/>
                </draw:path>
                <draw:g>
                  <draw:polygon draw:style-name="gr279" draw:text-style-name="P5" draw:layer="layout" svg:width="0.442cm" svg:height="0.333cm" svg:x="15.529cm" svg:y="11.117cm" svg:viewBox="0 0 443 334" draw:points="0,96 0,0 443,239 443,334">
                    <text:p/>
                  </draw:polygon>
                  <draw:polygon draw:style-name="gr280" draw:text-style-name="P5" draw:layer="layout" svg:width="0.442cm" svg:height="0.405cm" svg:x="15.883cm" svg:y="10.759cm" svg:viewBox="0 0 443 406" draw:points="0,167 0,0 443,239 443,406">
                    <text:p/>
                  </draw:polygon>
                  <draw:polygon draw:style-name="gr281" draw:text-style-name="P7" draw:layer="layout" svg:width="0.796cm" svg:height="0.429cm" svg:x="15.529cm" svg:y="10.926cm" svg:viewBox="0 0 797 430" draw:points="0,191 354,0 797,239 443,430">
                    <text:p/>
                  </draw:polygon>
                  <draw:line draw:style-name="gr282" draw:text-style-name="P9" draw:layer="layout" svg:x1="15.883cm" svg:y1="10.926cm" svg:x2="16.326cm" svg:y2="11.165cm">
                    <text:p/>
                  </draw:line>
                  <draw:polygon draw:style-name="gr283" draw:text-style-name="P11" draw:layer="layout" svg:width="0.442cm" svg:height="0.405cm" svg:x="15.971cm" svg:y="11.045cm" svg:viewBox="0 0 443 406" draw:points="0,406 0,310 354,119 354,0 443,48 443,167">
                    <text:p/>
                  </draw:polygon>
                  <draw:polygon draw:style-name="gr284" draw:text-style-name="P5" draw:layer="layout" svg:width="1.415cm" svg:height="1.813cm" svg:x="15.042cm" svg:y="9.303cm" svg:viewBox="0 0 1416 1814" draw:points="0,1050 0,0 1416,764 1416,1814">
                    <text:p/>
                  </draw:polygon>
                  <draw:polygon draw:style-name="gr285" draw:text-style-name="P13" draw:layer="layout" svg:width="1.327cm" svg:height="1.67cm" svg:x="15.087cm" svg:y="9.374cm" svg:viewBox="0 0 1328 1671" draw:points="0,955 0,0 1328,716 1328,1671">
                    <text:p/>
                  </draw:polygon>
                  <draw:polygon draw:style-name="gr286" draw:text-style-name="P7" draw:layer="layout" svg:width="1.504cm" svg:height="0.81cm" svg:x="15.042cm" svg:y="9.255cm" svg:viewBox="0 0 1505 811" draw:points="1416,811 0,48 89,0 1505,764">
                    <text:p/>
                  </draw:polygon>
                  <draw:polygon draw:style-name="gr287" draw:text-style-name="P11" draw:layer="layout" svg:width="0.088cm" svg:height="1.097cm" svg:x="16.459cm" svg:y="10.019cm" svg:viewBox="0 0 89 1098" draw:points="0,1098 0,48 89,0 89,1050">
                    <text:p/>
                  </draw:polygon>
                  <draw:polygon draw:style-name="gr288" draw:text-style-name="P8" draw:layer="layout" svg:width="1.504cm" svg:height="2.195cm" svg:x="15.042cm" svg:y="9.255cm" svg:viewBox="0 0 1505 2196" draw:points="89,0 1505,764 1505,1814 1416,1862 1372,1838 1372,1957 930,2196 487,1957 487,1862 841,1671 841,1552 0,1098 0,48">
                    <text:p/>
                  </draw:polygon>
                </draw:g>
              </draw:g>
              <draw:g>
                <draw:path draw:style-name="gr289" draw:text-style-name="P4" draw:layer="layout" svg:width="0.576cm" svg:height="0.285cm" svg:x="15.793cm" svg:y="11.762cm" svg:viewBox="0 0 577 286" svg:d="M3 286c122 0 574-119 574-190 0-72-11-96-133-96 0 71-487 48-441 286z">
                  <text:p/>
                </draw:path>
                <draw:g>
                  <draw:polygon draw:style-name="gr290" draw:text-style-name="P7" draw:layer="layout" svg:width="1.902cm" svg:height="1.026cm" svg:x="14.378cm" svg:y="10.95cm" svg:viewBox="0 0 1903 1027" draw:points="1416,1027 0,263 487,0 1903,764">
                    <text:p/>
                  </draw:polygon>
                  <draw:polygon draw:style-name="gr291" draw:text-style-name="P14" draw:layer="layout" svg:width="1.283cm" svg:height="0.691cm" svg:x="14.511cm" svg:y="11.022cm" svg:viewBox="0 0 1284 692" draw:points="0,191 354,0 1284,502 930,692">
                    <text:p/>
                  </draw:polygon>
                  <draw:polygon draw:style-name="gr292" draw:text-style-name="P14" draw:layer="layout" svg:width="0.619cm" svg:height="0.333cm" svg:x="15.529cm" svg:y="11.571cm" svg:viewBox="0 0 620 334" draw:points="0,191 354,0 620,143 266,334">
                    <text:p/>
                  </draw:polygon>
                  <draw:polygon draw:style-name="gr293" draw:text-style-name="P11" draw:layer="layout" svg:width="0.486cm" svg:height="0.357cm" svg:x="15.794cm" svg:y="11.714cm" svg:viewBox="0 0 487 358" draw:points="0,358 0,263 487,0 487,96">
                    <text:p/>
                  </draw:polygon>
                  <draw:line draw:style-name="gr294" draw:text-style-name="P9" draw:layer="layout" svg:x1="14.599cm" svg:y1="11.165cm" svg:x2="15.529cm" svg:y2="11.667cm">
                    <text:p/>
                  </draw:line>
                  <draw:line draw:style-name="gr295" draw:text-style-name="P9" draw:layer="layout" svg:x1="14.688cm" svg:y1="11.117cm" svg:x2="15.618cm" svg:y2="11.619cm">
                    <text:p/>
                  </draw:line>
                  <draw:line draw:style-name="gr296" draw:text-style-name="P9" draw:layer="layout" svg:x1="14.777cm" svg:y1="11.069cm" svg:x2="15.707cm" svg:y2="11.571cm">
                    <text:p/>
                  </draw:line>
                  <draw:line draw:style-name="gr297" draw:text-style-name="P9" draw:layer="layout" svg:x1="15.618cm" svg:y1="11.523cm" svg:x2="15.707cm" svg:y2="11.475cm">
                    <text:p/>
                  </draw:line>
                  <draw:line draw:style-name="gr298" draw:text-style-name="P9" draw:layer="layout" svg:x1="15.529cm" svg:y1="11.475cm" svg:x2="15.618cm" svg:y2="11.427cm">
                    <text:p/>
                  </draw:line>
                  <draw:line draw:style-name="gr299" draw:text-style-name="P9" draw:layer="layout" svg:x1="15.441cm" svg:y1="11.428cm" svg:x2="15.53cm" svg:y2="11.38cm">
                    <text:p/>
                  </draw:line>
                  <draw:line draw:style-name="gr300" draw:text-style-name="P9" draw:layer="layout" svg:x1="15.485cm" svg:y1="11.547cm" svg:x2="15.574cm" svg:y2="11.499cm">
                    <text:p/>
                  </draw:line>
                  <draw:line draw:style-name="gr301" draw:text-style-name="P9" draw:layer="layout" svg:x1="15.396cm" svg:y1="11.499cm" svg:x2="15.485cm" svg:y2="11.451cm">
                    <text:p/>
                  </draw:line>
                  <draw:line draw:style-name="gr302" draw:text-style-name="P9" draw:layer="layout" svg:x1="15.308cm" svg:y1="11.452cm" svg:x2="15.397cm" svg:y2="11.404cm">
                    <text:p/>
                  </draw:line>
                  <draw:line draw:style-name="gr303" draw:text-style-name="P9" draw:layer="layout" svg:x1="15.352cm" svg:y1="11.38cm" svg:x2="15.441cm" svg:y2="11.332cm">
                    <text:p/>
                  </draw:line>
                  <draw:line draw:style-name="gr304" draw:text-style-name="P9" draw:layer="layout" svg:x1="15.219cm" svg:y1="11.404cm" svg:x2="15.308cm" svg:y2="11.356cm">
                    <text:p/>
                  </draw:line>
                  <draw:line draw:style-name="gr305" draw:text-style-name="P9" draw:layer="layout" svg:x1="15.264cm" svg:y1="11.332cm" svg:x2="15.353cm" svg:y2="11.284cm">
                    <text:p/>
                  </draw:line>
                  <draw:line draw:style-name="gr306" draw:text-style-name="P9" draw:layer="layout" svg:x1="15.175cm" svg:y1="11.285cm" svg:x2="15.264cm" svg:y2="11.237cm">
                    <text:p/>
                  </draw:line>
                  <draw:line draw:style-name="gr307" draw:text-style-name="P9" draw:layer="layout" svg:x1="15.087cm" svg:y1="11.237cm" svg:x2="15.176cm" svg:y2="11.189cm">
                    <text:p/>
                  </draw:line>
                  <draw:line draw:style-name="gr308" draw:text-style-name="P9" draw:layer="layout" svg:x1="15.131cm" svg:y1="11.356cm" svg:x2="15.22cm" svg:y2="11.308cm">
                    <text:p/>
                  </draw:line>
                  <draw:line draw:style-name="gr309" draw:text-style-name="P9" draw:layer="layout" svg:x1="15.042cm" svg:y1="11.308cm" svg:x2="15.131cm" svg:y2="11.26cm">
                    <text:p/>
                  </draw:line>
                  <draw:line draw:style-name="gr310" draw:text-style-name="P9" draw:layer="layout" svg:x1="14.954cm" svg:y1="11.26cm" svg:x2="15.043cm" svg:y2="11.212cm">
                    <text:p/>
                  </draw:line>
                  <draw:line draw:style-name="gr311" draw:text-style-name="P9" draw:layer="layout" svg:x1="14.998cm" svg:y1="11.189cm" svg:x2="15.087cm" svg:y2="11.141cm">
                    <text:p/>
                  </draw:line>
                  <draw:line draw:style-name="gr312" draw:text-style-name="P9" draw:layer="layout" svg:x1="14.865cm" svg:y1="11.213cm" svg:x2="14.954cm" svg:y2="11.165cm">
                    <text:p/>
                  </draw:line>
                  <draw:line draw:style-name="gr313" draw:text-style-name="P9" draw:layer="layout" svg:x1="14.909cm" svg:y1="11.141cm" svg:x2="14.998cm" svg:y2="11.093cm">
                    <text:p/>
                  </draw:line>
                  <draw:line draw:style-name="gr314" draw:text-style-name="P9" draw:layer="layout" svg:x1="14.821cm" svg:y1="11.093cm" svg:x2="14.91cm" svg:y2="11.045cm">
                    <text:p/>
                  </draw:line>
                  <draw:line draw:style-name="gr315" draw:text-style-name="P9" draw:layer="layout" svg:x1="14.777cm" svg:y1="11.165cm" svg:x2="14.866cm" svg:y2="11.117cm">
                    <text:p/>
                  </draw:line>
                  <draw:line draw:style-name="gr316" draw:text-style-name="P9" draw:layer="layout" svg:x1="15.352cm" svg:y1="11.571cm" svg:x2="15.441cm" svg:y2="11.523cm">
                    <text:p/>
                  </draw:line>
                  <draw:line draw:style-name="gr317" draw:text-style-name="P9" draw:layer="layout" svg:x1="15.264cm" svg:y1="11.523cm" svg:x2="15.353cm" svg:y2="11.475cm">
                    <text:p/>
                  </draw:line>
                  <draw:line draw:style-name="gr318" draw:text-style-name="P9" draw:layer="layout" svg:x1="15.175cm" svg:y1="11.475cm" svg:x2="15.264cm" svg:y2="11.427cm">
                    <text:p/>
                  </draw:line>
                  <draw:line draw:style-name="gr319" draw:text-style-name="P9" draw:layer="layout" svg:x1="15.131cm" svg:y1="11.547cm" svg:x2="15.22cm" svg:y2="11.499cm">
                    <text:p/>
                  </draw:line>
                  <draw:line draw:style-name="gr320" draw:text-style-name="P9" draw:layer="layout" svg:x1="15.042cm" svg:y1="11.499cm" svg:x2="15.131cm" svg:y2="11.451cm">
                    <text:p/>
                  </draw:line>
                  <draw:line draw:style-name="gr321" draw:text-style-name="P9" draw:layer="layout" svg:x1="15.087cm" svg:y1="11.428cm" svg:x2="15.176cm" svg:y2="11.38cm">
                    <text:p/>
                  </draw:line>
                  <draw:line draw:style-name="gr322" draw:text-style-name="P9" draw:layer="layout" svg:x1="14.998cm" svg:y1="11.38cm" svg:x2="15.087cm" svg:y2="11.332cm">
                    <text:p/>
                  </draw:line>
                  <draw:line draw:style-name="gr323" draw:text-style-name="P9" draw:layer="layout" svg:x1="14.909cm" svg:y1="11.332cm" svg:x2="14.998cm" svg:y2="11.284cm">
                    <text:p/>
                  </draw:line>
                  <draw:line draw:style-name="gr324" draw:text-style-name="P9" draw:layer="layout" svg:x1="14.821cm" svg:y1="11.285cm" svg:x2="14.91cm" svg:y2="11.237cm">
                    <text:p/>
                  </draw:line>
                  <draw:line draw:style-name="gr325" draw:text-style-name="P9" draw:layer="layout" svg:x1="14.688cm" svg:y1="11.308cm" svg:x2="14.777cm" svg:y2="11.26cm">
                    <text:p/>
                  </draw:line>
                  <draw:line draw:style-name="gr326" draw:text-style-name="P9" draw:layer="layout" svg:x1="14.732cm" svg:y1="11.237cm" svg:x2="14.821cm" svg:y2="11.189cm">
                    <text:p/>
                  </draw:line>
                  <draw:line draw:style-name="gr327" draw:text-style-name="P9" draw:layer="layout" svg:x1="14.599cm" svg:y1="11.26cm" svg:x2="14.688cm" svg:y2="11.212cm">
                    <text:p/>
                  </draw:line>
                  <draw:line draw:style-name="gr328" draw:text-style-name="P9" draw:layer="layout" svg:x1="15.308cm" svg:y1="11.643cm" svg:x2="15.397cm" svg:y2="11.595cm">
                    <text:p/>
                  </draw:line>
                  <draw:line draw:style-name="gr329" draw:text-style-name="P9" draw:layer="layout" svg:x1="15.219cm" svg:y1="11.595cm" svg:x2="15.308cm" svg:y2="11.547cm">
                    <text:p/>
                  </draw:line>
                  <draw:line draw:style-name="gr330" draw:text-style-name="P9" draw:layer="layout" svg:x1="15.618cm" svg:y1="11.809cm" svg:x2="15.972cm" svg:y2="11.618cm">
                    <text:p/>
                  </draw:line>
                  <draw:line draw:style-name="gr331" draw:text-style-name="P9" draw:layer="layout" svg:x1="15.706cm" svg:y1="11.857cm" svg:x2="16.06cm" svg:y2="11.666cm">
                    <text:p/>
                  </draw:line>
                  <draw:line draw:style-name="gr332" draw:text-style-name="P9" draw:layer="layout" svg:x1="15.794cm" svg:y1="11.618cm" svg:x2="16.06cm" svg:y2="11.761cm">
                    <text:p/>
                  </draw:line>
                  <draw:line draw:style-name="gr333" draw:text-style-name="P9" draw:layer="layout" svg:x1="15.706cm" svg:y1="11.666cm" svg:x2="15.972cm" svg:y2="11.809cm">
                    <text:p/>
                  </draw:line>
                  <draw:line draw:style-name="gr334" draw:text-style-name="P9" draw:layer="layout" svg:x1="15.618cm" svg:y1="11.714cm" svg:x2="15.795cm" svg:y2="11.81cm">
                    <text:p/>
                  </draw:line>
                  <draw:polygon draw:style-name="gr335" draw:text-style-name="P5" draw:layer="layout" svg:width="1.415cm" svg:height="0.858cm" svg:x="14.378cm" svg:y="11.212cm" svg:viewBox="0 0 1416 859" draw:points="0,96 0,0 1416,764 1416,859">
                    <text:p/>
                  </draw:polygon>
                  <draw:polygon draw:style-name="gr336" draw:text-style-name="P8" draw:layer="layout" svg:width="1.902cm" svg:height="1.121cm" svg:x="14.378cm" svg:y="10.95cm" svg:viewBox="0 0 1903 1122" draw:points="487,0 1903,764 1903,859 1416,1122 0,358 0,263">
                    <text:p/>
                  </draw:polygon>
                </draw:g>
              </draw:g>
            </draw:g>
          </draw:g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337" draw:text-style-name="P4" draw:layer="layout" svg:width="1.098cm" svg:height="0.846cm" svg:x="19.459cm" svg:y="12.559cm" svg:viewBox="0 0 1099 847" svg:d="M0 847c328 0 627-181 940-363 313-181 104-484-105-484 13 27-835 847-835 847z">
                <text:p/>
              </draw:path>
              <draw:g>
                <draw:polygon draw:style-name="gr338" draw:text-style-name="P7" draw:layer="layout" svg:width="1.564cm" svg:height="0.907cm" svg:x="18.729cm" svg:y="10.682cm" svg:viewBox="0 0 1565 908" draw:points="312,908 0,726 1252,0 1565,182">
                  <text:p/>
                </draw:polygon>
                <draw:polygon draw:style-name="gr339" draw:text-style-name="P10" draw:layer="layout" svg:width="0.119cm" svg:height="0.277cm" svg:x="18.848cm" svg:y="11.7cm" svg:viewBox="0 0 120 278" draw:points="0,208 0,0 120,69 120,278">
                  <text:p/>
                </draw:polygon>
                <draw:polygon draw:style-name="gr340" draw:text-style-name="P5" draw:layer="layout" svg:width="0.521cm" svg:height="0.423cm" svg:x="18.936cm" svg:y="12.982cm" svg:viewBox="0 0 522 424" draw:points="0,121 0,0 522,303 522,424">
                  <text:p/>
                </draw:polygon>
                <draw:polygon draw:style-name="gr341" draw:text-style-name="P5" draw:layer="layout" svg:width="0.311cm" svg:height="1.997cm" svg:x="18.729cm" svg:y="11.408cm" svg:viewBox="0 0 312 1998" draw:points="0,1816 0,0 312,182 312,1998">
                  <text:p/>
                </draw:polygon>
                <draw:polygon draw:style-name="gr342" draw:text-style-name="P11" draw:layer="layout" svg:width="0.731cm" svg:height="0.544cm" svg:x="19.458cm" svg:y="12.861cm" svg:viewBox="0 0 732 545" draw:points="1,545 0,424 732,0 732,121">
                  <text:p/>
                </draw:polygon>
                <draw:polygon draw:style-name="gr343" draw:text-style-name="P7" draw:layer="layout" svg:width="0.938cm" svg:height="0.544cm" svg:x="19.251cm" svg:y="12.74cm" svg:viewBox="0 0 939 545" draw:points="208,545 0,424 731,0 939,121">
                  <text:p/>
                </draw:polygon>
                <draw:polygon draw:style-name="gr344" draw:text-style-name="P6" draw:layer="layout" svg:width="1.251cm" svg:height="2.541cm" svg:x="19.041cm" svg:y="10.864cm" svg:viewBox="0 0 1252 2542" draw:points="0,2542 0,726 1252,0 1252,1816">
                  <text:p/>
                </draw:polygon>
                <draw:polygon draw:style-name="gr345" draw:text-style-name="P8" draw:layer="layout" svg:width="1.564cm" svg:height="2.723cm" svg:x="18.729cm" svg:y="10.682cm" svg:viewBox="0 0 1565 2724" draw:points="0,2542 0,726 1252,0 1565,182 1565,1998 1356,2119 1461,2179 1461,2300 730,2724 522,2603 312,2724">
                  <text:p/>
                </draw:polygon>
                <draw:polygon draw:style-name="gr346" draw:text-style-name="P12" draw:layer="layout" svg:width="0.103cm" svg:height="0.181cm" svg:x="18.833cm" svg:y="12.256cm" svg:viewBox="0 0 104 182" draw:points="0,121 0,0 104,61 104,182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347" draw:text-style-name="P4" draw:layer="layout" svg:width="0.484cm" svg:height="0.285cm" svg:x="21.175cm" svg:y="13.974cm" svg:viewBox="0 0 485 286" svg:d="M0 286c122 0 485-95 485-167 0-71-11-119-133-119 0 71-354 71-352 286z">
                  <text:p/>
                </draw:path>
                <draw:g>
                  <draw:polygon draw:style-name="gr348" draw:text-style-name="P5" draw:layer="layout" svg:width="0.22cm" svg:height="0.238cm" svg:x="20.996cm" svg:y="14.022cm" svg:viewBox="0 0 221 239" draw:points="0,143 44,0 221,96 177,239">
                    <text:p/>
                  </draw:polygon>
                  <draw:polygon draw:style-name="gr349" draw:text-style-name="P7" draw:layer="layout" svg:width="0.486cm" svg:height="0.262cm" svg:x="21.04cm" svg:y="13.855cm" svg:viewBox="0 0 487 263" draw:points="0,167 89,96 221,24 310,0 487,96 399,119 266,191 177,263">
                    <text:p/>
                  </draw:polygon>
                  <draw:path draw:style-name="gr350" draw:text-style-name="P11" draw:layer="layout" svg:width="0.398cm" svg:height="0.309cm" svg:x="21.173cm" svg:y="13.95cm" svg:viewBox="0 0 399 310" svg:d="M399 96c0-144-89-96-178-48-88 48-177 48-221 262 0 0 177-95 399-214z">
                    <text:p/>
                  </draw:path>
                  <draw:path draw:style-name="gr351" draw:text-style-name="P8" draw:layer="layout" svg:width="0.575cm" svg:height="0.405cm" svg:x="20.996cm" svg:y="13.855cm" svg:viewBox="0 0 576 406" svg:d="M354 0c-88 24-88 24-177 71-44 25-133 48-177 239 89 48 89 48 177 96 51-22 310-167 399-215 0-120-89-120-222-191z">
                    <text:p/>
                  </draw:path>
                </draw:g>
              </draw:g>
              <draw:g>
                <draw:path draw:style-name="gr352" draw:text-style-name="P4" draw:layer="layout" svg:width="0.796cm" svg:height="0.572cm" svg:x="20.774cm" svg:y="12.828cm" svg:viewBox="0 0 797 573" svg:d="M3 573c121 0 794-24 794-239s-231-334-353-334c0 71-486 48-441 573z">
                  <text:p/>
                </draw:path>
                <draw:g>
                  <draw:polygon draw:style-name="gr353" draw:text-style-name="P5" draw:layer="layout" svg:width="0.442cm" svg:height="0.333cm" svg:x="20.332cm" svg:y="13.067cm" svg:viewBox="0 0 443 334" draw:points="0,96 0,0 443,239 443,334">
                    <text:p/>
                  </draw:polygon>
                  <draw:polygon draw:style-name="gr354" draw:text-style-name="P5" draw:layer="layout" svg:width="0.442cm" svg:height="0.405cm" svg:x="20.686cm" svg:y="12.709cm" svg:viewBox="0 0 443 406" draw:points="0,167 0,0 443,239 443,406">
                    <text:p/>
                  </draw:polygon>
                  <draw:polygon draw:style-name="gr355" draw:text-style-name="P7" draw:layer="layout" svg:width="0.796cm" svg:height="0.429cm" svg:x="20.332cm" svg:y="12.876cm" svg:viewBox="0 0 797 430" draw:points="0,191 354,0 797,239 443,430">
                    <text:p/>
                  </draw:polygon>
                  <draw:line draw:style-name="gr356" draw:text-style-name="P9" draw:layer="layout" svg:x1="20.686cm" svg:y1="12.876cm" svg:x2="21.129cm" svg:y2="13.115cm">
                    <text:p/>
                  </draw:line>
                  <draw:polygon draw:style-name="gr357" draw:text-style-name="P11" draw:layer="layout" svg:width="0.442cm" svg:height="0.405cm" svg:x="20.774cm" svg:y="12.995cm" svg:viewBox="0 0 443 406" draw:points="0,406 0,310 354,119 354,0 443,48 443,167">
                    <text:p/>
                  </draw:polygon>
                  <draw:polygon draw:style-name="gr358" draw:text-style-name="P5" draw:layer="layout" svg:width="1.415cm" svg:height="1.813cm" svg:x="19.845cm" svg:y="11.253cm" svg:viewBox="0 0 1416 1814" draw:points="0,1050 0,0 1416,764 1416,1814">
                    <text:p/>
                  </draw:polygon>
                  <draw:polygon draw:style-name="gr359" draw:text-style-name="P13" draw:layer="layout" svg:width="1.327cm" svg:height="1.67cm" svg:x="19.89cm" svg:y="11.324cm" svg:viewBox="0 0 1328 1671" draw:points="0,955 0,0 1328,716 1328,1671">
                    <text:p/>
                  </draw:polygon>
                  <draw:polygon draw:style-name="gr360" draw:text-style-name="P7" draw:layer="layout" svg:width="1.504cm" svg:height="0.81cm" svg:x="19.845cm" svg:y="11.205cm" svg:viewBox="0 0 1505 811" draw:points="1416,811 0,48 89,0 1505,764">
                    <text:p/>
                  </draw:polygon>
                  <draw:polygon draw:style-name="gr361" draw:text-style-name="P11" draw:layer="layout" svg:width="0.088cm" svg:height="1.097cm" svg:x="21.262cm" svg:y="11.969cm" svg:viewBox="0 0 89 1098" draw:points="0,1098 0,48 89,0 89,1050">
                    <text:p/>
                  </draw:polygon>
                  <draw:polygon draw:style-name="gr362" draw:text-style-name="P8" draw:layer="layout" svg:width="1.504cm" svg:height="2.195cm" svg:x="19.845cm" svg:y="11.205cm" svg:viewBox="0 0 1505 2196" draw:points="89,0 1505,764 1505,1814 1416,1862 1372,1838 1372,1957 930,2196 487,1957 487,1862 841,1671 841,1552 0,1098 0,48">
                    <text:p/>
                  </draw:polygon>
                </draw:g>
              </draw:g>
              <draw:g>
                <draw:path draw:style-name="gr363" draw:text-style-name="P4" draw:layer="layout" svg:width="0.576cm" svg:height="0.285cm" svg:x="20.596cm" svg:y="13.712cm" svg:viewBox="0 0 577 286" svg:d="M3 286c122 0 574-119 574-190 0-72-11-96-133-96 0 71-487 48-441 286z">
                  <text:p/>
                </draw:path>
                <draw:g>
                  <draw:polygon draw:style-name="gr364" draw:text-style-name="P7" draw:layer="layout" svg:width="1.902cm" svg:height="1.026cm" svg:x="19.181cm" svg:y="12.9cm" svg:viewBox="0 0 1903 1027" draw:points="1416,1027 0,263 487,0 1903,764">
                    <text:p/>
                  </draw:polygon>
                  <draw:polygon draw:style-name="gr365" draw:text-style-name="P14" draw:layer="layout" svg:width="1.283cm" svg:height="0.691cm" svg:x="19.314cm" svg:y="12.972cm" svg:viewBox="0 0 1284 692" draw:points="0,191 354,0 1284,502 930,692">
                    <text:p/>
                  </draw:polygon>
                  <draw:polygon draw:style-name="gr366" draw:text-style-name="P14" draw:layer="layout" svg:width="0.619cm" svg:height="0.333cm" svg:x="20.332cm" svg:y="13.521cm" svg:viewBox="0 0 620 334" draw:points="0,191 354,0 620,143 266,334">
                    <text:p/>
                  </draw:polygon>
                  <draw:polygon draw:style-name="gr367" draw:text-style-name="P11" draw:layer="layout" svg:width="0.486cm" svg:height="0.357cm" svg:x="20.597cm" svg:y="13.664cm" svg:viewBox="0 0 487 358" draw:points="0,358 0,263 487,0 487,96">
                    <text:p/>
                  </draw:polygon>
                  <draw:line draw:style-name="gr368" draw:text-style-name="P9" draw:layer="layout" svg:x1="19.402cm" svg:y1="13.115cm" svg:x2="20.332cm" svg:y2="13.617cm">
                    <text:p/>
                  </draw:line>
                  <draw:line draw:style-name="gr369" draw:text-style-name="P9" draw:layer="layout" svg:x1="19.491cm" svg:y1="13.067cm" svg:x2="20.421cm" svg:y2="13.569cm">
                    <text:p/>
                  </draw:line>
                  <draw:line draw:style-name="gr370" draw:text-style-name="P9" draw:layer="layout" svg:x1="19.58cm" svg:y1="13.019cm" svg:x2="20.51cm" svg:y2="13.521cm">
                    <text:p/>
                  </draw:line>
                  <draw:line draw:style-name="gr371" draw:text-style-name="P9" draw:layer="layout" svg:x1="20.421cm" svg:y1="13.473cm" svg:x2="20.51cm" svg:y2="13.425cm">
                    <text:p/>
                  </draw:line>
                  <draw:line draw:style-name="gr372" draw:text-style-name="P9" draw:layer="layout" svg:x1="20.332cm" svg:y1="13.425cm" svg:x2="20.421cm" svg:y2="13.377cm">
                    <text:p/>
                  </draw:line>
                  <draw:line draw:style-name="gr373" draw:text-style-name="P9" draw:layer="layout" svg:x1="20.244cm" svg:y1="13.378cm" svg:x2="20.333cm" svg:y2="13.33cm">
                    <text:p/>
                  </draw:line>
                  <draw:line draw:style-name="gr374" draw:text-style-name="P9" draw:layer="layout" svg:x1="20.288cm" svg:y1="13.497cm" svg:x2="20.377cm" svg:y2="13.449cm">
                    <text:p/>
                  </draw:line>
                  <draw:line draw:style-name="gr375" draw:text-style-name="P9" draw:layer="layout" svg:x1="20.199cm" svg:y1="13.449cm" svg:x2="20.288cm" svg:y2="13.401cm">
                    <text:p/>
                  </draw:line>
                  <draw:line draw:style-name="gr376" draw:text-style-name="P9" draw:layer="layout" svg:x1="20.111cm" svg:y1="13.402cm" svg:x2="20.2cm" svg:y2="13.354cm">
                    <text:p/>
                  </draw:line>
                  <draw:line draw:style-name="gr377" draw:text-style-name="P9" draw:layer="layout" svg:x1="20.155cm" svg:y1="13.33cm" svg:x2="20.244cm" svg:y2="13.282cm">
                    <text:p/>
                  </draw:line>
                  <draw:line draw:style-name="gr378" draw:text-style-name="P9" draw:layer="layout" svg:x1="20.022cm" svg:y1="13.354cm" svg:x2="20.111cm" svg:y2="13.306cm">
                    <text:p/>
                  </draw:line>
                  <draw:line draw:style-name="gr379" draw:text-style-name="P9" draw:layer="layout" svg:x1="20.067cm" svg:y1="13.282cm" svg:x2="20.156cm" svg:y2="13.234cm">
                    <text:p/>
                  </draw:line>
                  <draw:line draw:style-name="gr380" draw:text-style-name="P9" draw:layer="layout" svg:x1="19.978cm" svg:y1="13.235cm" svg:x2="20.067cm" svg:y2="13.187cm">
                    <text:p/>
                  </draw:line>
                  <draw:line draw:style-name="gr381" draw:text-style-name="P9" draw:layer="layout" svg:x1="19.89cm" svg:y1="13.187cm" svg:x2="19.979cm" svg:y2="13.139cm">
                    <text:p/>
                  </draw:line>
                  <draw:line draw:style-name="gr382" draw:text-style-name="P9" draw:layer="layout" svg:x1="19.934cm" svg:y1="13.306cm" svg:x2="20.023cm" svg:y2="13.258cm">
                    <text:p/>
                  </draw:line>
                  <draw:line draw:style-name="gr383" draw:text-style-name="P9" draw:layer="layout" svg:x1="19.845cm" svg:y1="13.258cm" svg:x2="19.934cm" svg:y2="13.21cm">
                    <text:p/>
                  </draw:line>
                  <draw:line draw:style-name="gr384" draw:text-style-name="P9" draw:layer="layout" svg:x1="19.757cm" svg:y1="13.21cm" svg:x2="19.846cm" svg:y2="13.162cm">
                    <text:p/>
                  </draw:line>
                  <draw:line draw:style-name="gr385" draw:text-style-name="P9" draw:layer="layout" svg:x1="19.801cm" svg:y1="13.139cm" svg:x2="19.89cm" svg:y2="13.091cm">
                    <text:p/>
                  </draw:line>
                  <draw:line draw:style-name="gr386" draw:text-style-name="P9" draw:layer="layout" svg:x1="19.668cm" svg:y1="13.163cm" svg:x2="19.757cm" svg:y2="13.115cm">
                    <text:p/>
                  </draw:line>
                  <draw:line draw:style-name="gr387" draw:text-style-name="P9" draw:layer="layout" svg:x1="19.712cm" svg:y1="13.091cm" svg:x2="19.801cm" svg:y2="13.043cm">
                    <text:p/>
                  </draw:line>
                  <draw:line draw:style-name="gr388" draw:text-style-name="P9" draw:layer="layout" svg:x1="19.624cm" svg:y1="13.043cm" svg:x2="19.713cm" svg:y2="12.995cm">
                    <text:p/>
                  </draw:line>
                  <draw:line draw:style-name="gr389" draw:text-style-name="P9" draw:layer="layout" svg:x1="19.58cm" svg:y1="13.115cm" svg:x2="19.669cm" svg:y2="13.067cm">
                    <text:p/>
                  </draw:line>
                  <draw:line draw:style-name="gr390" draw:text-style-name="P9" draw:layer="layout" svg:x1="20.155cm" svg:y1="13.521cm" svg:x2="20.244cm" svg:y2="13.473cm">
                    <text:p/>
                  </draw:line>
                  <draw:line draw:style-name="gr391" draw:text-style-name="P9" draw:layer="layout" svg:x1="20.067cm" svg:y1="13.473cm" svg:x2="20.156cm" svg:y2="13.425cm">
                    <text:p/>
                  </draw:line>
                  <draw:line draw:style-name="gr392" draw:text-style-name="P9" draw:layer="layout" svg:x1="19.978cm" svg:y1="13.425cm" svg:x2="20.067cm" svg:y2="13.377cm">
                    <text:p/>
                  </draw:line>
                  <draw:line draw:style-name="gr393" draw:text-style-name="P9" draw:layer="layout" svg:x1="19.934cm" svg:y1="13.497cm" svg:x2="20.023cm" svg:y2="13.449cm">
                    <text:p/>
                  </draw:line>
                  <draw:line draw:style-name="gr394" draw:text-style-name="P9" draw:layer="layout" svg:x1="19.845cm" svg:y1="13.449cm" svg:x2="19.934cm" svg:y2="13.401cm">
                    <text:p/>
                  </draw:line>
                  <draw:line draw:style-name="gr395" draw:text-style-name="P9" draw:layer="layout" svg:x1="19.89cm" svg:y1="13.378cm" svg:x2="19.979cm" svg:y2="13.33cm">
                    <text:p/>
                  </draw:line>
                  <draw:line draw:style-name="gr396" draw:text-style-name="P9" draw:layer="layout" svg:x1="19.801cm" svg:y1="13.33cm" svg:x2="19.89cm" svg:y2="13.282cm">
                    <text:p/>
                  </draw:line>
                  <draw:line draw:style-name="gr397" draw:text-style-name="P9" draw:layer="layout" svg:x1="19.712cm" svg:y1="13.282cm" svg:x2="19.801cm" svg:y2="13.234cm">
                    <text:p/>
                  </draw:line>
                  <draw:line draw:style-name="gr398" draw:text-style-name="P9" draw:layer="layout" svg:x1="19.624cm" svg:y1="13.235cm" svg:x2="19.713cm" svg:y2="13.187cm">
                    <text:p/>
                  </draw:line>
                  <draw:line draw:style-name="gr399" draw:text-style-name="P9" draw:layer="layout" svg:x1="19.491cm" svg:y1="13.258cm" svg:x2="19.58cm" svg:y2="13.21cm">
                    <text:p/>
                  </draw:line>
                  <draw:line draw:style-name="gr400" draw:text-style-name="P9" draw:layer="layout" svg:x1="19.535cm" svg:y1="13.187cm" svg:x2="19.624cm" svg:y2="13.139cm">
                    <text:p/>
                  </draw:line>
                  <draw:line draw:style-name="gr401" draw:text-style-name="P9" draw:layer="layout" svg:x1="19.402cm" svg:y1="13.21cm" svg:x2="19.491cm" svg:y2="13.162cm">
                    <text:p/>
                  </draw:line>
                  <draw:line draw:style-name="gr402" draw:text-style-name="P9" draw:layer="layout" svg:x1="20.111cm" svg:y1="13.593cm" svg:x2="20.2cm" svg:y2="13.545cm">
                    <text:p/>
                  </draw:line>
                  <draw:line draw:style-name="gr403" draw:text-style-name="P9" draw:layer="layout" svg:x1="20.022cm" svg:y1="13.545cm" svg:x2="20.111cm" svg:y2="13.497cm">
                    <text:p/>
                  </draw:line>
                  <draw:line draw:style-name="gr404" draw:text-style-name="P9" draw:layer="layout" svg:x1="20.421cm" svg:y1="13.759cm" svg:x2="20.775cm" svg:y2="13.568cm">
                    <text:p/>
                  </draw:line>
                  <draw:line draw:style-name="gr405" draw:text-style-name="P9" draw:layer="layout" svg:x1="20.509cm" svg:y1="13.807cm" svg:x2="20.863cm" svg:y2="13.616cm">
                    <text:p/>
                  </draw:line>
                  <draw:line draw:style-name="gr406" draw:text-style-name="P9" draw:layer="layout" svg:x1="20.597cm" svg:y1="13.568cm" svg:x2="20.863cm" svg:y2="13.711cm">
                    <text:p/>
                  </draw:line>
                  <draw:line draw:style-name="gr407" draw:text-style-name="P9" draw:layer="layout" svg:x1="20.509cm" svg:y1="13.616cm" svg:x2="20.775cm" svg:y2="13.759cm">
                    <text:p/>
                  </draw:line>
                  <draw:line draw:style-name="gr408" draw:text-style-name="P9" draw:layer="layout" svg:x1="20.421cm" svg:y1="13.664cm" svg:x2="20.598cm" svg:y2="13.76cm">
                    <text:p/>
                  </draw:line>
                  <draw:polygon draw:style-name="gr409" draw:text-style-name="P5" draw:layer="layout" svg:width="1.415cm" svg:height="0.858cm" svg:x="19.181cm" svg:y="13.162cm" svg:viewBox="0 0 1416 859" draw:points="0,96 0,0 1416,764 1416,859">
                    <text:p/>
                  </draw:polygon>
                  <draw:polygon draw:style-name="gr410" draw:text-style-name="P8" draw:layer="layout" svg:width="1.902cm" svg:height="1.121cm" svg:x="19.181cm" svg:y="12.9cm" svg:viewBox="0 0 1903 1122" draw:points="487,0 1903,764 1903,859 1416,1122 0,358 0,263">
                    <text:p/>
                  </draw:polygon>
                </draw:g>
              </draw:g>
            </draw:g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323cm" svg:y="-1.077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31cm" svg:y="-0.474cm"/>
            <draw:glue-point draw:id="24" svg:x="-2.942cm" svg:y="0.129cm"/>
            <draw:glue-point draw:id="25" svg:x="-2.597cm" svg:y="0.431cm"/>
            <draw:glue-point draw:id="26" svg:x="-1.216cm" svg:y="1.637cm"/>
            <draw:glue-point draw:id="27" svg:x="-0.868cm" svg:y="2.241cm"/>
            <draw:path draw:style-name="gr411" draw:text-style-name="P4" draw:layer="layout" svg:width="1.303cm" svg:height="0.869cm" svg:x="14.03cm" svg:y="14.697cm" svg:viewBox="0 0 1304 870" svg:d="M0 870c276 0 1304-290 1304-522s-25-348-301-348c0 174-1003 637-1003 870z">
              <text:p/>
            </draw:path>
            <draw:g>
              <draw:polygon draw:style-name="gr412" draw:text-style-name="P5" draw:layer="layout" svg:width="2.206cm" svg:height="1.739cm" svg:x="11.823cm" svg:y="13.827cm" svg:viewBox="0 0 2207 1740" draw:points="0,464 0,0 2207,1276 2207,1740">
                <text:p/>
              </draw:polygon>
              <draw:polygon draw:style-name="gr413" draw:text-style-name="P6" draw:layer="layout" svg:width="1.002cm" svg:height="1.043cm" svg:x="14.03cm" svg:y="14.523cm" svg:viewBox="0 0 1003 1044" draw:points="0,1044 0,580 1003,0 1003,464">
                <text:p/>
              </draw:polygon>
              <draw:polygon draw:style-name="gr414" draw:text-style-name="P7" draw:layer="layout" svg:width="3.21cm" svg:height="1.855cm" svg:x="11.823cm" svg:y="13.247cm" svg:viewBox="0 0 3211 1856" draw:points="2207,1856 0,580 1003,0 3211,1276">
                <text:p/>
              </draw:polygon>
              <draw:polygon draw:style-name="gr415" draw:text-style-name="P10" draw:layer="layout" svg:width="0.2cm" svg:height="0.347cm" svg:x="13.729cm" svg:y="15.045cm" svg:viewBox="0 0 201 348" draw:points="0,232 0,0 201,116 201,348">
                <text:p/>
              </draw:polygon>
              <draw:polygon draw:style-name="gr416" draw:text-style-name="P8" draw:layer="layout" svg:width="3.21cm" svg:height="2.319cm" svg:x="11.823cm" svg:y="13.247cm" svg:viewBox="0 0 3211 2320" draw:points="0,1044 0,580 1003,0 3211,1276 3211,1740 2207,2320">
                <text:p/>
              </draw:polygon>
              <draw:polygon draw:style-name="gr417" draw:text-style-name="P15" draw:layer="layout" svg:width="0.099cm" svg:height="0.173cm" svg:x="12.024cm" svg:y="14.117cm" svg:viewBox="0 0 100 174" draw:points="0,116 0,0 100,58 100,174">
                <text:p/>
              </draw:polygon>
              <draw:polygon draw:style-name="gr418" draw:text-style-name="P15" draw:layer="layout" svg:width="0.099cm" svg:height="0.173cm" svg:x="12.224cm" svg:y="14.233cm" svg:viewBox="0 0 100 174" draw:points="0,116 0,0 100,58 100,174">
                <text:p/>
              </draw:polygon>
              <draw:polygon draw:style-name="gr419" draw:text-style-name="P15" draw:layer="layout" svg:width="0.099cm" svg:height="0.173cm" svg:x="12.425cm" svg:y="14.349cm" svg:viewBox="0 0 100 174" draw:points="0,116 0,0 100,58 100,174">
                <text:p/>
              </draw:polygon>
              <draw:polygon draw:style-name="gr420" draw:text-style-name="P15" draw:layer="layout" svg:width="0.099cm" svg:height="0.173cm" svg:x="12.626cm" svg:y="14.465cm" svg:viewBox="0 0 100 174" draw:points="0,116 0,0 100,58 100,174">
                <text:p/>
              </draw:polygon>
              <draw:polygon draw:style-name="gr421" draw:text-style-name="P15" draw:layer="layout" svg:width="0.099cm" svg:height="0.173cm" svg:x="12.826cm" svg:y="14.581cm" svg:viewBox="0 0 100 174" draw:points="0,116 0,0 100,58 100,174">
                <text:p/>
              </draw:polygon>
              <draw:polygon draw:style-name="gr422" draw:text-style-name="P15" draw:layer="layout" svg:width="0.099cm" svg:height="0.173cm" svg:x="13.027cm" svg:y="14.697cm" svg:viewBox="0 0 100 174" draw:points="0,116 0,0 100,58 100,174">
                <text:p/>
              </draw:polygon>
              <draw:polygon draw:style-name="gr423" draw:text-style-name="P15" draw:layer="layout" svg:width="0.099cm" svg:height="0.173cm" svg:x="13.228cm" svg:y="14.813cm" svg:viewBox="0 0 100 174" draw:points="0,116 0,0 100,58 100,174">
                <text:p/>
              </draw:polygon>
              <draw:polygon draw:style-name="gr424" draw:text-style-name="P15" draw:layer="layout" svg:width="0.099cm" svg:height="0.173cm" svg:x="13.428cm" svg:y="14.929cm" svg:viewBox="0 0 100 174" draw:points="0,116 0,0 100,58 100,174">
                <text:p/>
              </draw:polygon>
            </draw:g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323cm" svg:y="-1.077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31cm" svg:y="-0.474cm"/>
            <draw:glue-point draw:id="24" svg:x="-2.942cm" svg:y="0.129cm"/>
            <draw:glue-point draw:id="25" svg:x="-2.597cm" svg:y="0.431cm"/>
            <draw:glue-point draw:id="26" svg:x="-1.216cm" svg:y="1.637cm"/>
            <draw:glue-point draw:id="27" svg:x="-0.868cm" svg:y="2.241cm"/>
            <draw:path draw:style-name="gr425" draw:text-style-name="P4" draw:layer="layout" svg:width="1.303cm" svg:height="0.869cm" svg:x="17.953cm" svg:y="16.959cm" svg:viewBox="0 0 1304 870" svg:d="M0 870c276 0 1304-290 1304-522s-25-348-301-348c0 174-1003 637-1003 870z">
              <text:p/>
            </draw:path>
            <draw:g>
              <draw:polygon draw:style-name="gr426" draw:text-style-name="P5" draw:layer="layout" svg:width="2.206cm" svg:height="1.739cm" svg:x="15.746cm" svg:y="16.089cm" svg:viewBox="0 0 2207 1740" draw:points="0,464 0,0 2207,1276 2207,1740">
                <text:p/>
              </draw:polygon>
              <draw:polygon draw:style-name="gr427" draw:text-style-name="P6" draw:layer="layout" svg:width="1.002cm" svg:height="1.043cm" svg:x="17.953cm" svg:y="16.785cm" svg:viewBox="0 0 1003 1044" draw:points="0,1044 0,580 1003,0 1003,464">
                <text:p/>
              </draw:polygon>
              <draw:polygon draw:style-name="gr428" draw:text-style-name="P7" draw:layer="layout" svg:width="3.21cm" svg:height="1.855cm" svg:x="15.746cm" svg:y="15.509cm" svg:viewBox="0 0 3211 1856" draw:points="2207,1856 0,580 1003,0 3211,1276">
                <text:p/>
              </draw:polygon>
              <draw:polygon draw:style-name="gr429" draw:text-style-name="P10" draw:layer="layout" svg:width="0.2cm" svg:height="0.347cm" svg:x="17.652cm" svg:y="17.307cm" svg:viewBox="0 0 201 348" draw:points="0,232 0,0 201,116 201,348">
                <text:p/>
              </draw:polygon>
              <draw:polygon draw:style-name="gr430" draw:text-style-name="P8" draw:layer="layout" svg:width="3.21cm" svg:height="2.319cm" svg:x="15.746cm" svg:y="15.509cm" svg:viewBox="0 0 3211 2320" draw:points="0,1044 0,580 1003,0 3211,1276 3211,1740 2207,2320">
                <text:p/>
              </draw:polygon>
              <draw:polygon draw:style-name="gr431" draw:text-style-name="P15" draw:layer="layout" svg:width="0.099cm" svg:height="0.173cm" svg:x="15.947cm" svg:y="16.379cm" svg:viewBox="0 0 100 174" draw:points="0,116 0,0 100,58 100,174">
                <text:p/>
              </draw:polygon>
              <draw:polygon draw:style-name="gr432" draw:text-style-name="P15" draw:layer="layout" svg:width="0.099cm" svg:height="0.173cm" svg:x="16.147cm" svg:y="16.495cm" svg:viewBox="0 0 100 174" draw:points="0,116 0,0 100,58 100,174">
                <text:p/>
              </draw:polygon>
              <draw:polygon draw:style-name="gr433" draw:text-style-name="P15" draw:layer="layout" svg:width="0.099cm" svg:height="0.173cm" svg:x="16.348cm" svg:y="16.611cm" svg:viewBox="0 0 100 174" draw:points="0,116 0,0 100,58 100,174">
                <text:p/>
              </draw:polygon>
              <draw:polygon draw:style-name="gr434" draw:text-style-name="P15" draw:layer="layout" svg:width="0.099cm" svg:height="0.173cm" svg:x="16.549cm" svg:y="16.727cm" svg:viewBox="0 0 100 174" draw:points="0,116 0,0 100,58 100,174">
                <text:p/>
              </draw:polygon>
              <draw:polygon draw:style-name="gr435" draw:text-style-name="P15" draw:layer="layout" svg:width="0.099cm" svg:height="0.173cm" svg:x="16.749cm" svg:y="16.843cm" svg:viewBox="0 0 100 174" draw:points="0,116 0,0 100,58 100,174">
                <text:p/>
              </draw:polygon>
              <draw:polygon draw:style-name="gr436" draw:text-style-name="P15" draw:layer="layout" svg:width="0.099cm" svg:height="0.173cm" svg:x="16.95cm" svg:y="16.959cm" svg:viewBox="0 0 100 174" draw:points="0,116 0,0 100,58 100,174">
                <text:p/>
              </draw:polygon>
              <draw:polygon draw:style-name="gr437" draw:text-style-name="P15" draw:layer="layout" svg:width="0.099cm" svg:height="0.173cm" svg:x="17.151cm" svg:y="17.075cm" svg:viewBox="0 0 100 174" draw:points="0,116 0,0 100,58 100,174">
                <text:p/>
              </draw:polygon>
              <draw:polygon draw:style-name="gr438" draw:text-style-name="P15" draw:layer="layout" svg:width="0.099cm" svg:height="0.173cm" svg:x="17.351cm" svg:y="17.191cm" svg:viewBox="0 0 100 174" draw:points="0,116 0,0 100,58 100,174">
                <text:p/>
              </draw:polygon>
            </draw:g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323cm" svg:y="-1.077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31cm" svg:y="-0.474cm"/>
            <draw:glue-point draw:id="24" svg:x="-2.942cm" svg:y="0.129cm"/>
            <draw:glue-point draw:id="25" svg:x="-2.597cm" svg:y="0.431cm"/>
            <draw:glue-point draw:id="26" svg:x="-1.216cm" svg:y="1.637cm"/>
            <draw:glue-point draw:id="27" svg:x="-0.868cm" svg:y="2.241cm"/>
            <draw:path draw:style-name="gr439" draw:text-style-name="P4" draw:layer="layout" svg:width="1.303cm" svg:height="0.869cm" svg:x="10.087cm" svg:y="12.468cm" svg:viewBox="0 0 1304 870" svg:d="M0 870c276 0 1304-290 1304-522s-25-348-301-348c0 174-1003 637-1003 870z">
              <text:p/>
            </draw:path>
            <draw:g>
              <draw:polygon draw:style-name="gr440" draw:text-style-name="P5" draw:layer="layout" svg:width="2.206cm" svg:height="1.739cm" svg:x="7.88cm" svg:y="11.598cm" svg:viewBox="0 0 2207 1740" draw:points="0,464 0,0 2207,1276 2207,1740">
                <text:p/>
              </draw:polygon>
              <draw:polygon draw:style-name="gr441" draw:text-style-name="P6" draw:layer="layout" svg:width="1.002cm" svg:height="1.043cm" svg:x="10.087cm" svg:y="12.294cm" svg:viewBox="0 0 1003 1044" draw:points="0,1044 0,580 1003,0 1003,464">
                <text:p/>
              </draw:polygon>
              <draw:polygon draw:style-name="gr442" draw:text-style-name="P7" draw:layer="layout" svg:width="3.21cm" svg:height="1.855cm" svg:x="7.88cm" svg:y="11.018cm" svg:viewBox="0 0 3211 1856" draw:points="2207,1856 0,580 1003,0 3211,1276">
                <text:p/>
              </draw:polygon>
              <draw:polygon draw:style-name="gr443" draw:text-style-name="P10" draw:layer="layout" svg:width="0.2cm" svg:height="0.347cm" svg:x="9.786cm" svg:y="12.816cm" svg:viewBox="0 0 201 348" draw:points="0,232 0,0 201,116 201,348">
                <text:p/>
              </draw:polygon>
              <draw:polygon draw:style-name="gr444" draw:text-style-name="P8" draw:layer="layout" svg:width="3.21cm" svg:height="2.319cm" svg:x="7.88cm" svg:y="11.018cm" svg:viewBox="0 0 3211 2320" draw:points="0,1044 0,580 1003,0 3211,1276 3211,1740 2207,2320">
                <text:p/>
              </draw:polygon>
              <draw:polygon draw:style-name="gr445" draw:text-style-name="P15" draw:layer="layout" svg:width="0.099cm" svg:height="0.173cm" svg:x="8.081cm" svg:y="11.888cm" svg:viewBox="0 0 100 174" draw:points="0,116 0,0 100,58 100,174">
                <text:p/>
              </draw:polygon>
              <draw:polygon draw:style-name="gr446" draw:text-style-name="P15" draw:layer="layout" svg:width="0.099cm" svg:height="0.173cm" svg:x="8.281cm" svg:y="12.004cm" svg:viewBox="0 0 100 174" draw:points="0,116 0,0 100,58 100,174">
                <text:p/>
              </draw:polygon>
              <draw:polygon draw:style-name="gr447" draw:text-style-name="P15" draw:layer="layout" svg:width="0.099cm" svg:height="0.173cm" svg:x="8.482cm" svg:y="12.12cm" svg:viewBox="0 0 100 174" draw:points="0,116 0,0 100,58 100,174">
                <text:p/>
              </draw:polygon>
              <draw:polygon draw:style-name="gr448" draw:text-style-name="P15" draw:layer="layout" svg:width="0.099cm" svg:height="0.173cm" svg:x="8.683cm" svg:y="12.236cm" svg:viewBox="0 0 100 174" draw:points="0,116 0,0 100,58 100,174">
                <text:p/>
              </draw:polygon>
              <draw:polygon draw:style-name="gr449" draw:text-style-name="P15" draw:layer="layout" svg:width="0.099cm" svg:height="0.173cm" svg:x="8.883cm" svg:y="12.352cm" svg:viewBox="0 0 100 174" draw:points="0,116 0,0 100,58 100,174">
                <text:p/>
              </draw:polygon>
              <draw:polygon draw:style-name="gr450" draw:text-style-name="P15" draw:layer="layout" svg:width="0.099cm" svg:height="0.173cm" svg:x="9.084cm" svg:y="12.468cm" svg:viewBox="0 0 100 174" draw:points="0,116 0,0 100,58 100,174">
                <text:p/>
              </draw:polygon>
              <draw:polygon draw:style-name="gr451" draw:text-style-name="P15" draw:layer="layout" svg:width="0.099cm" svg:height="0.173cm" svg:x="9.285cm" svg:y="12.584cm" svg:viewBox="0 0 100 174" draw:points="0,116 0,0 100,58 100,174">
                <text:p/>
              </draw:polygon>
              <draw:polygon draw:style-name="gr452" draw:text-style-name="P15" draw:layer="layout" svg:width="0.099cm" svg:height="0.173cm" svg:x="9.485cm" svg:y="12.7cm" svg:viewBox="0 0 100 174" draw:points="0,116 0,0 100,58 100,174">
                <text:p/>
              </draw:polygon>
            </draw:g>
          </draw:g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ones de bo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Multiplicar el ancho de banda para enfrentar altas demandas</text:p>
                  </text:list-item>
                  <text:list-item>
                    <text:p>Ofrecer redundancia para tolerancia a fallos</text:p>
                  </text:list-item>
                </text:list>
              </text:list-item>
            </text:list>
          </draw:text-box>
        </draw:frame>
        <draw:g>
          <draw:line draw:style-name="gr2" draw:text-style-name="P3" draw:layer="layout" svg:x1="6.92cm" svg:y1="18.383cm" svg:x2="8.695cm" svg:y2="12.23cm">
            <text:p/>
          </draw:line>
          <draw:line draw:style-name="gr2" draw:text-style-name="P3" draw:layer="layout" svg:x1="6.968cm" svg:y1="18.064cm" svg:x2="13.128cm" svg:y2="14.535cm">
            <text:p/>
          </draw:line>
          <draw:line draw:style-name="gr2" draw:text-style-name="P3" draw:layer="layout" svg:x1="7.488cm" svg:y1="18.6cm" svg:x2="17.233cm" svg:y2="17.024cm">
            <text:p/>
          </draw:line>
          <draw:line draw:style-name="gr2" draw:text-style-name="P3" draw:layer="layout" svg:x1="7.415cm" svg:y1="18.285cm" svg:x2="17.372cm" svg:y2="16.614cm">
            <text:p/>
          </draw:line>
          <draw:line draw:style-name="gr2" draw:text-style-name="P3" draw:layer="layout" svg:x1="7.207cm" svg:y1="18.659cm" svg:x2="8.982cm" svg:y2="12.506cm">
            <text:p/>
          </draw:line>
          <draw:line draw:style-name="gr2" draw:text-style-name="P3" draw:layer="layout" svg:x1="9.814cm" svg:y1="11.901cm" svg:x2="15.213cm" svg:y2="10.87cm">
            <text:p/>
          </draw:line>
          <draw:line draw:style-name="gr2" draw:text-style-name="P3" draw:layer="layout" svg:x1="7.348cm" svg:y1="18.228cm" svg:x2="13.508cm" svg:y2="14.699cm">
            <text:p/>
          </draw:line>
          <draw:line draw:style-name="gr2" draw:text-style-name="P3" draw:layer="layout" svg:x1="13.716cm" svg:y1="14.351cm" svg:x2="15.109cm" svg:y2="11.044cm">
            <text:p/>
          </draw:line>
          <draw:line draw:style-name="gr2" draw:text-style-name="P3" draw:layer="layout" svg:x1="17.372cm" svg:y1="16.475cm" svg:x2="15.527cm" svg:y2="11.356cm">
            <text:p/>
          </draw:line>
          <draw:line draw:style-name="gr2" draw:text-style-name="P3" draw:layer="layout" svg:x1="17.824cm" svg:y1="16.405cm" svg:x2="20.157cm" svg:y2="12.993cm">
            <text:p/>
          </draw:line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53" draw:text-style-name="P4" draw:layer="layout" svg:width="2.507cm" svg:height="1.469cm" svg:x="6.855cm" svg:y="18.519cm" svg:viewBox="0 0 2508 1470" svg:d="M0 1470c710 0 1823-464 2303-770s0-700-242-700z">
              <text:p/>
            </draw:path>
            <draw:g>
              <draw:polygon draw:style-name="gr454" draw:text-style-name="P5" draw:layer="layout" svg:width="1.454cm" svg:height="3.639cm" svg:x="5.4cm" svg:y="16.349cm" svg:viewBox="0 0 1455 3640" draw:points="0,2800 0,0 1455,840 1455,3640">
                <text:p/>
              </draw:polygon>
              <draw:polygon draw:style-name="gr455" draw:text-style-name="P6" draw:layer="layout" svg:width="2.06cm" svg:height="3.989cm" svg:x="6.855cm" svg:y="15.999cm" svg:viewBox="0 0 2061 3990" draw:points="0,3990 0,1190 2061,0 2061,2800">
                <text:p/>
              </draw:polygon>
              <draw:polygon draw:style-name="gr456" draw:text-style-name="P7" draw:layer="layout" svg:width="3.515cm" svg:height="2.029cm" svg:x="5.4cm" svg:y="15.159cm" svg:viewBox="0 0 3516 2030" draw:points="1455,2030 0,1190 2061,0 3516,840">
                <text:p/>
              </draw:polygon>
              <draw:polygon draw:style-name="gr457" draw:text-style-name="P8" draw:layer="layout" svg:width="3.515cm" svg:height="4.829cm" svg:x="5.4cm" svg:y="15.159cm" svg:viewBox="0 0 3516 4830" draw:points="0,3990 0,1190 2061,0 3516,840 3516,3640 1455,4830">
                <text:p/>
              </draw:polygon>
              <draw:line draw:style-name="gr458" draw:text-style-name="P9" draw:layer="layout" svg:x1="6.612cm" svg:y1="19.289cm" svg:x2="5.642cm" svg:y2="18.729cm">
                <text:p/>
              </draw:line>
              <draw:line draw:style-name="gr459" draw:text-style-name="P9" draw:layer="layout" svg:x1="6.612cm" svg:y1="19.569cm" svg:x2="5.642cm" svg:y2="19.009cm">
                <text:p/>
              </draw:line>
              <draw:line draw:style-name="gr460" draw:text-style-name="P9" draw:layer="layout" svg:x1="6.612cm" svg:y1="19.429cm" svg:x2="5.642cm" svg:y2="18.869cm">
                <text:p/>
              </draw:line>
              <draw:polyline draw:style-name="gr461" draw:text-style-name="P9" draw:layer="layout" svg:width="1.211cm" svg:height="0.839cm" svg:x="5.521cm" svg:y="16.769cm" svg:viewBox="0 0 1212 840" draw:points="1212,840 0,140 0,0">
                <text:p/>
              </draw:polyline>
              <draw:polyline draw:style-name="gr462" draw:text-style-name="P9" draw:layer="layout" svg:width="1.19cm" svg:height="0.842cm" svg:x="5.542cm" svg:y="16.766cm" svg:viewBox="0 0 1191 843" draw:points="1191,843 1191,703 0,0">
                <text:p/>
              </draw:polyline>
              <draw:polygon draw:style-name="gr463" draw:text-style-name="P10" draw:layer="layout" svg:width="0.141cm" svg:height="0.246cm" svg:x="5.97cm" svg:y="18.166cm" svg:viewBox="0 0 142 247" draw:points="0,165 0,0 142,82 142,247">
                <text:p/>
              </draw:polygon>
              <draw:line draw:style-name="gr464" draw:text-style-name="P9" draw:layer="layout" svg:x1="6.612cm" svg:y1="19.149cm" svg:x2="5.642cm" svg:y2="18.589cm">
                <text:p/>
              </draw:line>
            </draw:g>
          </draw:g>
          <draw:line draw:style-name="gr2" draw:text-style-name="P3" draw:layer="layout" svg:x1="14.099cm" svg:y1="14.247cm" svg:x2="19.983cm" svg:y2="13.341cm">
            <text:p/>
          </draw:line>
          <draw:line draw:style-name="gr2" draw:text-style-name="P3" draw:layer="layout" svg:x1="10.479cm" svg:y1="12.018cm" svg:x2="19.67cm" svg:y2="13.341cm">
            <text:p/>
          </draw:line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465" draw:text-style-name="P4" draw:layer="layout" svg:width="1.098cm" svg:height="0.846cm" svg:x="14.656cm" svg:y="10.609cm" svg:viewBox="0 0 1099 847" svg:d="M0 847c328 0 627-181 940-363 313-181 104-484-105-484 13 27-835 847-835 847z">
                <text:p/>
              </draw:path>
              <draw:g>
                <draw:polygon draw:style-name="gr466" draw:text-style-name="P7" draw:layer="layout" svg:width="1.564cm" svg:height="0.907cm" svg:x="13.926cm" svg:y="8.732cm" svg:viewBox="0 0 1565 908" draw:points="312,908 0,726 1252,0 1565,182">
                  <text:p/>
                </draw:polygon>
                <draw:polygon draw:style-name="gr467" draw:text-style-name="P10" draw:layer="layout" svg:width="0.119cm" svg:height="0.277cm" svg:x="14.045cm" svg:y="9.75cm" svg:viewBox="0 0 120 278" draw:points="0,208 0,0 120,69 120,278">
                  <text:p/>
                </draw:polygon>
                <draw:polygon draw:style-name="gr468" draw:text-style-name="P5" draw:layer="layout" svg:width="0.521cm" svg:height="0.423cm" svg:x="14.133cm" svg:y="11.032cm" svg:viewBox="0 0 522 424" draw:points="0,121 0,0 522,303 522,424">
                  <text:p/>
                </draw:polygon>
                <draw:polygon draw:style-name="gr469" draw:text-style-name="P5" draw:layer="layout" svg:width="0.311cm" svg:height="1.997cm" svg:x="13.926cm" svg:y="9.458cm" svg:viewBox="0 0 312 1998" draw:points="0,1816 0,0 312,182 312,1998">
                  <text:p/>
                </draw:polygon>
                <draw:polygon draw:style-name="gr470" draw:text-style-name="P11" draw:layer="layout" svg:width="0.731cm" svg:height="0.544cm" svg:x="14.655cm" svg:y="10.911cm" svg:viewBox="0 0 732 545" draw:points="1,545 0,424 732,0 732,121">
                  <text:p/>
                </draw:polygon>
                <draw:polygon draw:style-name="gr471" draw:text-style-name="P7" draw:layer="layout" svg:width="0.938cm" svg:height="0.544cm" svg:x="14.448cm" svg:y="10.79cm" svg:viewBox="0 0 939 545" draw:points="208,545 0,424 731,0 939,121">
                  <text:p/>
                </draw:polygon>
                <draw:polygon draw:style-name="gr472" draw:text-style-name="P6" draw:layer="layout" svg:width="1.251cm" svg:height="2.541cm" svg:x="14.238cm" svg:y="8.914cm" svg:viewBox="0 0 1252 2542" draw:points="0,2542 0,726 1252,0 1252,1816">
                  <text:p/>
                </draw:polygon>
                <draw:polygon draw:style-name="gr473" draw:text-style-name="P8" draw:layer="layout" svg:width="1.564cm" svg:height="2.723cm" svg:x="13.926cm" svg:y="8.732cm" svg:viewBox="0 0 1565 2724" draw:points="0,2542 0,726 1252,0 1565,182 1565,1998 1356,2119 1461,2179 1461,2300 730,2724 522,2603 312,2724">
                  <text:p/>
                </draw:polygon>
                <draw:polygon draw:style-name="gr474" draw:text-style-name="P12" draw:layer="layout" svg:width="0.103cm" svg:height="0.181cm" svg:x="14.03cm" svg:y="10.306cm" svg:viewBox="0 0 104 182" draw:points="0,121 0,0 104,61 104,182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475" draw:text-style-name="P4" draw:layer="layout" svg:width="0.484cm" svg:height="0.285cm" svg:x="16.372cm" svg:y="12.024cm" svg:viewBox="0 0 485 286" svg:d="M0 286c122 0 485-95 485-167 0-71-11-119-133-119 0 71-354 71-352 286z">
                  <text:p/>
                </draw:path>
                <draw:g>
                  <draw:polygon draw:style-name="gr476" draw:text-style-name="P5" draw:layer="layout" svg:width="0.22cm" svg:height="0.238cm" svg:x="16.193cm" svg:y="12.072cm" svg:viewBox="0 0 221 239" draw:points="0,143 44,0 221,96 177,239">
                    <text:p/>
                  </draw:polygon>
                  <draw:polygon draw:style-name="gr477" draw:text-style-name="P7" draw:layer="layout" svg:width="0.486cm" svg:height="0.262cm" svg:x="16.237cm" svg:y="11.905cm" svg:viewBox="0 0 487 263" draw:points="0,167 89,96 221,24 310,0 487,96 399,119 266,191 177,263">
                    <text:p/>
                  </draw:polygon>
                  <draw:path draw:style-name="gr478" draw:text-style-name="P11" draw:layer="layout" svg:width="0.398cm" svg:height="0.309cm" svg:x="16.37cm" svg:y="12cm" svg:viewBox="0 0 399 310" svg:d="M399 96c0-144-89-96-178-48-88 48-177 48-221 262 0 0 177-95 399-214z">
                    <text:p/>
                  </draw:path>
                  <draw:path draw:style-name="gr479" draw:text-style-name="P8" draw:layer="layout" svg:width="0.575cm" svg:height="0.405cm" svg:x="16.193cm" svg:y="11.905cm" svg:viewBox="0 0 576 406" svg:d="M354 0c-88 24-88 24-177 71-44 25-133 48-177 239 89 48 89 48 177 96 51-22 310-167 399-215 0-120-89-120-222-191z">
                    <text:p/>
                  </draw:path>
                </draw:g>
              </draw:g>
              <draw:g>
                <draw:path draw:style-name="gr480" draw:text-style-name="P4" draw:layer="layout" svg:width="0.796cm" svg:height="0.572cm" svg:x="15.971cm" svg:y="10.878cm" svg:viewBox="0 0 797 573" svg:d="M3 573c121 0 794-24 794-239s-231-334-353-334c0 71-486 48-441 573z">
                  <text:p/>
                </draw:path>
                <draw:g>
                  <draw:polygon draw:style-name="gr481" draw:text-style-name="P5" draw:layer="layout" svg:width="0.442cm" svg:height="0.333cm" svg:x="15.529cm" svg:y="11.117cm" svg:viewBox="0 0 443 334" draw:points="0,96 0,0 443,239 443,334">
                    <text:p/>
                  </draw:polygon>
                  <draw:polygon draw:style-name="gr482" draw:text-style-name="P5" draw:layer="layout" svg:width="0.442cm" svg:height="0.405cm" svg:x="15.883cm" svg:y="10.759cm" svg:viewBox="0 0 443 406" draw:points="0,167 0,0 443,239 443,406">
                    <text:p/>
                  </draw:polygon>
                  <draw:polygon draw:style-name="gr483" draw:text-style-name="P7" draw:layer="layout" svg:width="0.796cm" svg:height="0.429cm" svg:x="15.529cm" svg:y="10.926cm" svg:viewBox="0 0 797 430" draw:points="0,191 354,0 797,239 443,430">
                    <text:p/>
                  </draw:polygon>
                  <draw:line draw:style-name="gr484" draw:text-style-name="P9" draw:layer="layout" svg:x1="15.883cm" svg:y1="10.926cm" svg:x2="16.326cm" svg:y2="11.165cm">
                    <text:p/>
                  </draw:line>
                  <draw:polygon draw:style-name="gr485" draw:text-style-name="P11" draw:layer="layout" svg:width="0.442cm" svg:height="0.405cm" svg:x="15.971cm" svg:y="11.045cm" svg:viewBox="0 0 443 406" draw:points="0,406 0,310 354,119 354,0 443,48 443,167">
                    <text:p/>
                  </draw:polygon>
                  <draw:polygon draw:style-name="gr486" draw:text-style-name="P5" draw:layer="layout" svg:width="1.415cm" svg:height="1.813cm" svg:x="15.042cm" svg:y="9.303cm" svg:viewBox="0 0 1416 1814" draw:points="0,1050 0,0 1416,764 1416,1814">
                    <text:p/>
                  </draw:polygon>
                  <draw:polygon draw:style-name="gr487" draw:text-style-name="P13" draw:layer="layout" svg:width="1.327cm" svg:height="1.67cm" svg:x="15.087cm" svg:y="9.374cm" svg:viewBox="0 0 1328 1671" draw:points="0,955 0,0 1328,716 1328,1671">
                    <text:p/>
                  </draw:polygon>
                  <draw:polygon draw:style-name="gr488" draw:text-style-name="P7" draw:layer="layout" svg:width="1.504cm" svg:height="0.81cm" svg:x="15.042cm" svg:y="9.255cm" svg:viewBox="0 0 1505 811" draw:points="1416,811 0,48 89,0 1505,764">
                    <text:p/>
                  </draw:polygon>
                  <draw:polygon draw:style-name="gr489" draw:text-style-name="P11" draw:layer="layout" svg:width="0.088cm" svg:height="1.097cm" svg:x="16.459cm" svg:y="10.019cm" svg:viewBox="0 0 89 1098" draw:points="0,1098 0,48 89,0 89,1050">
                    <text:p/>
                  </draw:polygon>
                  <draw:polygon draw:style-name="gr490" draw:text-style-name="P8" draw:layer="layout" svg:width="1.504cm" svg:height="2.195cm" svg:x="15.042cm" svg:y="9.255cm" svg:viewBox="0 0 1505 2196" draw:points="89,0 1505,764 1505,1814 1416,1862 1372,1838 1372,1957 930,2196 487,1957 487,1862 841,1671 841,1552 0,1098 0,48">
                    <text:p/>
                  </draw:polygon>
                </draw:g>
              </draw:g>
              <draw:g>
                <draw:path draw:style-name="gr491" draw:text-style-name="P4" draw:layer="layout" svg:width="0.576cm" svg:height="0.285cm" svg:x="15.793cm" svg:y="11.762cm" svg:viewBox="0 0 577 286" svg:d="M3 286c122 0 574-119 574-190 0-72-11-96-133-96 0 71-487 48-441 286z">
                  <text:p/>
                </draw:path>
                <draw:g>
                  <draw:polygon draw:style-name="gr492" draw:text-style-name="P7" draw:layer="layout" svg:width="1.902cm" svg:height="1.026cm" svg:x="14.378cm" svg:y="10.95cm" svg:viewBox="0 0 1903 1027" draw:points="1416,1027 0,263 487,0 1903,764">
                    <text:p/>
                  </draw:polygon>
                  <draw:polygon draw:style-name="gr493" draw:text-style-name="P14" draw:layer="layout" svg:width="1.283cm" svg:height="0.691cm" svg:x="14.511cm" svg:y="11.022cm" svg:viewBox="0 0 1284 692" draw:points="0,191 354,0 1284,502 930,692">
                    <text:p/>
                  </draw:polygon>
                  <draw:polygon draw:style-name="gr494" draw:text-style-name="P14" draw:layer="layout" svg:width="0.619cm" svg:height="0.333cm" svg:x="15.529cm" svg:y="11.571cm" svg:viewBox="0 0 620 334" draw:points="0,191 354,0 620,143 266,334">
                    <text:p/>
                  </draw:polygon>
                  <draw:polygon draw:style-name="gr495" draw:text-style-name="P11" draw:layer="layout" svg:width="0.486cm" svg:height="0.357cm" svg:x="15.794cm" svg:y="11.714cm" svg:viewBox="0 0 487 358" draw:points="0,358 0,263 487,0 487,96">
                    <text:p/>
                  </draw:polygon>
                  <draw:line draw:style-name="gr496" draw:text-style-name="P9" draw:layer="layout" svg:x1="14.599cm" svg:y1="11.165cm" svg:x2="15.529cm" svg:y2="11.667cm">
                    <text:p/>
                  </draw:line>
                  <draw:line draw:style-name="gr497" draw:text-style-name="P9" draw:layer="layout" svg:x1="14.688cm" svg:y1="11.117cm" svg:x2="15.618cm" svg:y2="11.619cm">
                    <text:p/>
                  </draw:line>
                  <draw:line draw:style-name="gr498" draw:text-style-name="P9" draw:layer="layout" svg:x1="14.777cm" svg:y1="11.069cm" svg:x2="15.707cm" svg:y2="11.571cm">
                    <text:p/>
                  </draw:line>
                  <draw:line draw:style-name="gr499" draw:text-style-name="P9" draw:layer="layout" svg:x1="15.618cm" svg:y1="11.523cm" svg:x2="15.707cm" svg:y2="11.475cm">
                    <text:p/>
                  </draw:line>
                  <draw:line draw:style-name="gr500" draw:text-style-name="P9" draw:layer="layout" svg:x1="15.529cm" svg:y1="11.475cm" svg:x2="15.618cm" svg:y2="11.427cm">
                    <text:p/>
                  </draw:line>
                  <draw:line draw:style-name="gr501" draw:text-style-name="P9" draw:layer="layout" svg:x1="15.441cm" svg:y1="11.428cm" svg:x2="15.53cm" svg:y2="11.38cm">
                    <text:p/>
                  </draw:line>
                  <draw:line draw:style-name="gr502" draw:text-style-name="P9" draw:layer="layout" svg:x1="15.485cm" svg:y1="11.547cm" svg:x2="15.574cm" svg:y2="11.499cm">
                    <text:p/>
                  </draw:line>
                  <draw:line draw:style-name="gr503" draw:text-style-name="P9" draw:layer="layout" svg:x1="15.396cm" svg:y1="11.499cm" svg:x2="15.485cm" svg:y2="11.451cm">
                    <text:p/>
                  </draw:line>
                  <draw:line draw:style-name="gr504" draw:text-style-name="P9" draw:layer="layout" svg:x1="15.308cm" svg:y1="11.452cm" svg:x2="15.397cm" svg:y2="11.404cm">
                    <text:p/>
                  </draw:line>
                  <draw:line draw:style-name="gr505" draw:text-style-name="P9" draw:layer="layout" svg:x1="15.352cm" svg:y1="11.38cm" svg:x2="15.441cm" svg:y2="11.332cm">
                    <text:p/>
                  </draw:line>
                  <draw:line draw:style-name="gr506" draw:text-style-name="P9" draw:layer="layout" svg:x1="15.219cm" svg:y1="11.404cm" svg:x2="15.308cm" svg:y2="11.356cm">
                    <text:p/>
                  </draw:line>
                  <draw:line draw:style-name="gr507" draw:text-style-name="P9" draw:layer="layout" svg:x1="15.264cm" svg:y1="11.332cm" svg:x2="15.353cm" svg:y2="11.284cm">
                    <text:p/>
                  </draw:line>
                  <draw:line draw:style-name="gr508" draw:text-style-name="P9" draw:layer="layout" svg:x1="15.175cm" svg:y1="11.285cm" svg:x2="15.264cm" svg:y2="11.237cm">
                    <text:p/>
                  </draw:line>
                  <draw:line draw:style-name="gr509" draw:text-style-name="P9" draw:layer="layout" svg:x1="15.087cm" svg:y1="11.237cm" svg:x2="15.176cm" svg:y2="11.189cm">
                    <text:p/>
                  </draw:line>
                  <draw:line draw:style-name="gr510" draw:text-style-name="P9" draw:layer="layout" svg:x1="15.131cm" svg:y1="11.356cm" svg:x2="15.22cm" svg:y2="11.308cm">
                    <text:p/>
                  </draw:line>
                  <draw:line draw:style-name="gr511" draw:text-style-name="P9" draw:layer="layout" svg:x1="15.042cm" svg:y1="11.308cm" svg:x2="15.131cm" svg:y2="11.26cm">
                    <text:p/>
                  </draw:line>
                  <draw:line draw:style-name="gr512" draw:text-style-name="P9" draw:layer="layout" svg:x1="14.954cm" svg:y1="11.26cm" svg:x2="15.043cm" svg:y2="11.212cm">
                    <text:p/>
                  </draw:line>
                  <draw:line draw:style-name="gr513" draw:text-style-name="P9" draw:layer="layout" svg:x1="14.998cm" svg:y1="11.189cm" svg:x2="15.087cm" svg:y2="11.141cm">
                    <text:p/>
                  </draw:line>
                  <draw:line draw:style-name="gr514" draw:text-style-name="P9" draw:layer="layout" svg:x1="14.865cm" svg:y1="11.213cm" svg:x2="14.954cm" svg:y2="11.165cm">
                    <text:p/>
                  </draw:line>
                  <draw:line draw:style-name="gr515" draw:text-style-name="P9" draw:layer="layout" svg:x1="14.909cm" svg:y1="11.141cm" svg:x2="14.998cm" svg:y2="11.093cm">
                    <text:p/>
                  </draw:line>
                  <draw:line draw:style-name="gr516" draw:text-style-name="P9" draw:layer="layout" svg:x1="14.821cm" svg:y1="11.093cm" svg:x2="14.91cm" svg:y2="11.045cm">
                    <text:p/>
                  </draw:line>
                  <draw:line draw:style-name="gr517" draw:text-style-name="P9" draw:layer="layout" svg:x1="14.777cm" svg:y1="11.165cm" svg:x2="14.866cm" svg:y2="11.117cm">
                    <text:p/>
                  </draw:line>
                  <draw:line draw:style-name="gr518" draw:text-style-name="P9" draw:layer="layout" svg:x1="15.352cm" svg:y1="11.571cm" svg:x2="15.441cm" svg:y2="11.523cm">
                    <text:p/>
                  </draw:line>
                  <draw:line draw:style-name="gr519" draw:text-style-name="P9" draw:layer="layout" svg:x1="15.264cm" svg:y1="11.523cm" svg:x2="15.353cm" svg:y2="11.475cm">
                    <text:p/>
                  </draw:line>
                  <draw:line draw:style-name="gr520" draw:text-style-name="P9" draw:layer="layout" svg:x1="15.175cm" svg:y1="11.475cm" svg:x2="15.264cm" svg:y2="11.427cm">
                    <text:p/>
                  </draw:line>
                  <draw:line draw:style-name="gr521" draw:text-style-name="P9" draw:layer="layout" svg:x1="15.131cm" svg:y1="11.547cm" svg:x2="15.22cm" svg:y2="11.499cm">
                    <text:p/>
                  </draw:line>
                  <draw:line draw:style-name="gr522" draw:text-style-name="P9" draw:layer="layout" svg:x1="15.042cm" svg:y1="11.499cm" svg:x2="15.131cm" svg:y2="11.451cm">
                    <text:p/>
                  </draw:line>
                  <draw:line draw:style-name="gr523" draw:text-style-name="P9" draw:layer="layout" svg:x1="15.087cm" svg:y1="11.428cm" svg:x2="15.176cm" svg:y2="11.38cm">
                    <text:p/>
                  </draw:line>
                  <draw:line draw:style-name="gr524" draw:text-style-name="P9" draw:layer="layout" svg:x1="14.998cm" svg:y1="11.38cm" svg:x2="15.087cm" svg:y2="11.332cm">
                    <text:p/>
                  </draw:line>
                  <draw:line draw:style-name="gr525" draw:text-style-name="P9" draw:layer="layout" svg:x1="14.909cm" svg:y1="11.332cm" svg:x2="14.998cm" svg:y2="11.284cm">
                    <text:p/>
                  </draw:line>
                  <draw:line draw:style-name="gr526" draw:text-style-name="P9" draw:layer="layout" svg:x1="14.821cm" svg:y1="11.285cm" svg:x2="14.91cm" svg:y2="11.237cm">
                    <text:p/>
                  </draw:line>
                  <draw:line draw:style-name="gr527" draw:text-style-name="P9" draw:layer="layout" svg:x1="14.688cm" svg:y1="11.308cm" svg:x2="14.777cm" svg:y2="11.26cm">
                    <text:p/>
                  </draw:line>
                  <draw:line draw:style-name="gr528" draw:text-style-name="P9" draw:layer="layout" svg:x1="14.732cm" svg:y1="11.237cm" svg:x2="14.821cm" svg:y2="11.189cm">
                    <text:p/>
                  </draw:line>
                  <draw:line draw:style-name="gr529" draw:text-style-name="P9" draw:layer="layout" svg:x1="14.599cm" svg:y1="11.26cm" svg:x2="14.688cm" svg:y2="11.212cm">
                    <text:p/>
                  </draw:line>
                  <draw:line draw:style-name="gr530" draw:text-style-name="P9" draw:layer="layout" svg:x1="15.308cm" svg:y1="11.643cm" svg:x2="15.397cm" svg:y2="11.595cm">
                    <text:p/>
                  </draw:line>
                  <draw:line draw:style-name="gr531" draw:text-style-name="P9" draw:layer="layout" svg:x1="15.219cm" svg:y1="11.595cm" svg:x2="15.308cm" svg:y2="11.547cm">
                    <text:p/>
                  </draw:line>
                  <draw:line draw:style-name="gr532" draw:text-style-name="P9" draw:layer="layout" svg:x1="15.618cm" svg:y1="11.809cm" svg:x2="15.972cm" svg:y2="11.618cm">
                    <text:p/>
                  </draw:line>
                  <draw:line draw:style-name="gr533" draw:text-style-name="P9" draw:layer="layout" svg:x1="15.706cm" svg:y1="11.857cm" svg:x2="16.06cm" svg:y2="11.666cm">
                    <text:p/>
                  </draw:line>
                  <draw:line draw:style-name="gr534" draw:text-style-name="P9" draw:layer="layout" svg:x1="15.794cm" svg:y1="11.618cm" svg:x2="16.06cm" svg:y2="11.761cm">
                    <text:p/>
                  </draw:line>
                  <draw:line draw:style-name="gr535" draw:text-style-name="P9" draw:layer="layout" svg:x1="15.706cm" svg:y1="11.666cm" svg:x2="15.972cm" svg:y2="11.809cm">
                    <text:p/>
                  </draw:line>
                  <draw:line draw:style-name="gr536" draw:text-style-name="P9" draw:layer="layout" svg:x1="15.618cm" svg:y1="11.714cm" svg:x2="15.795cm" svg:y2="11.81cm">
                    <text:p/>
                  </draw:line>
                  <draw:polygon draw:style-name="gr537" draw:text-style-name="P5" draw:layer="layout" svg:width="1.415cm" svg:height="0.858cm" svg:x="14.378cm" svg:y="11.212cm" svg:viewBox="0 0 1416 859" draw:points="0,96 0,0 1416,764 1416,859">
                    <text:p/>
                  </draw:polygon>
                  <draw:polygon draw:style-name="gr538" draw:text-style-name="P8" draw:layer="layout" svg:width="1.902cm" svg:height="1.121cm" svg:x="14.378cm" svg:y="10.95cm" svg:viewBox="0 0 1903 1122" draw:points="487,0 1903,764 1903,859 1416,1122 0,358 0,263">
                    <text:p/>
                  </draw:polygon>
                </draw:g>
              </draw:g>
            </draw:g>
          </draw:g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539" draw:text-style-name="P4" draw:layer="layout" svg:width="1.098cm" svg:height="0.846cm" svg:x="19.459cm" svg:y="12.559cm" svg:viewBox="0 0 1099 847" svg:d="M0 847c328 0 627-181 940-363 313-181 104-484-105-484 13 27-835 847-835 847z">
                <text:p/>
              </draw:path>
              <draw:g>
                <draw:polygon draw:style-name="gr540" draw:text-style-name="P7" draw:layer="layout" svg:width="1.564cm" svg:height="0.907cm" svg:x="18.729cm" svg:y="10.682cm" svg:viewBox="0 0 1565 908" draw:points="312,908 0,726 1252,0 1565,182">
                  <text:p/>
                </draw:polygon>
                <draw:polygon draw:style-name="gr541" draw:text-style-name="P10" draw:layer="layout" svg:width="0.119cm" svg:height="0.277cm" svg:x="18.848cm" svg:y="11.7cm" svg:viewBox="0 0 120 278" draw:points="0,208 0,0 120,69 120,278">
                  <text:p/>
                </draw:polygon>
                <draw:polygon draw:style-name="gr542" draw:text-style-name="P5" draw:layer="layout" svg:width="0.521cm" svg:height="0.423cm" svg:x="18.936cm" svg:y="12.982cm" svg:viewBox="0 0 522 424" draw:points="0,121 0,0 522,303 522,424">
                  <text:p/>
                </draw:polygon>
                <draw:polygon draw:style-name="gr543" draw:text-style-name="P5" draw:layer="layout" svg:width="0.311cm" svg:height="1.997cm" svg:x="18.729cm" svg:y="11.408cm" svg:viewBox="0 0 312 1998" draw:points="0,1816 0,0 312,182 312,1998">
                  <text:p/>
                </draw:polygon>
                <draw:polygon draw:style-name="gr544" draw:text-style-name="P11" draw:layer="layout" svg:width="0.731cm" svg:height="0.544cm" svg:x="19.458cm" svg:y="12.861cm" svg:viewBox="0 0 732 545" draw:points="1,545 0,424 732,0 732,121">
                  <text:p/>
                </draw:polygon>
                <draw:polygon draw:style-name="gr545" draw:text-style-name="P7" draw:layer="layout" svg:width="0.938cm" svg:height="0.544cm" svg:x="19.251cm" svg:y="12.74cm" svg:viewBox="0 0 939 545" draw:points="208,545 0,424 731,0 939,121">
                  <text:p/>
                </draw:polygon>
                <draw:polygon draw:style-name="gr546" draw:text-style-name="P6" draw:layer="layout" svg:width="1.251cm" svg:height="2.541cm" svg:x="19.041cm" svg:y="10.864cm" svg:viewBox="0 0 1252 2542" draw:points="0,2542 0,726 1252,0 1252,1816">
                  <text:p/>
                </draw:polygon>
                <draw:polygon draw:style-name="gr547" draw:text-style-name="P8" draw:layer="layout" svg:width="1.564cm" svg:height="2.723cm" svg:x="18.729cm" svg:y="10.682cm" svg:viewBox="0 0 1565 2724" draw:points="0,2542 0,726 1252,0 1565,182 1565,1998 1356,2119 1461,2179 1461,2300 730,2724 522,2603 312,2724">
                  <text:p/>
                </draw:polygon>
                <draw:polygon draw:style-name="gr548" draw:text-style-name="P12" draw:layer="layout" svg:width="0.103cm" svg:height="0.181cm" svg:x="18.833cm" svg:y="12.256cm" svg:viewBox="0 0 104 182" draw:points="0,121 0,0 104,61 104,182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549" draw:text-style-name="P4" draw:layer="layout" svg:width="0.484cm" svg:height="0.285cm" svg:x="21.175cm" svg:y="13.974cm" svg:viewBox="0 0 485 286" svg:d="M0 286c122 0 485-95 485-167 0-71-11-119-133-119 0 71-354 71-352 286z">
                  <text:p/>
                </draw:path>
                <draw:g>
                  <draw:polygon draw:style-name="gr550" draw:text-style-name="P5" draw:layer="layout" svg:width="0.22cm" svg:height="0.238cm" svg:x="20.996cm" svg:y="14.022cm" svg:viewBox="0 0 221 239" draw:points="0,143 44,0 221,96 177,239">
                    <text:p/>
                  </draw:polygon>
                  <draw:polygon draw:style-name="gr551" draw:text-style-name="P7" draw:layer="layout" svg:width="0.486cm" svg:height="0.262cm" svg:x="21.04cm" svg:y="13.855cm" svg:viewBox="0 0 487 263" draw:points="0,167 89,96 221,24 310,0 487,96 399,119 266,191 177,263">
                    <text:p/>
                  </draw:polygon>
                  <draw:path draw:style-name="gr552" draw:text-style-name="P11" draw:layer="layout" svg:width="0.398cm" svg:height="0.309cm" svg:x="21.173cm" svg:y="13.95cm" svg:viewBox="0 0 399 310" svg:d="M399 96c0-144-89-96-178-48-88 48-177 48-221 262 0 0 177-95 399-214z">
                    <text:p/>
                  </draw:path>
                  <draw:path draw:style-name="gr553" draw:text-style-name="P8" draw:layer="layout" svg:width="0.575cm" svg:height="0.405cm" svg:x="20.996cm" svg:y="13.855cm" svg:viewBox="0 0 576 406" svg:d="M354 0c-88 24-88 24-177 71-44 25-133 48-177 239 89 48 89 48 177 96 51-22 310-167 399-215 0-120-89-120-222-191z">
                    <text:p/>
                  </draw:path>
                </draw:g>
              </draw:g>
              <draw:g>
                <draw:path draw:style-name="gr554" draw:text-style-name="P4" draw:layer="layout" svg:width="0.796cm" svg:height="0.572cm" svg:x="20.774cm" svg:y="12.828cm" svg:viewBox="0 0 797 573" svg:d="M3 573c121 0 794-24 794-239s-231-334-353-334c0 71-486 48-441 573z">
                  <text:p/>
                </draw:path>
                <draw:g>
                  <draw:polygon draw:style-name="gr555" draw:text-style-name="P5" draw:layer="layout" svg:width="0.442cm" svg:height="0.333cm" svg:x="20.332cm" svg:y="13.067cm" svg:viewBox="0 0 443 334" draw:points="0,96 0,0 443,239 443,334">
                    <text:p/>
                  </draw:polygon>
                  <draw:polygon draw:style-name="gr556" draw:text-style-name="P5" draw:layer="layout" svg:width="0.442cm" svg:height="0.405cm" svg:x="20.686cm" svg:y="12.709cm" svg:viewBox="0 0 443 406" draw:points="0,167 0,0 443,239 443,406">
                    <text:p/>
                  </draw:polygon>
                  <draw:polygon draw:style-name="gr557" draw:text-style-name="P7" draw:layer="layout" svg:width="0.796cm" svg:height="0.429cm" svg:x="20.332cm" svg:y="12.876cm" svg:viewBox="0 0 797 430" draw:points="0,191 354,0 797,239 443,430">
                    <text:p/>
                  </draw:polygon>
                  <draw:line draw:style-name="gr558" draw:text-style-name="P9" draw:layer="layout" svg:x1="20.686cm" svg:y1="12.876cm" svg:x2="21.129cm" svg:y2="13.115cm">
                    <text:p/>
                  </draw:line>
                  <draw:polygon draw:style-name="gr559" draw:text-style-name="P11" draw:layer="layout" svg:width="0.442cm" svg:height="0.405cm" svg:x="20.774cm" svg:y="12.995cm" svg:viewBox="0 0 443 406" draw:points="0,406 0,310 354,119 354,0 443,48 443,167">
                    <text:p/>
                  </draw:polygon>
                  <draw:polygon draw:style-name="gr560" draw:text-style-name="P5" draw:layer="layout" svg:width="1.415cm" svg:height="1.813cm" svg:x="19.845cm" svg:y="11.253cm" svg:viewBox="0 0 1416 1814" draw:points="0,1050 0,0 1416,764 1416,1814">
                    <text:p/>
                  </draw:polygon>
                  <draw:polygon draw:style-name="gr561" draw:text-style-name="P13" draw:layer="layout" svg:width="1.327cm" svg:height="1.67cm" svg:x="19.89cm" svg:y="11.324cm" svg:viewBox="0 0 1328 1671" draw:points="0,955 0,0 1328,716 1328,1671">
                    <text:p/>
                  </draw:polygon>
                  <draw:polygon draw:style-name="gr562" draw:text-style-name="P7" draw:layer="layout" svg:width="1.504cm" svg:height="0.81cm" svg:x="19.845cm" svg:y="11.205cm" svg:viewBox="0 0 1505 811" draw:points="1416,811 0,48 89,0 1505,764">
                    <text:p/>
                  </draw:polygon>
                  <draw:polygon draw:style-name="gr563" draw:text-style-name="P11" draw:layer="layout" svg:width="0.088cm" svg:height="1.097cm" svg:x="21.262cm" svg:y="11.969cm" svg:viewBox="0 0 89 1098" draw:points="0,1098 0,48 89,0 89,1050">
                    <text:p/>
                  </draw:polygon>
                  <draw:polygon draw:style-name="gr564" draw:text-style-name="P8" draw:layer="layout" svg:width="1.504cm" svg:height="2.195cm" svg:x="19.845cm" svg:y="11.205cm" svg:viewBox="0 0 1505 2196" draw:points="89,0 1505,764 1505,1814 1416,1862 1372,1838 1372,1957 930,2196 487,1957 487,1862 841,1671 841,1552 0,1098 0,48">
                    <text:p/>
                  </draw:polygon>
                </draw:g>
              </draw:g>
              <draw:g>
                <draw:path draw:style-name="gr565" draw:text-style-name="P4" draw:layer="layout" svg:width="0.576cm" svg:height="0.285cm" svg:x="20.596cm" svg:y="13.712cm" svg:viewBox="0 0 577 286" svg:d="M3 286c122 0 574-119 574-190 0-72-11-96-133-96 0 71-487 48-441 286z">
                  <text:p/>
                </draw:path>
                <draw:g>
                  <draw:polygon draw:style-name="gr566" draw:text-style-name="P7" draw:layer="layout" svg:width="1.902cm" svg:height="1.026cm" svg:x="19.181cm" svg:y="12.9cm" svg:viewBox="0 0 1903 1027" draw:points="1416,1027 0,263 487,0 1903,764">
                    <text:p/>
                  </draw:polygon>
                  <draw:polygon draw:style-name="gr567" draw:text-style-name="P14" draw:layer="layout" svg:width="1.283cm" svg:height="0.691cm" svg:x="19.314cm" svg:y="12.972cm" svg:viewBox="0 0 1284 692" draw:points="0,191 354,0 1284,502 930,692">
                    <text:p/>
                  </draw:polygon>
                  <draw:polygon draw:style-name="gr568" draw:text-style-name="P14" draw:layer="layout" svg:width="0.619cm" svg:height="0.333cm" svg:x="20.332cm" svg:y="13.521cm" svg:viewBox="0 0 620 334" draw:points="0,191 354,0 620,143 266,334">
                    <text:p/>
                  </draw:polygon>
                  <draw:polygon draw:style-name="gr569" draw:text-style-name="P11" draw:layer="layout" svg:width="0.486cm" svg:height="0.357cm" svg:x="20.597cm" svg:y="13.664cm" svg:viewBox="0 0 487 358" draw:points="0,358 0,263 487,0 487,96">
                    <text:p/>
                  </draw:polygon>
                  <draw:line draw:style-name="gr570" draw:text-style-name="P9" draw:layer="layout" svg:x1="19.402cm" svg:y1="13.115cm" svg:x2="20.332cm" svg:y2="13.617cm">
                    <text:p/>
                  </draw:line>
                  <draw:line draw:style-name="gr571" draw:text-style-name="P9" draw:layer="layout" svg:x1="19.491cm" svg:y1="13.067cm" svg:x2="20.421cm" svg:y2="13.569cm">
                    <text:p/>
                  </draw:line>
                  <draw:line draw:style-name="gr572" draw:text-style-name="P9" draw:layer="layout" svg:x1="19.58cm" svg:y1="13.019cm" svg:x2="20.51cm" svg:y2="13.521cm">
                    <text:p/>
                  </draw:line>
                  <draw:line draw:style-name="gr573" draw:text-style-name="P9" draw:layer="layout" svg:x1="20.421cm" svg:y1="13.473cm" svg:x2="20.51cm" svg:y2="13.425cm">
                    <text:p/>
                  </draw:line>
                  <draw:line draw:style-name="gr574" draw:text-style-name="P9" draw:layer="layout" svg:x1="20.332cm" svg:y1="13.425cm" svg:x2="20.421cm" svg:y2="13.377cm">
                    <text:p/>
                  </draw:line>
                  <draw:line draw:style-name="gr575" draw:text-style-name="P9" draw:layer="layout" svg:x1="20.244cm" svg:y1="13.378cm" svg:x2="20.333cm" svg:y2="13.33cm">
                    <text:p/>
                  </draw:line>
                  <draw:line draw:style-name="gr576" draw:text-style-name="P9" draw:layer="layout" svg:x1="20.288cm" svg:y1="13.497cm" svg:x2="20.377cm" svg:y2="13.449cm">
                    <text:p/>
                  </draw:line>
                  <draw:line draw:style-name="gr577" draw:text-style-name="P9" draw:layer="layout" svg:x1="20.199cm" svg:y1="13.449cm" svg:x2="20.288cm" svg:y2="13.401cm">
                    <text:p/>
                  </draw:line>
                  <draw:line draw:style-name="gr578" draw:text-style-name="P9" draw:layer="layout" svg:x1="20.111cm" svg:y1="13.402cm" svg:x2="20.2cm" svg:y2="13.354cm">
                    <text:p/>
                  </draw:line>
                  <draw:line draw:style-name="gr579" draw:text-style-name="P9" draw:layer="layout" svg:x1="20.155cm" svg:y1="13.33cm" svg:x2="20.244cm" svg:y2="13.282cm">
                    <text:p/>
                  </draw:line>
                  <draw:line draw:style-name="gr580" draw:text-style-name="P9" draw:layer="layout" svg:x1="20.022cm" svg:y1="13.354cm" svg:x2="20.111cm" svg:y2="13.306cm">
                    <text:p/>
                  </draw:line>
                  <draw:line draw:style-name="gr581" draw:text-style-name="P9" draw:layer="layout" svg:x1="20.067cm" svg:y1="13.282cm" svg:x2="20.156cm" svg:y2="13.234cm">
                    <text:p/>
                  </draw:line>
                  <draw:line draw:style-name="gr582" draw:text-style-name="P9" draw:layer="layout" svg:x1="19.978cm" svg:y1="13.235cm" svg:x2="20.067cm" svg:y2="13.187cm">
                    <text:p/>
                  </draw:line>
                  <draw:line draw:style-name="gr583" draw:text-style-name="P9" draw:layer="layout" svg:x1="19.89cm" svg:y1="13.187cm" svg:x2="19.979cm" svg:y2="13.139cm">
                    <text:p/>
                  </draw:line>
                  <draw:line draw:style-name="gr584" draw:text-style-name="P9" draw:layer="layout" svg:x1="19.934cm" svg:y1="13.306cm" svg:x2="20.023cm" svg:y2="13.258cm">
                    <text:p/>
                  </draw:line>
                  <draw:line draw:style-name="gr585" draw:text-style-name="P9" draw:layer="layout" svg:x1="19.845cm" svg:y1="13.258cm" svg:x2="19.934cm" svg:y2="13.21cm">
                    <text:p/>
                  </draw:line>
                  <draw:line draw:style-name="gr586" draw:text-style-name="P9" draw:layer="layout" svg:x1="19.757cm" svg:y1="13.21cm" svg:x2="19.846cm" svg:y2="13.162cm">
                    <text:p/>
                  </draw:line>
                  <draw:line draw:style-name="gr587" draw:text-style-name="P9" draw:layer="layout" svg:x1="19.801cm" svg:y1="13.139cm" svg:x2="19.89cm" svg:y2="13.091cm">
                    <text:p/>
                  </draw:line>
                  <draw:line draw:style-name="gr588" draw:text-style-name="P9" draw:layer="layout" svg:x1="19.668cm" svg:y1="13.163cm" svg:x2="19.757cm" svg:y2="13.115cm">
                    <text:p/>
                  </draw:line>
                  <draw:line draw:style-name="gr589" draw:text-style-name="P9" draw:layer="layout" svg:x1="19.712cm" svg:y1="13.091cm" svg:x2="19.801cm" svg:y2="13.043cm">
                    <text:p/>
                  </draw:line>
                  <draw:line draw:style-name="gr590" draw:text-style-name="P9" draw:layer="layout" svg:x1="19.624cm" svg:y1="13.043cm" svg:x2="19.713cm" svg:y2="12.995cm">
                    <text:p/>
                  </draw:line>
                  <draw:line draw:style-name="gr591" draw:text-style-name="P9" draw:layer="layout" svg:x1="19.58cm" svg:y1="13.115cm" svg:x2="19.669cm" svg:y2="13.067cm">
                    <text:p/>
                  </draw:line>
                  <draw:line draw:style-name="gr592" draw:text-style-name="P9" draw:layer="layout" svg:x1="20.155cm" svg:y1="13.521cm" svg:x2="20.244cm" svg:y2="13.473cm">
                    <text:p/>
                  </draw:line>
                  <draw:line draw:style-name="gr593" draw:text-style-name="P9" draw:layer="layout" svg:x1="20.067cm" svg:y1="13.473cm" svg:x2="20.156cm" svg:y2="13.425cm">
                    <text:p/>
                  </draw:line>
                  <draw:line draw:style-name="gr594" draw:text-style-name="P9" draw:layer="layout" svg:x1="19.978cm" svg:y1="13.425cm" svg:x2="20.067cm" svg:y2="13.377cm">
                    <text:p/>
                  </draw:line>
                  <draw:line draw:style-name="gr595" draw:text-style-name="P9" draw:layer="layout" svg:x1="19.934cm" svg:y1="13.497cm" svg:x2="20.023cm" svg:y2="13.449cm">
                    <text:p/>
                  </draw:line>
                  <draw:line draw:style-name="gr596" draw:text-style-name="P9" draw:layer="layout" svg:x1="19.845cm" svg:y1="13.449cm" svg:x2="19.934cm" svg:y2="13.401cm">
                    <text:p/>
                  </draw:line>
                  <draw:line draw:style-name="gr597" draw:text-style-name="P9" draw:layer="layout" svg:x1="19.89cm" svg:y1="13.378cm" svg:x2="19.979cm" svg:y2="13.33cm">
                    <text:p/>
                  </draw:line>
                  <draw:line draw:style-name="gr598" draw:text-style-name="P9" draw:layer="layout" svg:x1="19.801cm" svg:y1="13.33cm" svg:x2="19.89cm" svg:y2="13.282cm">
                    <text:p/>
                  </draw:line>
                  <draw:line draw:style-name="gr599" draw:text-style-name="P9" draw:layer="layout" svg:x1="19.712cm" svg:y1="13.282cm" svg:x2="19.801cm" svg:y2="13.234cm">
                    <text:p/>
                  </draw:line>
                  <draw:line draw:style-name="gr600" draw:text-style-name="P9" draw:layer="layout" svg:x1="19.624cm" svg:y1="13.235cm" svg:x2="19.713cm" svg:y2="13.187cm">
                    <text:p/>
                  </draw:line>
                  <draw:line draw:style-name="gr601" draw:text-style-name="P9" draw:layer="layout" svg:x1="19.491cm" svg:y1="13.258cm" svg:x2="19.58cm" svg:y2="13.21cm">
                    <text:p/>
                  </draw:line>
                  <draw:line draw:style-name="gr602" draw:text-style-name="P9" draw:layer="layout" svg:x1="19.535cm" svg:y1="13.187cm" svg:x2="19.624cm" svg:y2="13.139cm">
                    <text:p/>
                  </draw:line>
                  <draw:line draw:style-name="gr603" draw:text-style-name="P9" draw:layer="layout" svg:x1="19.402cm" svg:y1="13.21cm" svg:x2="19.491cm" svg:y2="13.162cm">
                    <text:p/>
                  </draw:line>
                  <draw:line draw:style-name="gr604" draw:text-style-name="P9" draw:layer="layout" svg:x1="20.111cm" svg:y1="13.593cm" svg:x2="20.2cm" svg:y2="13.545cm">
                    <text:p/>
                  </draw:line>
                  <draw:line draw:style-name="gr605" draw:text-style-name="P9" draw:layer="layout" svg:x1="20.022cm" svg:y1="13.545cm" svg:x2="20.111cm" svg:y2="13.497cm">
                    <text:p/>
                  </draw:line>
                  <draw:line draw:style-name="gr606" draw:text-style-name="P9" draw:layer="layout" svg:x1="20.421cm" svg:y1="13.759cm" svg:x2="20.775cm" svg:y2="13.568cm">
                    <text:p/>
                  </draw:line>
                  <draw:line draw:style-name="gr607" draw:text-style-name="P9" draw:layer="layout" svg:x1="20.509cm" svg:y1="13.807cm" svg:x2="20.863cm" svg:y2="13.616cm">
                    <text:p/>
                  </draw:line>
                  <draw:line draw:style-name="gr608" draw:text-style-name="P9" draw:layer="layout" svg:x1="20.597cm" svg:y1="13.568cm" svg:x2="20.863cm" svg:y2="13.711cm">
                    <text:p/>
                  </draw:line>
                  <draw:line draw:style-name="gr609" draw:text-style-name="P9" draw:layer="layout" svg:x1="20.509cm" svg:y1="13.616cm" svg:x2="20.775cm" svg:y2="13.759cm">
                    <text:p/>
                  </draw:line>
                  <draw:line draw:style-name="gr610" draw:text-style-name="P9" draw:layer="layout" svg:x1="20.421cm" svg:y1="13.664cm" svg:x2="20.598cm" svg:y2="13.76cm">
                    <text:p/>
                  </draw:line>
                  <draw:polygon draw:style-name="gr611" draw:text-style-name="P5" draw:layer="layout" svg:width="1.415cm" svg:height="0.858cm" svg:x="19.181cm" svg:y="13.162cm" svg:viewBox="0 0 1416 859" draw:points="0,96 0,0 1416,764 1416,859">
                    <text:p/>
                  </draw:polygon>
                  <draw:polygon draw:style-name="gr612" draw:text-style-name="P8" draw:layer="layout" svg:width="1.902cm" svg:height="1.121cm" svg:x="19.181cm" svg:y="12.9cm" svg:viewBox="0 0 1903 1122" draw:points="487,0 1903,764 1903,859 1416,1122 0,358 0,263">
                    <text:p/>
                  </draw:polygon>
                </draw:g>
              </draw:g>
            </draw:g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323cm" svg:y="-1.077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31cm" svg:y="-0.474cm"/>
            <draw:glue-point draw:id="24" svg:x="-2.942cm" svg:y="0.129cm"/>
            <draw:glue-point draw:id="25" svg:x="-2.597cm" svg:y="0.431cm"/>
            <draw:glue-point draw:id="26" svg:x="-1.216cm" svg:y="1.637cm"/>
            <draw:glue-point draw:id="27" svg:x="-0.868cm" svg:y="2.241cm"/>
            <draw:path draw:style-name="gr613" draw:text-style-name="P4" draw:layer="layout" svg:width="1.303cm" svg:height="0.869cm" svg:x="14.03cm" svg:y="14.697cm" svg:viewBox="0 0 1304 870" svg:d="M0 870c276 0 1304-290 1304-522s-25-348-301-348c0 174-1003 637-1003 870z">
              <text:p/>
            </draw:path>
            <draw:g>
              <draw:polygon draw:style-name="gr614" draw:text-style-name="P5" draw:layer="layout" svg:width="2.206cm" svg:height="1.739cm" svg:x="11.823cm" svg:y="13.827cm" svg:viewBox="0 0 2207 1740" draw:points="0,464 0,0 2207,1276 2207,1740">
                <text:p/>
              </draw:polygon>
              <draw:polygon draw:style-name="gr615" draw:text-style-name="P6" draw:layer="layout" svg:width="1.002cm" svg:height="1.043cm" svg:x="14.03cm" svg:y="14.523cm" svg:viewBox="0 0 1003 1044" draw:points="0,1044 0,580 1003,0 1003,464">
                <text:p/>
              </draw:polygon>
              <draw:polygon draw:style-name="gr616" draw:text-style-name="P7" draw:layer="layout" svg:width="3.21cm" svg:height="1.855cm" svg:x="11.823cm" svg:y="13.247cm" svg:viewBox="0 0 3211 1856" draw:points="2207,1856 0,580 1003,0 3211,1276">
                <text:p/>
              </draw:polygon>
              <draw:polygon draw:style-name="gr617" draw:text-style-name="P10" draw:layer="layout" svg:width="0.2cm" svg:height="0.347cm" svg:x="13.729cm" svg:y="15.045cm" svg:viewBox="0 0 201 348" draw:points="0,232 0,0 201,116 201,348">
                <text:p/>
              </draw:polygon>
              <draw:polygon draw:style-name="gr618" draw:text-style-name="P8" draw:layer="layout" svg:width="3.21cm" svg:height="2.319cm" svg:x="11.823cm" svg:y="13.247cm" svg:viewBox="0 0 3211 2320" draw:points="0,1044 0,580 1003,0 3211,1276 3211,1740 2207,2320">
                <text:p/>
              </draw:polygon>
              <draw:polygon draw:style-name="gr619" draw:text-style-name="P15" draw:layer="layout" svg:width="0.099cm" svg:height="0.173cm" svg:x="12.024cm" svg:y="14.117cm" svg:viewBox="0 0 100 174" draw:points="0,116 0,0 100,58 100,174">
                <text:p/>
              </draw:polygon>
              <draw:polygon draw:style-name="gr620" draw:text-style-name="P15" draw:layer="layout" svg:width="0.099cm" svg:height="0.173cm" svg:x="12.224cm" svg:y="14.233cm" svg:viewBox="0 0 100 174" draw:points="0,116 0,0 100,58 100,174">
                <text:p/>
              </draw:polygon>
              <draw:polygon draw:style-name="gr621" draw:text-style-name="P15" draw:layer="layout" svg:width="0.099cm" svg:height="0.173cm" svg:x="12.425cm" svg:y="14.349cm" svg:viewBox="0 0 100 174" draw:points="0,116 0,0 100,58 100,174">
                <text:p/>
              </draw:polygon>
              <draw:polygon draw:style-name="gr622" draw:text-style-name="P15" draw:layer="layout" svg:width="0.099cm" svg:height="0.173cm" svg:x="12.626cm" svg:y="14.465cm" svg:viewBox="0 0 100 174" draw:points="0,116 0,0 100,58 100,174">
                <text:p/>
              </draw:polygon>
              <draw:polygon draw:style-name="gr623" draw:text-style-name="P15" draw:layer="layout" svg:width="0.099cm" svg:height="0.173cm" svg:x="12.826cm" svg:y="14.581cm" svg:viewBox="0 0 100 174" draw:points="0,116 0,0 100,58 100,174">
                <text:p/>
              </draw:polygon>
              <draw:polygon draw:style-name="gr624" draw:text-style-name="P15" draw:layer="layout" svg:width="0.099cm" svg:height="0.173cm" svg:x="13.027cm" svg:y="14.697cm" svg:viewBox="0 0 100 174" draw:points="0,116 0,0 100,58 100,174">
                <text:p/>
              </draw:polygon>
              <draw:polygon draw:style-name="gr625" draw:text-style-name="P15" draw:layer="layout" svg:width="0.099cm" svg:height="0.173cm" svg:x="13.228cm" svg:y="14.813cm" svg:viewBox="0 0 100 174" draw:points="0,116 0,0 100,58 100,174">
                <text:p/>
              </draw:polygon>
              <draw:polygon draw:style-name="gr626" draw:text-style-name="P15" draw:layer="layout" svg:width="0.099cm" svg:height="0.173cm" svg:x="13.428cm" svg:y="14.929cm" svg:viewBox="0 0 100 174" draw:points="0,116 0,0 100,58 100,174">
                <text:p/>
              </draw:polygon>
            </draw:g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323cm" svg:y="-1.077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31cm" svg:y="-0.474cm"/>
            <draw:glue-point draw:id="24" svg:x="-2.942cm" svg:y="0.129cm"/>
            <draw:glue-point draw:id="25" svg:x="-2.597cm" svg:y="0.431cm"/>
            <draw:glue-point draw:id="26" svg:x="-1.216cm" svg:y="1.637cm"/>
            <draw:glue-point draw:id="27" svg:x="-0.868cm" svg:y="2.241cm"/>
            <draw:path draw:style-name="gr627" draw:text-style-name="P4" draw:layer="layout" svg:width="1.303cm" svg:height="0.869cm" svg:x="17.953cm" svg:y="16.959cm" svg:viewBox="0 0 1304 870" svg:d="M0 870c276 0 1304-290 1304-522s-25-348-301-348c0 174-1003 637-1003 870z">
              <text:p/>
            </draw:path>
            <draw:g>
              <draw:polygon draw:style-name="gr628" draw:text-style-name="P5" draw:layer="layout" svg:width="2.206cm" svg:height="1.739cm" svg:x="15.746cm" svg:y="16.089cm" svg:viewBox="0 0 2207 1740" draw:points="0,464 0,0 2207,1276 2207,1740">
                <text:p/>
              </draw:polygon>
              <draw:polygon draw:style-name="gr629" draw:text-style-name="P6" draw:layer="layout" svg:width="1.002cm" svg:height="1.043cm" svg:x="17.953cm" svg:y="16.785cm" svg:viewBox="0 0 1003 1044" draw:points="0,1044 0,580 1003,0 1003,464">
                <text:p/>
              </draw:polygon>
              <draw:polygon draw:style-name="gr630" draw:text-style-name="P7" draw:layer="layout" svg:width="3.21cm" svg:height="1.855cm" svg:x="15.746cm" svg:y="15.509cm" svg:viewBox="0 0 3211 1856" draw:points="2207,1856 0,580 1003,0 3211,1276">
                <text:p/>
              </draw:polygon>
              <draw:polygon draw:style-name="gr631" draw:text-style-name="P10" draw:layer="layout" svg:width="0.2cm" svg:height="0.347cm" svg:x="17.652cm" svg:y="17.307cm" svg:viewBox="0 0 201 348" draw:points="0,232 0,0 201,116 201,348">
                <text:p/>
              </draw:polygon>
              <draw:polygon draw:style-name="gr632" draw:text-style-name="P8" draw:layer="layout" svg:width="3.21cm" svg:height="2.319cm" svg:x="15.746cm" svg:y="15.509cm" svg:viewBox="0 0 3211 2320" draw:points="0,1044 0,580 1003,0 3211,1276 3211,1740 2207,2320">
                <text:p/>
              </draw:polygon>
              <draw:polygon draw:style-name="gr633" draw:text-style-name="P15" draw:layer="layout" svg:width="0.099cm" svg:height="0.173cm" svg:x="15.947cm" svg:y="16.379cm" svg:viewBox="0 0 100 174" draw:points="0,116 0,0 100,58 100,174">
                <text:p/>
              </draw:polygon>
              <draw:polygon draw:style-name="gr634" draw:text-style-name="P15" draw:layer="layout" svg:width="0.099cm" svg:height="0.173cm" svg:x="16.147cm" svg:y="16.495cm" svg:viewBox="0 0 100 174" draw:points="0,116 0,0 100,58 100,174">
                <text:p/>
              </draw:polygon>
              <draw:polygon draw:style-name="gr635" draw:text-style-name="P15" draw:layer="layout" svg:width="0.099cm" svg:height="0.173cm" svg:x="16.348cm" svg:y="16.611cm" svg:viewBox="0 0 100 174" draw:points="0,116 0,0 100,58 100,174">
                <text:p/>
              </draw:polygon>
              <draw:polygon draw:style-name="gr636" draw:text-style-name="P15" draw:layer="layout" svg:width="0.099cm" svg:height="0.173cm" svg:x="16.549cm" svg:y="16.727cm" svg:viewBox="0 0 100 174" draw:points="0,116 0,0 100,58 100,174">
                <text:p/>
              </draw:polygon>
              <draw:polygon draw:style-name="gr637" draw:text-style-name="P15" draw:layer="layout" svg:width="0.099cm" svg:height="0.173cm" svg:x="16.749cm" svg:y="16.843cm" svg:viewBox="0 0 100 174" draw:points="0,116 0,0 100,58 100,174">
                <text:p/>
              </draw:polygon>
              <draw:polygon draw:style-name="gr638" draw:text-style-name="P15" draw:layer="layout" svg:width="0.099cm" svg:height="0.173cm" svg:x="16.95cm" svg:y="16.959cm" svg:viewBox="0 0 100 174" draw:points="0,116 0,0 100,58 100,174">
                <text:p/>
              </draw:polygon>
              <draw:polygon draw:style-name="gr639" draw:text-style-name="P15" draw:layer="layout" svg:width="0.099cm" svg:height="0.173cm" svg:x="17.151cm" svg:y="17.075cm" svg:viewBox="0 0 100 174" draw:points="0,116 0,0 100,58 100,174">
                <text:p/>
              </draw:polygon>
              <draw:polygon draw:style-name="gr640" draw:text-style-name="P15" draw:layer="layout" svg:width="0.099cm" svg:height="0.173cm" svg:x="17.351cm" svg:y="17.191cm" svg:viewBox="0 0 100 174" draw:points="0,116 0,0 100,58 100,174">
                <text:p/>
              </draw:polygon>
            </draw:g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323cm" svg:y="-1.077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31cm" svg:y="-0.474cm"/>
            <draw:glue-point draw:id="24" svg:x="-2.942cm" svg:y="0.129cm"/>
            <draw:glue-point draw:id="25" svg:x="-2.597cm" svg:y="0.431cm"/>
            <draw:glue-point draw:id="26" svg:x="-1.216cm" svg:y="1.637cm"/>
            <draw:glue-point draw:id="27" svg:x="-0.868cm" svg:y="2.241cm"/>
            <draw:path draw:style-name="gr641" draw:text-style-name="P4" draw:layer="layout" svg:width="1.303cm" svg:height="0.869cm" svg:x="10.087cm" svg:y="12.468cm" svg:viewBox="0 0 1304 870" svg:d="M0 870c276 0 1304-290 1304-522s-25-348-301-348c0 174-1003 637-1003 870z">
              <text:p/>
            </draw:path>
            <draw:g>
              <draw:polygon draw:style-name="gr642" draw:text-style-name="P5" draw:layer="layout" svg:width="2.206cm" svg:height="1.739cm" svg:x="7.88cm" svg:y="11.598cm" svg:viewBox="0 0 2207 1740" draw:points="0,464 0,0 2207,1276 2207,1740">
                <text:p/>
              </draw:polygon>
              <draw:polygon draw:style-name="gr643" draw:text-style-name="P6" draw:layer="layout" svg:width="1.002cm" svg:height="1.043cm" svg:x="10.087cm" svg:y="12.294cm" svg:viewBox="0 0 1003 1044" draw:points="0,1044 0,580 1003,0 1003,464">
                <text:p/>
              </draw:polygon>
              <draw:polygon draw:style-name="gr644" draw:text-style-name="P7" draw:layer="layout" svg:width="3.21cm" svg:height="1.855cm" svg:x="7.88cm" svg:y="11.018cm" svg:viewBox="0 0 3211 1856" draw:points="2207,1856 0,580 1003,0 3211,1276">
                <text:p/>
              </draw:polygon>
              <draw:polygon draw:style-name="gr645" draw:text-style-name="P10" draw:layer="layout" svg:width="0.2cm" svg:height="0.347cm" svg:x="9.786cm" svg:y="12.816cm" svg:viewBox="0 0 201 348" draw:points="0,232 0,0 201,116 201,348">
                <text:p/>
              </draw:polygon>
              <draw:polygon draw:style-name="gr646" draw:text-style-name="P8" draw:layer="layout" svg:width="3.21cm" svg:height="2.319cm" svg:x="7.88cm" svg:y="11.018cm" svg:viewBox="0 0 3211 2320" draw:points="0,1044 0,580 1003,0 3211,1276 3211,1740 2207,2320">
                <text:p/>
              </draw:polygon>
              <draw:polygon draw:style-name="gr647" draw:text-style-name="P15" draw:layer="layout" svg:width="0.099cm" svg:height="0.173cm" svg:x="8.081cm" svg:y="11.888cm" svg:viewBox="0 0 100 174" draw:points="0,116 0,0 100,58 100,174">
                <text:p/>
              </draw:polygon>
              <draw:polygon draw:style-name="gr648" draw:text-style-name="P15" draw:layer="layout" svg:width="0.099cm" svg:height="0.173cm" svg:x="8.281cm" svg:y="12.004cm" svg:viewBox="0 0 100 174" draw:points="0,116 0,0 100,58 100,174">
                <text:p/>
              </draw:polygon>
              <draw:polygon draw:style-name="gr649" draw:text-style-name="P15" draw:layer="layout" svg:width="0.099cm" svg:height="0.173cm" svg:x="8.482cm" svg:y="12.12cm" svg:viewBox="0 0 100 174" draw:points="0,116 0,0 100,58 100,174">
                <text:p/>
              </draw:polygon>
              <draw:polygon draw:style-name="gr650" draw:text-style-name="P15" draw:layer="layout" svg:width="0.099cm" svg:height="0.173cm" svg:x="8.683cm" svg:y="12.236cm" svg:viewBox="0 0 100 174" draw:points="0,116 0,0 100,58 100,174">
                <text:p/>
              </draw:polygon>
              <draw:polygon draw:style-name="gr651" draw:text-style-name="P15" draw:layer="layout" svg:width="0.099cm" svg:height="0.173cm" svg:x="8.883cm" svg:y="12.352cm" svg:viewBox="0 0 100 174" draw:points="0,116 0,0 100,58 100,174">
                <text:p/>
              </draw:polygon>
              <draw:polygon draw:style-name="gr652" draw:text-style-name="P15" draw:layer="layout" svg:width="0.099cm" svg:height="0.173cm" svg:x="9.084cm" svg:y="12.468cm" svg:viewBox="0 0 100 174" draw:points="0,116 0,0 100,58 100,174">
                <text:p/>
              </draw:polygon>
              <draw:polygon draw:style-name="gr653" draw:text-style-name="P15" draw:layer="layout" svg:width="0.099cm" svg:height="0.173cm" svg:x="9.285cm" svg:y="12.584cm" svg:viewBox="0 0 100 174" draw:points="0,116 0,0 100,58 100,174">
                <text:p/>
              </draw:polygon>
              <draw:polygon draw:style-name="gr654" draw:text-style-name="P15" draw:layer="layout" svg:width="0.099cm" svg:height="0.173cm" svg:x="9.485cm" svg:y="12.7cm" svg:viewBox="0 0 100 174" draw:points="0,116 0,0 100,58 100,174">
                <text:p/>
              </draw:polygon>
            </draw:g>
          </draw:g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ones de bo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Multiplicar el ancho de banda para enfrentar altas demandas</text:p>
                  </text:list-item>
                  <text:list-item>
                    <text:p>Ofrecer redundancia para tolerancia a fallos</text:p>
                  </text:list-item>
                </text:list>
              </text:list-item>
            </text:list>
          </draw:text-box>
        </draw:frame>
        <draw:g>
          <draw:line draw:style-name="gr2" draw:text-style-name="P3" draw:layer="layout" svg:x1="8.915cm" svg:y1="16.449cm" svg:x2="12.501cm" svg:y2="18.294cm">
            <text:p/>
          </draw:line>
          <draw:line draw:style-name="gr2" draw:text-style-name="P3" draw:layer="layout" svg:x1="9.022cm" svg:y1="16.227cm" svg:x2="12.608cm" svg:y2="18.072cm">
            <text:p/>
          </draw:line>
          <draw:line draw:style-name="gr2" draw:text-style-name="P3" draw:layer="layout" svg:x1="8.709cm" svg:y1="16.362cm" svg:x2="9.967cm" svg:y2="12.001cm">
            <text:p/>
          </draw:line>
          <draw:line draw:style-name="gr2" draw:text-style-name="P3" draw:layer="layout" svg:x1="8.743cm" svg:y1="16.136cm" svg:x2="13.109cm" svg:y2="13.635cm">
            <text:p/>
          </draw:line>
          <draw:line draw:style-name="gr2" draw:text-style-name="P3" draw:layer="layout" svg:x1="13.02cm" svg:y1="18.312cm" svg:x2="16.018cm" svg:y2="15.399cm">
            <text:p/>
          </draw:line>
          <draw:line draw:style-name="gr2" draw:text-style-name="P3" draw:layer="layout" svg:x1="9.06cm" svg:y1="16.292cm" svg:x2="16.117cm" svg:y2="15.108cm">
            <text:p/>
          </draw:line>
          <draw:line draw:style-name="gr2" draw:text-style-name="P3" draw:layer="layout" svg:x1="12.602cm" svg:y1="18.033cm" svg:x2="10.171cm" svg:y2="12.197cm">
            <text:p/>
          </draw:line>
          <draw:line draw:style-name="gr2" draw:text-style-name="P3" draw:layer="layout" svg:x1="10.76cm" svg:y1="11.768cm" svg:x2="14.586cm" svg:y2="11.037cm">
            <text:p/>
          </draw:line>
          <draw:line draw:style-name="gr2" draw:text-style-name="P3" draw:layer="layout" svg:x1="12.846cm" svg:y1="18.068cm" svg:x2="13.378cm" svg:y2="13.751cm">
            <text:p/>
          </draw:line>
          <draw:line draw:style-name="gr2" draw:text-style-name="P3" draw:layer="layout" svg:x1="13.526cm" svg:y1="13.505cm" svg:x2="14.513cm" svg:y2="11.161cm">
            <text:p/>
          </draw:line>
          <draw:line draw:style-name="gr2" draw:text-style-name="P3" draw:layer="layout" svg:x1="16.117cm" svg:y1="15.01cm" svg:x2="14.809cm" svg:y2="11.382cm">
            <text:p/>
          </draw:line>
          <draw:line draw:style-name="gr2" draw:text-style-name="P3" draw:layer="layout" svg:x1="16.437cm" svg:y1="14.96cm" svg:x2="18.09cm" svg:y2="12.542cm">
            <text:p/>
          </draw:line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655" draw:text-style-name="P4" draw:layer="layout" svg:width="1.776cm" svg:height="1.041cm" svg:x="8.663cm" svg:y="16.458cm" svg:viewBox="0 0 1777 1042" svg:d="M0 1042c503 0 1292-329 1632-546s0-496-171-496z">
              <text:p/>
            </draw:path>
            <draw:g>
              <draw:polygon draw:style-name="gr656" draw:text-style-name="P5" draw:layer="layout" svg:width="1.03cm" svg:height="2.579cm" svg:x="7.632cm" svg:y="14.92cm" svg:viewBox="0 0 1031 2580" draw:points="0,1984 0,0 1031,595 1031,2580">
                <text:p/>
              </draw:polygon>
              <draw:polygon draw:style-name="gr657" draw:text-style-name="P6" draw:layer="layout" svg:width="1.46cm" svg:height="2.827cm" svg:x="8.663cm" svg:y="14.672cm" svg:viewBox="0 0 1461 2828" draw:points="0,2828 0,843 1461,0 1461,1984">
                <text:p/>
              </draw:polygon>
              <draw:polygon draw:style-name="gr658" draw:text-style-name="P7" draw:layer="layout" svg:width="2.491cm" svg:height="1.438cm" svg:x="7.632cm" svg:y="14.077cm" svg:viewBox="0 0 2492 1439" draw:points="1031,1439 0,843 1461,0 2492,595">
                <text:p/>
              </draw:polygon>
              <draw:polygon draw:style-name="gr659" draw:text-style-name="P8" draw:layer="layout" svg:width="2.491cm" svg:height="3.422cm" svg:x="7.632cm" svg:y="14.077cm" svg:viewBox="0 0 2492 3423" draw:points="0,2828 0,843 1461,0 2492,595 2492,2580 1031,3423">
                <text:p/>
              </draw:polygon>
              <draw:line draw:style-name="gr660" draw:text-style-name="P9" draw:layer="layout" svg:x1="8.491cm" svg:y1="17.004cm" svg:x2="7.804cm" svg:y2="16.607cm">
                <text:p/>
              </draw:line>
              <draw:line draw:style-name="gr661" draw:text-style-name="P9" draw:layer="layout" svg:x1="8.491cm" svg:y1="17.202cm" svg:x2="7.804cm" svg:y2="16.805cm">
                <text:p/>
              </draw:line>
              <draw:line draw:style-name="gr662" draw:text-style-name="P9" draw:layer="layout" svg:x1="8.491cm" svg:y1="17.103cm" svg:x2="7.804cm" svg:y2="16.706cm">
                <text:p/>
              </draw:line>
              <draw:polyline draw:style-name="gr663" draw:text-style-name="P9" draw:layer="layout" svg:width="0.858cm" svg:height="0.594cm" svg:x="7.718cm" svg:y="15.218cm" svg:viewBox="0 0 859 595" draw:points="859,595 0,99 0,0">
                <text:p/>
              </draw:polyline>
              <draw:polyline draw:style-name="gr664" draw:text-style-name="P9" draw:layer="layout" svg:width="0.843cm" svg:height="0.596cm" svg:x="7.733cm" svg:y="15.216cm" svg:viewBox="0 0 844 597" draw:points="844,597 844,498 0,0">
                <text:p/>
              </draw:polyline>
              <draw:polygon draw:style-name="gr665" draw:text-style-name="P10" draw:layer="layout" svg:width="0.1cm" svg:height="0.174cm" svg:x="8.036cm" svg:y="16.208cm" svg:viewBox="0 0 101 175" draw:points="0,117 0,0 101,58 101,175">
                <text:p/>
              </draw:polygon>
              <draw:line draw:style-name="gr666" draw:text-style-name="P9" draw:layer="layout" svg:x1="8.491cm" svg:y1="16.905cm" svg:x2="7.804cm" svg:y2="16.508cm">
                <text:p/>
              </draw:line>
            </draw:g>
          </draw:g>
          <draw:line draw:style-name="gr2" draw:text-style-name="P3" draw:layer="layout" svg:x1="13.797cm" svg:y1="13.43cm" svg:x2="17.967cm" svg:y2="12.788cm">
            <text:p/>
          </draw:line>
          <draw:line draw:style-name="gr2" draw:text-style-name="P3" draw:layer="layout" svg:x1="11.232cm" svg:y1="11.851cm" svg:x2="17.746cm" svg:y2="12.789cm">
            <text:p/>
          </draw:line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667" draw:text-style-name="P4" draw:layer="layout" svg:width="0.778cm" svg:height="0.6cm" svg:x="14.192cm" svg:y="10.852cm" svg:viewBox="0 0 779 601" svg:d="M0 601c232 0 444-129 666-258 222-128 74-343-74-343 9 19-592 601-592 601z">
                <text:p/>
              </draw:path>
              <draw:g>
                <draw:polygon draw:style-name="gr668" draw:text-style-name="P7" draw:layer="layout" svg:width="1.108cm" svg:height="0.643cm" svg:x="13.675cm" svg:y="9.522cm" svg:viewBox="0 0 1109 644" draw:points="221,644 0,515 888,0 1109,129">
                  <text:p/>
                </draw:polygon>
                <draw:polygon draw:style-name="gr669" draw:text-style-name="P10" draw:layer="layout" svg:width="0.084cm" svg:height="0.196cm" svg:x="13.759cm" svg:y="10.243cm" svg:viewBox="0 0 85 197" draw:points="0,148 0,0 85,49 85,197">
                  <text:p/>
                </draw:polygon>
                <draw:polygon draw:style-name="gr670" draw:text-style-name="P5" draw:layer="layout" svg:width="0.369cm" svg:height="0.299cm" svg:x="13.822cm" svg:y="11.152cm" svg:viewBox="0 0 370 300" draw:points="0,86 0,0 370,215 370,300">
                  <text:p/>
                </draw:polygon>
                <draw:polygon draw:style-name="gr671" draw:text-style-name="P5" draw:layer="layout" svg:width="0.22cm" svg:height="1.415cm" svg:x="13.675cm" svg:y="10.037cm" svg:viewBox="0 0 221 1416" draw:points="0,1287 0,0 221,129 221,1416">
                  <text:p/>
                </draw:polygon>
                <draw:polygon draw:style-name="gr672" draw:text-style-name="P11" draw:layer="layout" svg:width="0.518cm" svg:height="0.385cm" svg:x="14.191cm" svg:y="11.066cm" svg:viewBox="0 0 519 386" draw:points="1,386 0,300 518,0 519,86">
                  <text:p/>
                </draw:polygon>
                <draw:polygon draw:style-name="gr673" draw:text-style-name="P7" draw:layer="layout" svg:width="0.665cm" svg:height="0.385cm" svg:x="14.044cm" svg:y="10.981cm" svg:viewBox="0 0 666 386" draw:points="148,386 0,300 518,0 666,86">
                  <text:p/>
                </draw:polygon>
                <draw:polygon draw:style-name="gr674" draw:text-style-name="P6" draw:layer="layout" svg:width="0.887cm" svg:height="1.801cm" svg:x="13.896cm" svg:y="9.651cm" svg:viewBox="0 0 888 1802" draw:points="0,1802 0,515 888,0 888,1287">
                  <text:p/>
                </draw:polygon>
                <draw:polygon draw:style-name="gr675" draw:text-style-name="P8" draw:layer="layout" svg:width="1.108cm" svg:height="1.93cm" svg:x="13.675cm" svg:y="9.522cm" svg:viewBox="0 0 1109 1931" draw:points="0,1802 0,515 888,0 1109,129 1109,1416 961,1502 1035,1544 1035,1630 517,1931 370,1845 221,1931">
                  <text:p/>
                </draw:polygon>
                <draw:polygon draw:style-name="gr676" draw:text-style-name="P12" draw:layer="layout" svg:width="0.073cm" svg:height="0.128cm" svg:x="13.748cm" svg:y="10.637cm" svg:viewBox="0 0 74 129" draw:points="0,86 0,0 74,43 74,129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677" draw:text-style-name="P4" draw:layer="layout" svg:width="0.343cm" svg:height="0.202cm" svg:x="15.408cm" svg:y="11.855cm" svg:viewBox="0 0 344 203" svg:d="M0 203c86 0 344-68 344-118 0-51-8-85-94-85 0 51-251 51-250 203z">
                  <text:p/>
                </draw:path>
                <draw:g>
                  <draw:polygon draw:style-name="gr678" draw:text-style-name="P5" draw:layer="layout" svg:width="0.156cm" svg:height="0.168cm" svg:x="15.281cm" svg:y="11.889cm" svg:viewBox="0 0 157 169" draw:points="0,102 31,0 157,68 125,169">
                    <text:p/>
                  </draw:polygon>
                  <draw:polygon draw:style-name="gr679" draw:text-style-name="P7" draw:layer="layout" svg:width="0.344cm" svg:height="0.185cm" svg:x="15.313cm" svg:y="11.771cm" svg:viewBox="0 0 345 186" draw:points="0,118 63,68 157,17 220,0 345,68 283,85 188,135 125,186">
                    <text:p/>
                  </draw:polygon>
                  <draw:path draw:style-name="gr680" draw:text-style-name="P11" draw:layer="layout" svg:width="0.282cm" svg:height="0.219cm" svg:x="15.407cm" svg:y="11.838cm" svg:viewBox="0 0 283 220" svg:d="M283 68c0-102-63-68-126-34s-126 34-157 186c0 0 125-68 283-152z">
                    <text:p/>
                  </draw:path>
                  <draw:path draw:style-name="gr681" draw:text-style-name="P8" draw:layer="layout" svg:width="0.407cm" svg:height="0.287cm" svg:x="15.281cm" svg:y="11.771cm" svg:viewBox="0 0 408 288" svg:d="M251 0c-63 17-63 17-126 51-31 17-94 34-125 169 63 34 63 34 125 68 36-16 220-119 283-153 0-84-63-84-157-135z">
                    <text:p/>
                  </draw:path>
                </draw:g>
              </draw:g>
              <draw:g>
                <draw:path draw:style-name="gr682" draw:text-style-name="P4" draw:layer="layout" svg:width="0.564cm" svg:height="0.405cm" svg:x="15.124cm" svg:y="11.043cm" svg:viewBox="0 0 565 406" svg:d="M2 406c86 0 563-17 563-169s-164-237-250-237c0 51-345 34-313 406z">
                  <text:p/>
                </draw:path>
                <draw:g>
                  <draw:polygon draw:style-name="gr683" draw:text-style-name="P5" draw:layer="layout" svg:width="0.313cm" svg:height="0.236cm" svg:x="14.81cm" svg:y="11.212cm" svg:viewBox="0 0 314 237" draw:points="0,68 0,0 314,169 314,237">
                    <text:p/>
                  </draw:polygon>
                  <draw:polygon draw:style-name="gr684" draw:text-style-name="P5" draw:layer="layout" svg:width="0.313cm" svg:height="0.287cm" svg:x="15.062cm" svg:y="10.959cm" svg:viewBox="0 0 314 288" draw:points="0,118 0,0 314,169 314,288">
                    <text:p/>
                  </draw:polygon>
                  <draw:polygon draw:style-name="gr685" draw:text-style-name="P7" draw:layer="layout" svg:width="0.564cm" svg:height="0.303cm" svg:x="14.81cm" svg:y="11.077cm" svg:viewBox="0 0 565 304" draw:points="0,135 251,0 565,169 314,304">
                    <text:p/>
                  </draw:polygon>
                  <draw:line draw:style-name="gr686" draw:text-style-name="P9" draw:layer="layout" svg:x1="15.062cm" svg:y1="11.077cm" svg:x2="15.376cm" svg:y2="11.246cm">
                    <text:p/>
                  </draw:line>
                  <draw:polygon draw:style-name="gr687" draw:text-style-name="P11" draw:layer="layout" svg:width="0.313cm" svg:height="0.287cm" svg:x="15.124cm" svg:y="11.162cm" svg:viewBox="0 0 314 288" draw:points="0,288 0,220 251,85 251,0 314,34 314,118">
                    <text:p/>
                  </draw:polygon>
                  <draw:polygon draw:style-name="gr688" draw:text-style-name="P5" draw:layer="layout" svg:width="1.003cm" svg:height="1.285cm" svg:x="14.465cm" svg:y="9.927cm" svg:viewBox="0 0 1004 1286" draw:points="0,744 0,0 1004,542 1004,1286">
                    <text:p/>
                  </draw:polygon>
                  <draw:polygon draw:style-name="gr689" draw:text-style-name="P13" draw:layer="layout" svg:width="0.94cm" svg:height="1.183cm" svg:x="14.497cm" svg:y="9.977cm" svg:viewBox="0 0 941 1184" draw:points="0,677 0,0 941,508 941,1184">
                    <text:p/>
                  </draw:polygon>
                  <draw:polygon draw:style-name="gr690" draw:text-style-name="P7" draw:layer="layout" svg:width="1.066cm" svg:height="0.574cm" svg:x="14.465cm" svg:y="9.893cm" svg:viewBox="0 0 1067 575" draw:points="1004,575 0,34 63,0 1067,542">
                    <text:p/>
                  </draw:polygon>
                  <draw:polygon draw:style-name="gr691" draw:text-style-name="P11" draw:layer="layout" svg:width="0.062cm" svg:height="0.777cm" svg:x="15.47cm" svg:y="10.434cm" svg:viewBox="0 0 63 778" draw:points="0,778 0,34 63,0 63,744">
                    <text:p/>
                  </draw:polygon>
                  <draw:polygon draw:style-name="gr692" draw:text-style-name="P8" draw:layer="layout" svg:width="1.066cm" svg:height="1.556cm" svg:x="14.465cm" svg:y="9.893cm" svg:viewBox="0 0 1067 1557" draw:points="63,0 1067,542 1067,1286 1004,1319 973,1303 973,1387 659,1557 345,1387 345,1319 596,1184 596,1100 0,778 0,34">
                    <text:p/>
                  </draw:polygon>
                </draw:g>
              </draw:g>
              <draw:g>
                <draw:path draw:style-name="gr693" draw:text-style-name="P4" draw:layer="layout" svg:width="0.408cm" svg:height="0.202cm" svg:x="14.998cm" svg:y="11.669cm" svg:viewBox="0 0 409 203" svg:d="M2 203c86 0 407-85 407-135 0-51-8-68-94-68 0 51-346 34-313 203z">
                  <text:p/>
                </draw:path>
                <draw:g>
                  <draw:polygon draw:style-name="gr694" draw:text-style-name="P7" draw:layer="layout" svg:width="1.348cm" svg:height="0.727cm" svg:x="13.995cm" svg:y="11.094cm" svg:viewBox="0 0 1349 728" draw:points="1004,728 0,186 345,0 1349,542">
                    <text:p/>
                  </draw:polygon>
                  <draw:polygon draw:style-name="gr695" draw:text-style-name="P14" draw:layer="layout" svg:width="0.909cm" svg:height="0.49cm" svg:x="14.089cm" svg:y="11.145cm" svg:viewBox="0 0 910 491" draw:points="0,135 251,0 910,355 659,491">
                    <text:p/>
                  </draw:polygon>
                  <draw:polygon draw:style-name="gr696" draw:text-style-name="P14" draw:layer="layout" svg:width="0.438cm" svg:height="0.236cm" svg:x="14.81cm" svg:y="11.534cm" svg:viewBox="0 0 439 237" draw:points="0,135 251,0 439,102 188,237">
                    <text:p/>
                  </draw:polygon>
                  <draw:polygon draw:style-name="gr697" draw:text-style-name="P11" draw:layer="layout" svg:width="0.344cm" svg:height="0.253cm" svg:x="14.999cm" svg:y="11.635cm" svg:viewBox="0 0 345 254" draw:points="0,254 0,186 345,0 345,68">
                    <text:p/>
                  </draw:polygon>
                  <draw:line draw:style-name="gr698" draw:text-style-name="P9" draw:layer="layout" svg:x1="14.152cm" svg:y1="11.246cm" svg:x2="14.811cm" svg:y2="11.601cm">
                    <text:p/>
                  </draw:line>
                  <draw:line draw:style-name="gr699" draw:text-style-name="P9" draw:layer="layout" svg:x1="14.214cm" svg:y1="11.212cm" svg:x2="14.873cm" svg:y2="11.567cm">
                    <text:p/>
                  </draw:line>
                  <draw:line draw:style-name="gr700" draw:text-style-name="P9" draw:layer="layout" svg:x1="14.277cm" svg:y1="11.179cm" svg:x2="14.936cm" svg:y2="11.534cm">
                    <text:p/>
                  </draw:line>
                  <draw:line draw:style-name="gr701" draw:text-style-name="P9" draw:layer="layout" svg:x1="14.873cm" svg:y1="11.5cm" svg:x2="14.936cm" svg:y2="11.466cm">
                    <text:p/>
                  </draw:line>
                  <draw:line draw:style-name="gr702" draw:text-style-name="P9" draw:layer="layout" svg:x1="14.81cm" svg:y1="11.466cm" svg:x2="14.873cm" svg:y2="11.432cm">
                    <text:p/>
                  </draw:line>
                  <draw:line draw:style-name="gr703" draw:text-style-name="P9" draw:layer="layout" svg:x1="14.748cm" svg:y1="11.433cm" svg:x2="14.811cm" svg:y2="11.399cm">
                    <text:p/>
                  </draw:line>
                  <draw:line draw:style-name="gr704" draw:text-style-name="P9" draw:layer="layout" svg:x1="14.779cm" svg:y1="11.517cm" svg:x2="14.842cm" svg:y2="11.483cm">
                    <text:p/>
                  </draw:line>
                  <draw:line draw:style-name="gr705" draw:text-style-name="P9" draw:layer="layout" svg:x1="14.717cm" svg:y1="11.483cm" svg:x2="14.78cm" svg:y2="11.449cm">
                    <text:p/>
                  </draw:line>
                  <draw:line draw:style-name="gr706" draw:text-style-name="P9" draw:layer="layout" svg:x1="14.654cm" svg:y1="11.449cm" svg:x2="14.717cm" svg:y2="11.415cm">
                    <text:p/>
                  </draw:line>
                  <draw:line draw:style-name="gr707" draw:text-style-name="P9" draw:layer="layout" svg:x1="14.685cm" svg:y1="11.399cm" svg:x2="14.748cm" svg:y2="11.365cm">
                    <text:p/>
                  </draw:line>
                  <draw:line draw:style-name="gr708" draw:text-style-name="P9" draw:layer="layout" svg:x1="14.591cm" svg:y1="11.415cm" svg:x2="14.654cm" svg:y2="11.381cm">
                    <text:p/>
                  </draw:line>
                  <draw:line draw:style-name="gr709" draw:text-style-name="P9" draw:layer="layout" svg:x1="14.622cm" svg:y1="11.365cm" svg:x2="14.685cm" svg:y2="11.331cm">
                    <text:p/>
                  </draw:line>
                  <draw:line draw:style-name="gr710" draw:text-style-name="P9" draw:layer="layout" svg:x1="14.56cm" svg:y1="11.331cm" svg:x2="14.623cm" svg:y2="11.297cm">
                    <text:p/>
                  </draw:line>
                  <draw:line draw:style-name="gr711" draw:text-style-name="P9" draw:layer="layout" svg:x1="14.497cm" svg:y1="11.297cm" svg:x2="14.56cm" svg:y2="11.263cm">
                    <text:p/>
                  </draw:line>
                  <draw:line draw:style-name="gr712" draw:text-style-name="P9" draw:layer="layout" svg:x1="14.528cm" svg:y1="11.382cm" svg:x2="14.591cm" svg:y2="11.348cm">
                    <text:p/>
                  </draw:line>
                  <draw:line draw:style-name="gr713" draw:text-style-name="P9" draw:layer="layout" svg:x1="14.465cm" svg:y1="11.348cm" svg:x2="14.528cm" svg:y2="11.314cm">
                    <text:p/>
                  </draw:line>
                  <draw:line draw:style-name="gr714" draw:text-style-name="P9" draw:layer="layout" svg:x1="14.403cm" svg:y1="11.314cm" svg:x2="14.466cm" svg:y2="11.28cm">
                    <text:p/>
                  </draw:line>
                  <draw:line draw:style-name="gr715" draw:text-style-name="P9" draw:layer="layout" svg:x1="14.434cm" svg:y1="11.263cm" svg:x2="14.497cm" svg:y2="11.229cm">
                    <text:p/>
                  </draw:line>
                  <draw:line draw:style-name="gr716" draw:text-style-name="P9" draw:layer="layout" svg:x1="14.34cm" svg:y1="11.28cm" svg:x2="14.403cm" svg:y2="11.246cm">
                    <text:p/>
                  </draw:line>
                  <draw:line draw:style-name="gr717" draw:text-style-name="P9" draw:layer="layout" svg:x1="14.371cm" svg:y1="11.229cm" svg:x2="14.434cm" svg:y2="11.195cm">
                    <text:p/>
                  </draw:line>
                  <draw:line draw:style-name="gr718" draw:text-style-name="P9" draw:layer="layout" svg:x1="14.309cm" svg:y1="11.196cm" svg:x2="14.372cm" svg:y2="11.162cm">
                    <text:p/>
                  </draw:line>
                  <draw:line draw:style-name="gr719" draw:text-style-name="P9" draw:layer="layout" svg:x1="14.277cm" svg:y1="11.246cm" svg:x2="14.34cm" svg:y2="11.212cm">
                    <text:p/>
                  </draw:line>
                  <draw:line draw:style-name="gr720" draw:text-style-name="P9" draw:layer="layout" svg:x1="14.685cm" svg:y1="11.534cm" svg:x2="14.748cm" svg:y2="11.5cm">
                    <text:p/>
                  </draw:line>
                  <draw:line draw:style-name="gr721" draw:text-style-name="P9" draw:layer="layout" svg:x1="14.622cm" svg:y1="11.5cm" svg:x2="14.685cm" svg:y2="11.466cm">
                    <text:p/>
                  </draw:line>
                  <draw:line draw:style-name="gr722" draw:text-style-name="P9" draw:layer="layout" svg:x1="14.56cm" svg:y1="11.466cm" svg:x2="14.623cm" svg:y2="11.432cm">
                    <text:p/>
                  </draw:line>
                  <draw:line draw:style-name="gr723" draw:text-style-name="P9" draw:layer="layout" svg:x1="14.528cm" svg:y1="11.517cm" svg:x2="14.591cm" svg:y2="11.483cm">
                    <text:p/>
                  </draw:line>
                  <draw:line draw:style-name="gr724" draw:text-style-name="P9" draw:layer="layout" svg:x1="14.465cm" svg:y1="11.483cm" svg:x2="14.528cm" svg:y2="11.449cm">
                    <text:p/>
                  </draw:line>
                  <draw:line draw:style-name="gr725" draw:text-style-name="P9" draw:layer="layout" svg:x1="14.497cm" svg:y1="11.433cm" svg:x2="14.56cm" svg:y2="11.399cm">
                    <text:p/>
                  </draw:line>
                  <draw:line draw:style-name="gr726" draw:text-style-name="P9" draw:layer="layout" svg:x1="14.434cm" svg:y1="11.399cm" svg:x2="14.497cm" svg:y2="11.365cm">
                    <text:p/>
                  </draw:line>
                  <draw:line draw:style-name="gr727" draw:text-style-name="P9" draw:layer="layout" svg:x1="14.371cm" svg:y1="11.365cm" svg:x2="14.434cm" svg:y2="11.331cm">
                    <text:p/>
                  </draw:line>
                  <draw:line draw:style-name="gr728" draw:text-style-name="P9" draw:layer="layout" svg:x1="14.309cm" svg:y1="11.331cm" svg:x2="14.372cm" svg:y2="11.297cm">
                    <text:p/>
                  </draw:line>
                  <draw:line draw:style-name="gr729" draw:text-style-name="P9" draw:layer="layout" svg:x1="14.214cm" svg:y1="11.348cm" svg:x2="14.277cm" svg:y2="11.314cm">
                    <text:p/>
                  </draw:line>
                  <draw:line draw:style-name="gr730" draw:text-style-name="P9" draw:layer="layout" svg:x1="14.246cm" svg:y1="11.297cm" svg:x2="14.309cm" svg:y2="11.263cm">
                    <text:p/>
                  </draw:line>
                  <draw:line draw:style-name="gr731" draw:text-style-name="P9" draw:layer="layout" svg:x1="14.152cm" svg:y1="11.314cm" svg:x2="14.215cm" svg:y2="11.28cm">
                    <text:p/>
                  </draw:line>
                  <draw:line draw:style-name="gr732" draw:text-style-name="P9" draw:layer="layout" svg:x1="14.654cm" svg:y1="11.585cm" svg:x2="14.717cm" svg:y2="11.551cm">
                    <text:p/>
                  </draw:line>
                  <draw:line draw:style-name="gr733" draw:text-style-name="P9" draw:layer="layout" svg:x1="14.591cm" svg:y1="11.551cm" svg:x2="14.654cm" svg:y2="11.517cm">
                    <text:p/>
                  </draw:line>
                  <draw:line draw:style-name="gr734" draw:text-style-name="P9" draw:layer="layout" svg:x1="14.873cm" svg:y1="11.703cm" svg:x2="15.124cm" svg:y2="11.568cm">
                    <text:p/>
                  </draw:line>
                  <draw:line draw:style-name="gr735" draw:text-style-name="P9" draw:layer="layout" svg:x1="14.936cm" svg:y1="11.736cm" svg:x2="15.187cm" svg:y2="11.601cm">
                    <text:p/>
                  </draw:line>
                  <draw:line draw:style-name="gr736" draw:text-style-name="P9" draw:layer="layout" svg:x1="14.999cm" svg:y1="11.568cm" svg:x2="15.187cm" svg:y2="11.67cm">
                    <text:p/>
                  </draw:line>
                  <draw:line draw:style-name="gr737" draw:text-style-name="P9" draw:layer="layout" svg:x1="14.936cm" svg:y1="11.601cm" svg:x2="15.124cm" svg:y2="11.703cm">
                    <text:p/>
                  </draw:line>
                  <draw:line draw:style-name="gr738" draw:text-style-name="P9" draw:layer="layout" svg:x1="14.873cm" svg:y1="11.635cm" svg:x2="14.998cm" svg:y2="11.703cm">
                    <text:p/>
                  </draw:line>
                  <draw:polygon draw:style-name="gr739" draw:text-style-name="P5" draw:layer="layout" svg:width="1.003cm" svg:height="0.608cm" svg:x="13.995cm" svg:y="11.28cm" svg:viewBox="0 0 1004 609" draw:points="0,68 0,0 1004,542 1004,609">
                    <text:p/>
                  </draw:polygon>
                  <draw:polygon draw:style-name="gr740" draw:text-style-name="P8" draw:layer="layout" svg:width="1.348cm" svg:height="0.794cm" svg:x="13.995cm" svg:y="11.094cm" svg:viewBox="0 0 1349 795" draw:points="345,0 1349,542 1349,609 1004,795 0,254 0,186">
                    <text:p/>
                  </draw:polygon>
                </draw:g>
              </draw:g>
            </draw:g>
          </draw:g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741" draw:text-style-name="P4" draw:layer="layout" svg:width="0.778cm" svg:height="0.6cm" svg:x="17.596cm" svg:y="12.234cm" svg:viewBox="0 0 779 601" svg:d="M0 601c232 0 444-129 666-258 222-128 74-343-74-343 9 19-592 601-592 601z">
                <text:p/>
              </draw:path>
              <draw:g>
                <draw:polygon draw:style-name="gr742" draw:text-style-name="P7" draw:layer="layout" svg:width="1.108cm" svg:height="0.643cm" svg:x="17.078cm" svg:y="10.904cm" svg:viewBox="0 0 1109 644" draw:points="221,644 0,515 888,0 1109,129">
                  <text:p/>
                </draw:polygon>
                <draw:polygon draw:style-name="gr743" draw:text-style-name="P10" draw:layer="layout" svg:width="0.084cm" svg:height="0.196cm" svg:x="17.163cm" svg:y="11.625cm" svg:viewBox="0 0 85 197" draw:points="0,148 0,0 85,49 85,197">
                  <text:p/>
                </draw:polygon>
                <draw:polygon draw:style-name="gr744" draw:text-style-name="P5" draw:layer="layout" svg:width="0.369cm" svg:height="0.299cm" svg:x="17.225cm" svg:y="12.534cm" svg:viewBox="0 0 370 300" draw:points="0,86 0,0 370,215 370,300">
                  <text:p/>
                </draw:polygon>
                <draw:polygon draw:style-name="gr745" draw:text-style-name="P5" draw:layer="layout" svg:width="0.22cm" svg:height="1.415cm" svg:x="17.078cm" svg:y="11.419cm" svg:viewBox="0 0 221 1416" draw:points="0,1287 0,0 221,129 221,1416">
                  <text:p/>
                </draw:polygon>
                <draw:polygon draw:style-name="gr746" draw:text-style-name="P11" draw:layer="layout" svg:width="0.518cm" svg:height="0.385cm" svg:x="17.595cm" svg:y="12.448cm" svg:viewBox="0 0 519 386" draw:points="1,386 0,300 518,0 519,86">
                  <text:p/>
                </draw:polygon>
                <draw:polygon draw:style-name="gr747" draw:text-style-name="P7" draw:layer="layout" svg:width="0.665cm" svg:height="0.385cm" svg:x="17.448cm" svg:y="12.363cm" svg:viewBox="0 0 666 386" draw:points="148,386 0,300 518,0 666,86">
                  <text:p/>
                </draw:polygon>
                <draw:polygon draw:style-name="gr748" draw:text-style-name="P6" draw:layer="layout" svg:width="0.887cm" svg:height="1.801cm" svg:x="17.3cm" svg:y="11.033cm" svg:viewBox="0 0 888 1802" draw:points="0,1802 0,515 888,0 888,1287">
                  <text:p/>
                </draw:polygon>
                <draw:polygon draw:style-name="gr749" draw:text-style-name="P8" draw:layer="layout" svg:width="1.108cm" svg:height="1.93cm" svg:x="17.078cm" svg:y="10.904cm" svg:viewBox="0 0 1109 1931" draw:points="0,1802 0,515 888,0 1109,129 1109,1416 961,1502 1035,1544 1035,1630 517,1931 370,1845 221,1931">
                  <text:p/>
                </draw:polygon>
                <draw:polygon draw:style-name="gr750" draw:text-style-name="P12" draw:layer="layout" svg:width="0.073cm" svg:height="0.128cm" svg:x="17.152cm" svg:y="12.019cm" svg:viewBox="0 0 74 129" draw:points="0,86 0,0 74,43 74,129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751" draw:text-style-name="P4" draw:layer="layout" svg:width="0.343cm" svg:height="0.202cm" svg:x="18.812cm" svg:y="13.237cm" svg:viewBox="0 0 344 203" svg:d="M0 203c86 0 344-68 344-118 0-51-8-85-94-85 0 51-251 51-250 203z">
                  <text:p/>
                </draw:path>
                <draw:g>
                  <draw:polygon draw:style-name="gr752" draw:text-style-name="P5" draw:layer="layout" svg:width="0.156cm" svg:height="0.168cm" svg:x="18.685cm" svg:y="13.271cm" svg:viewBox="0 0 157 169" draw:points="0,102 31,0 157,68 125,169">
                    <text:p/>
                  </draw:polygon>
                  <draw:polygon draw:style-name="gr753" draw:text-style-name="P7" draw:layer="layout" svg:width="0.344cm" svg:height="0.185cm" svg:x="18.716cm" svg:y="13.153cm" svg:viewBox="0 0 345 186" draw:points="0,118 63,68 157,17 220,0 345,68 283,85 188,135 125,186">
                    <text:p/>
                  </draw:polygon>
                  <draw:path draw:style-name="gr754" draw:text-style-name="P11" draw:layer="layout" svg:width="0.282cm" svg:height="0.219cm" svg:x="18.811cm" svg:y="13.22cm" svg:viewBox="0 0 283 220" svg:d="M283 68c0-102-63-68-126-34s-126 34-157 186c0 0 125-68 283-152z">
                    <text:p/>
                  </draw:path>
                  <draw:path draw:style-name="gr755" draw:text-style-name="P8" draw:layer="layout" svg:width="0.407cm" svg:height="0.287cm" svg:x="18.685cm" svg:y="13.153cm" svg:viewBox="0 0 408 288" svg:d="M251 0c-63 17-63 17-126 51-31 17-94 34-125 169 63 34 63 34 125 68 36-16 220-119 283-153 0-84-63-84-157-135z">
                    <text:p/>
                  </draw:path>
                </draw:g>
              </draw:g>
              <draw:g>
                <draw:path draw:style-name="gr756" draw:text-style-name="P4" draw:layer="layout" svg:width="0.564cm" svg:height="0.405cm" svg:x="18.528cm" svg:y="12.425cm" svg:viewBox="0 0 565 406" svg:d="M2 406c86 0 563-17 563-169s-164-237-250-237c0 51-345 34-313 406z">
                  <text:p/>
                </draw:path>
                <draw:g>
                  <draw:polygon draw:style-name="gr757" draw:text-style-name="P5" draw:layer="layout" svg:width="0.313cm" svg:height="0.236cm" svg:x="18.214cm" svg:y="12.594cm" svg:viewBox="0 0 314 237" draw:points="0,68 0,0 314,169 314,237">
                    <text:p/>
                  </draw:polygon>
                  <draw:polygon draw:style-name="gr758" draw:text-style-name="P5" draw:layer="layout" svg:width="0.313cm" svg:height="0.287cm" svg:x="18.466cm" svg:y="12.341cm" svg:viewBox="0 0 314 288" draw:points="0,118 0,0 314,169 314,288">
                    <text:p/>
                  </draw:polygon>
                  <draw:polygon draw:style-name="gr759" draw:text-style-name="P7" draw:layer="layout" svg:width="0.564cm" svg:height="0.303cm" svg:x="18.214cm" svg:y="12.459cm" svg:viewBox="0 0 565 304" draw:points="0,135 251,0 565,169 314,304">
                    <text:p/>
                  </draw:polygon>
                  <draw:line draw:style-name="gr760" draw:text-style-name="P9" draw:layer="layout" svg:x1="18.466cm" svg:y1="12.459cm" svg:x2="18.78cm" svg:y2="12.628cm">
                    <text:p/>
                  </draw:line>
                  <draw:polygon draw:style-name="gr761" draw:text-style-name="P11" draw:layer="layout" svg:width="0.313cm" svg:height="0.287cm" svg:x="18.528cm" svg:y="12.544cm" svg:viewBox="0 0 314 288" draw:points="0,288 0,220 251,85 251,0 314,34 314,118">
                    <text:p/>
                  </draw:polygon>
                  <draw:polygon draw:style-name="gr762" draw:text-style-name="P5" draw:layer="layout" svg:width="1.003cm" svg:height="1.285cm" svg:x="17.869cm" svg:y="11.309cm" svg:viewBox="0 0 1004 1286" draw:points="0,744 0,0 1004,542 1004,1286">
                    <text:p/>
                  </draw:polygon>
                  <draw:polygon draw:style-name="gr763" draw:text-style-name="P13" draw:layer="layout" svg:width="0.94cm" svg:height="1.183cm" svg:x="17.901cm" svg:y="11.359cm" svg:viewBox="0 0 941 1184" draw:points="0,677 0,0 941,508 941,1184">
                    <text:p/>
                  </draw:polygon>
                  <draw:polygon draw:style-name="gr764" draw:text-style-name="P7" draw:layer="layout" svg:width="1.066cm" svg:height="0.574cm" svg:x="17.869cm" svg:y="11.275cm" svg:viewBox="0 0 1067 575" draw:points="1004,575 0,34 63,0 1067,542">
                    <text:p/>
                  </draw:polygon>
                  <draw:polygon draw:style-name="gr765" draw:text-style-name="P11" draw:layer="layout" svg:width="0.062cm" svg:height="0.777cm" svg:x="18.874cm" svg:y="11.816cm" svg:viewBox="0 0 63 778" draw:points="0,778 0,34 63,0 63,744">
                    <text:p/>
                  </draw:polygon>
                  <draw:polygon draw:style-name="gr766" draw:text-style-name="P8" draw:layer="layout" svg:width="1.066cm" svg:height="1.556cm" svg:x="17.869cm" svg:y="11.275cm" svg:viewBox="0 0 1067 1557" draw:points="63,0 1067,542 1067,1286 1004,1319 973,1303 973,1387 659,1557 345,1387 345,1319 596,1184 596,1100 0,778 0,34">
                    <text:p/>
                  </draw:polygon>
                </draw:g>
              </draw:g>
              <draw:g>
                <draw:path draw:style-name="gr767" draw:text-style-name="P4" draw:layer="layout" svg:width="0.408cm" svg:height="0.202cm" svg:x="18.402cm" svg:y="13.051cm" svg:viewBox="0 0 409 203" svg:d="M2 203c86 0 407-85 407-135 0-51-8-68-94-68 0 51-346 34-313 203z">
                  <text:p/>
                </draw:path>
                <draw:g>
                  <draw:polygon draw:style-name="gr768" draw:text-style-name="P7" draw:layer="layout" svg:width="1.348cm" svg:height="0.727cm" svg:x="17.399cm" svg:y="12.476cm" svg:viewBox="0 0 1349 728" draw:points="1004,728 0,186 345,0 1349,542">
                    <text:p/>
                  </draw:polygon>
                  <draw:polygon draw:style-name="gr769" draw:text-style-name="P14" draw:layer="layout" svg:width="0.909cm" svg:height="0.49cm" svg:x="17.493cm" svg:y="12.527cm" svg:viewBox="0 0 910 491" draw:points="0,135 251,0 910,355 659,491">
                    <text:p/>
                  </draw:polygon>
                  <draw:polygon draw:style-name="gr770" draw:text-style-name="P14" draw:layer="layout" svg:width="0.438cm" svg:height="0.236cm" svg:x="18.214cm" svg:y="12.916cm" svg:viewBox="0 0 439 237" draw:points="0,135 251,0 439,102 188,237">
                    <text:p/>
                  </draw:polygon>
                  <draw:polygon draw:style-name="gr771" draw:text-style-name="P11" draw:layer="layout" svg:width="0.344cm" svg:height="0.253cm" svg:x="18.403cm" svg:y="13.017cm" svg:viewBox="0 0 345 254" draw:points="0,254 0,186 345,0 345,68">
                    <text:p/>
                  </draw:polygon>
                  <draw:line draw:style-name="gr772" draw:text-style-name="P9" draw:layer="layout" svg:x1="17.556cm" svg:y1="12.628cm" svg:x2="18.215cm" svg:y2="12.983cm">
                    <text:p/>
                  </draw:line>
                  <draw:line draw:style-name="gr773" draw:text-style-name="P9" draw:layer="layout" svg:x1="17.618cm" svg:y1="12.594cm" svg:x2="18.277cm" svg:y2="12.949cm">
                    <text:p/>
                  </draw:line>
                  <draw:line draw:style-name="gr774" draw:text-style-name="P9" draw:layer="layout" svg:x1="17.681cm" svg:y1="12.561cm" svg:x2="18.34cm" svg:y2="12.916cm">
                    <text:p/>
                  </draw:line>
                  <draw:line draw:style-name="gr775" draw:text-style-name="P9" draw:layer="layout" svg:x1="18.277cm" svg:y1="12.882cm" svg:x2="18.34cm" svg:y2="12.848cm">
                    <text:p/>
                  </draw:line>
                  <draw:line draw:style-name="gr776" draw:text-style-name="P9" draw:layer="layout" svg:x1="18.214cm" svg:y1="12.848cm" svg:x2="18.277cm" svg:y2="12.814cm">
                    <text:p/>
                  </draw:line>
                  <draw:line draw:style-name="gr777" draw:text-style-name="P9" draw:layer="layout" svg:x1="18.152cm" svg:y1="12.815cm" svg:x2="18.215cm" svg:y2="12.781cm">
                    <text:p/>
                  </draw:line>
                  <draw:line draw:style-name="gr778" draw:text-style-name="P9" draw:layer="layout" svg:x1="18.183cm" svg:y1="12.899cm" svg:x2="18.246cm" svg:y2="12.865cm">
                    <text:p/>
                  </draw:line>
                  <draw:line draw:style-name="gr779" draw:text-style-name="P9" draw:layer="layout" svg:x1="18.121cm" svg:y1="12.865cm" svg:x2="18.184cm" svg:y2="12.831cm">
                    <text:p/>
                  </draw:line>
                  <draw:line draw:style-name="gr780" draw:text-style-name="P9" draw:layer="layout" svg:x1="18.058cm" svg:y1="12.831cm" svg:x2="18.121cm" svg:y2="12.797cm">
                    <text:p/>
                  </draw:line>
                  <draw:line draw:style-name="gr781" draw:text-style-name="P9" draw:layer="layout" svg:x1="18.089cm" svg:y1="12.781cm" svg:x2="18.152cm" svg:y2="12.747cm">
                    <text:p/>
                  </draw:line>
                  <draw:line draw:style-name="gr782" draw:text-style-name="P9" draw:layer="layout" svg:x1="17.995cm" svg:y1="12.797cm" svg:x2="18.058cm" svg:y2="12.763cm">
                    <text:p/>
                  </draw:line>
                  <draw:line draw:style-name="gr783" draw:text-style-name="P9" draw:layer="layout" svg:x1="18.026cm" svg:y1="12.747cm" svg:x2="18.089cm" svg:y2="12.713cm">
                    <text:p/>
                  </draw:line>
                  <draw:line draw:style-name="gr784" draw:text-style-name="P9" draw:layer="layout" svg:x1="17.963cm" svg:y1="12.713cm" svg:x2="18.026cm" svg:y2="12.679cm">
                    <text:p/>
                  </draw:line>
                  <draw:line draw:style-name="gr785" draw:text-style-name="P9" draw:layer="layout" svg:x1="17.901cm" svg:y1="12.679cm" svg:x2="17.964cm" svg:y2="12.645cm">
                    <text:p/>
                  </draw:line>
                  <draw:line draw:style-name="gr786" draw:text-style-name="P9" draw:layer="layout" svg:x1="17.932cm" svg:y1="12.764cm" svg:x2="17.995cm" svg:y2="12.73cm">
                    <text:p/>
                  </draw:line>
                  <draw:line draw:style-name="gr787" draw:text-style-name="P9" draw:layer="layout" svg:x1="17.869cm" svg:y1="12.73cm" svg:x2="17.932cm" svg:y2="12.696cm">
                    <text:p/>
                  </draw:line>
                  <draw:line draw:style-name="gr788" draw:text-style-name="P9" draw:layer="layout" svg:x1="17.807cm" svg:y1="12.696cm" svg:x2="17.87cm" svg:y2="12.662cm">
                    <text:p/>
                  </draw:line>
                  <draw:line draw:style-name="gr789" draw:text-style-name="P9" draw:layer="layout" svg:x1="17.838cm" svg:y1="12.645cm" svg:x2="17.901cm" svg:y2="12.611cm">
                    <text:p/>
                  </draw:line>
                  <draw:line draw:style-name="gr790" draw:text-style-name="P9" draw:layer="layout" svg:x1="17.744cm" svg:y1="12.662cm" svg:x2="17.807cm" svg:y2="12.628cm">
                    <text:p/>
                  </draw:line>
                  <draw:line draw:style-name="gr791" draw:text-style-name="P9" draw:layer="layout" svg:x1="17.775cm" svg:y1="12.611cm" svg:x2="17.838cm" svg:y2="12.577cm">
                    <text:p/>
                  </draw:line>
                  <draw:line draw:style-name="gr792" draw:text-style-name="P9" draw:layer="layout" svg:x1="17.713cm" svg:y1="12.578cm" svg:x2="17.776cm" svg:y2="12.544cm">
                    <text:p/>
                  </draw:line>
                  <draw:line draw:style-name="gr793" draw:text-style-name="P9" draw:layer="layout" svg:x1="17.681cm" svg:y1="12.628cm" svg:x2="17.744cm" svg:y2="12.594cm">
                    <text:p/>
                  </draw:line>
                  <draw:line draw:style-name="gr794" draw:text-style-name="P9" draw:layer="layout" svg:x1="18.089cm" svg:y1="12.916cm" svg:x2="18.152cm" svg:y2="12.882cm">
                    <text:p/>
                  </draw:line>
                  <draw:line draw:style-name="gr795" draw:text-style-name="P9" draw:layer="layout" svg:x1="18.026cm" svg:y1="12.882cm" svg:x2="18.089cm" svg:y2="12.848cm">
                    <text:p/>
                  </draw:line>
                  <draw:line draw:style-name="gr796" draw:text-style-name="P9" draw:layer="layout" svg:x1="17.963cm" svg:y1="12.848cm" svg:x2="18.026cm" svg:y2="12.814cm">
                    <text:p/>
                  </draw:line>
                  <draw:line draw:style-name="gr797" draw:text-style-name="P9" draw:layer="layout" svg:x1="17.932cm" svg:y1="12.899cm" svg:x2="17.995cm" svg:y2="12.865cm">
                    <text:p/>
                  </draw:line>
                  <draw:line draw:style-name="gr798" draw:text-style-name="P9" draw:layer="layout" svg:x1="17.869cm" svg:y1="12.865cm" svg:x2="17.932cm" svg:y2="12.831cm">
                    <text:p/>
                  </draw:line>
                  <draw:line draw:style-name="gr799" draw:text-style-name="P9" draw:layer="layout" svg:x1="17.901cm" svg:y1="12.815cm" svg:x2="17.964cm" svg:y2="12.781cm">
                    <text:p/>
                  </draw:line>
                  <draw:line draw:style-name="gr800" draw:text-style-name="P9" draw:layer="layout" svg:x1="17.838cm" svg:y1="12.781cm" svg:x2="17.901cm" svg:y2="12.747cm">
                    <text:p/>
                  </draw:line>
                  <draw:line draw:style-name="gr801" draw:text-style-name="P9" draw:layer="layout" svg:x1="17.775cm" svg:y1="12.747cm" svg:x2="17.838cm" svg:y2="12.713cm">
                    <text:p/>
                  </draw:line>
                  <draw:line draw:style-name="gr802" draw:text-style-name="P9" draw:layer="layout" svg:x1="17.713cm" svg:y1="12.713cm" svg:x2="17.776cm" svg:y2="12.679cm">
                    <text:p/>
                  </draw:line>
                  <draw:line draw:style-name="gr803" draw:text-style-name="P9" draw:layer="layout" svg:x1="17.618cm" svg:y1="12.73cm" svg:x2="17.681cm" svg:y2="12.696cm">
                    <text:p/>
                  </draw:line>
                  <draw:line draw:style-name="gr804" draw:text-style-name="P9" draw:layer="layout" svg:x1="17.65cm" svg:y1="12.679cm" svg:x2="17.713cm" svg:y2="12.645cm">
                    <text:p/>
                  </draw:line>
                  <draw:line draw:style-name="gr805" draw:text-style-name="P9" draw:layer="layout" svg:x1="17.556cm" svg:y1="12.696cm" svg:x2="17.619cm" svg:y2="12.662cm">
                    <text:p/>
                  </draw:line>
                  <draw:line draw:style-name="gr806" draw:text-style-name="P9" draw:layer="layout" svg:x1="18.058cm" svg:y1="12.967cm" svg:x2="18.121cm" svg:y2="12.933cm">
                    <text:p/>
                  </draw:line>
                  <draw:line draw:style-name="gr807" draw:text-style-name="P9" draw:layer="layout" svg:x1="17.995cm" svg:y1="12.933cm" svg:x2="18.058cm" svg:y2="12.899cm">
                    <text:p/>
                  </draw:line>
                  <draw:line draw:style-name="gr808" draw:text-style-name="P9" draw:layer="layout" svg:x1="18.277cm" svg:y1="13.085cm" svg:x2="18.528cm" svg:y2="12.95cm">
                    <text:p/>
                  </draw:line>
                  <draw:line draw:style-name="gr809" draw:text-style-name="P9" draw:layer="layout" svg:x1="18.34cm" svg:y1="13.118cm" svg:x2="18.591cm" svg:y2="12.983cm">
                    <text:p/>
                  </draw:line>
                  <draw:line draw:style-name="gr810" draw:text-style-name="P9" draw:layer="layout" svg:x1="18.403cm" svg:y1="12.95cm" svg:x2="18.591cm" svg:y2="13.052cm">
                    <text:p/>
                  </draw:line>
                  <draw:line draw:style-name="gr811" draw:text-style-name="P9" draw:layer="layout" svg:x1="18.34cm" svg:y1="12.983cm" svg:x2="18.528cm" svg:y2="13.085cm">
                    <text:p/>
                  </draw:line>
                  <draw:line draw:style-name="gr812" draw:text-style-name="P9" draw:layer="layout" svg:x1="18.277cm" svg:y1="13.017cm" svg:x2="18.402cm" svg:y2="13.085cm">
                    <text:p/>
                  </draw:line>
                  <draw:polygon draw:style-name="gr813" draw:text-style-name="P5" draw:layer="layout" svg:width="1.003cm" svg:height="0.608cm" svg:x="17.399cm" svg:y="12.662cm" svg:viewBox="0 0 1004 609" draw:points="0,68 0,0 1004,542 1004,609">
                    <text:p/>
                  </draw:polygon>
                  <draw:polygon draw:style-name="gr814" draw:text-style-name="P8" draw:layer="layout" svg:width="1.348cm" svg:height="0.794cm" svg:x="17.399cm" svg:y="12.476cm" svg:viewBox="0 0 1349 795" draw:points="345,0 1349,542 1349,609 1004,795 0,254 0,186">
                    <text:p/>
                  </draw:polygon>
                </draw:g>
              </draw:g>
            </draw:g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323cm" svg:y="-1.077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31cm" svg:y="-0.474cm"/>
            <draw:glue-point draw:id="24" svg:x="-2.942cm" svg:y="0.129cm"/>
            <draw:glue-point draw:id="25" svg:x="-2.597cm" svg:y="0.431cm"/>
            <draw:glue-point draw:id="26" svg:x="-1.216cm" svg:y="1.637cm"/>
            <draw:glue-point draw:id="27" svg:x="-0.868cm" svg:y="2.241cm"/>
            <draw:path draw:style-name="gr815" draw:text-style-name="P4" draw:layer="layout" svg:width="0.923cm" svg:height="0.616cm" svg:x="13.748cm" svg:y="13.749cm" svg:viewBox="0 0 924 617" svg:d="M0 617c196 0 924-206 924-370 0-165-18-247-213-247 0 123-711 451-711 617z">
              <text:p/>
            </draw:path>
            <draw:g>
              <draw:polygon draw:style-name="gr816" draw:text-style-name="P5" draw:layer="layout" svg:width="1.563cm" svg:height="1.232cm" svg:x="12.184cm" svg:y="13.133cm" svg:viewBox="0 0 1564 1233" draw:points="0,329 0,0 1564,904 1564,1233">
                <text:p/>
              </draw:polygon>
              <draw:polygon draw:style-name="gr817" draw:text-style-name="P6" draw:layer="layout" svg:width="0.71cm" svg:height="0.739cm" svg:x="13.748cm" svg:y="13.626cm" svg:viewBox="0 0 711 740" draw:points="0,740 0,411 711,0 711,329">
                <text:p/>
              </draw:polygon>
              <draw:polygon draw:style-name="gr818" draw:text-style-name="P7" draw:layer="layout" svg:width="2.275cm" svg:height="1.314cm" svg:x="12.184cm" svg:y="12.722cm" svg:viewBox="0 0 2276 1315" draw:points="1564,1315 0,411 711,0 2276,904">
                <text:p/>
              </draw:polygon>
              <draw:polygon draw:style-name="gr819" draw:text-style-name="P10" draw:layer="layout" svg:width="0.141cm" svg:height="0.246cm" svg:x="13.535cm" svg:y="13.996cm" svg:viewBox="0 0 142 247" draw:points="0,164 0,0 142,82 142,247">
                <text:p/>
              </draw:polygon>
              <draw:polygon draw:style-name="gr820" draw:text-style-name="P8" draw:layer="layout" svg:width="2.275cm" svg:height="1.643cm" svg:x="12.184cm" svg:y="12.722cm" svg:viewBox="0 0 2276 1644" draw:points="0,740 0,411 711,0 2276,904 2276,1233 1564,1644">
                <text:p/>
              </draw:polygon>
              <draw:polygon draw:style-name="gr821" draw:text-style-name="P15" draw:layer="layout" svg:width="0.07cm" svg:height="0.122cm" svg:x="12.327cm" svg:y="13.338cm" svg:viewBox="0 0 71 123" draw:points="0,82 0,0 71,41 71,123">
                <text:p/>
              </draw:polygon>
              <draw:polygon draw:style-name="gr822" draw:text-style-name="P15" draw:layer="layout" svg:width="0.07cm" svg:height="0.122cm" svg:x="12.468cm" svg:y="13.421cm" svg:viewBox="0 0 71 123" draw:points="0,82 0,0 71,41 71,123">
                <text:p/>
              </draw:polygon>
              <draw:polygon draw:style-name="gr823" draw:text-style-name="P15" draw:layer="layout" svg:width="0.07cm" svg:height="0.122cm" svg:x="12.611cm" svg:y="13.503cm" svg:viewBox="0 0 71 123" draw:points="0,82 0,0 71,41 71,123">
                <text:p/>
              </draw:polygon>
              <draw:polygon draw:style-name="gr824" draw:text-style-name="P15" draw:layer="layout" svg:width="0.07cm" svg:height="0.122cm" svg:x="12.753cm" svg:y="13.585cm" svg:viewBox="0 0 71 123" draw:points="0,82 0,0 71,41 71,123">
                <text:p/>
              </draw:polygon>
              <draw:polygon draw:style-name="gr825" draw:text-style-name="P15" draw:layer="layout" svg:width="0.07cm" svg:height="0.122cm" svg:x="12.895cm" svg:y="13.667cm" svg:viewBox="0 0 71 123" draw:points="0,82 0,0 71,41 71,123">
                <text:p/>
              </draw:polygon>
              <draw:polygon draw:style-name="gr826" draw:text-style-name="P15" draw:layer="layout" svg:width="0.07cm" svg:height="0.122cm" svg:x="13.037cm" svg:y="13.749cm" svg:viewBox="0 0 71 123" draw:points="0,82 0,0 71,41 71,123">
                <text:p/>
              </draw:polygon>
              <draw:polygon draw:style-name="gr827" draw:text-style-name="P15" draw:layer="layout" svg:width="0.07cm" svg:height="0.122cm" svg:x="13.18cm" svg:y="13.832cm" svg:viewBox="0 0 71 123" draw:points="0,82 0,0 71,41 71,123">
                <text:p/>
              </draw:polygon>
              <draw:polygon draw:style-name="gr828" draw:text-style-name="P15" draw:layer="layout" svg:width="0.07cm" svg:height="0.122cm" svg:x="13.322cm" svg:y="13.914cm" svg:viewBox="0 0 71 123" draw:points="0,82 0,0 71,41 71,123">
                <text:p/>
              </draw:polygon>
            </draw:g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323cm" svg:y="-1.077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31cm" svg:y="-0.474cm"/>
            <draw:glue-point draw:id="24" svg:x="-2.942cm" svg:y="0.129cm"/>
            <draw:glue-point draw:id="25" svg:x="-2.597cm" svg:y="0.431cm"/>
            <draw:glue-point draw:id="26" svg:x="-1.216cm" svg:y="1.637cm"/>
            <draw:glue-point draw:id="27" svg:x="-0.868cm" svg:y="2.241cm"/>
            <draw:path draw:style-name="gr829" draw:text-style-name="P4" draw:layer="layout" svg:width="0.923cm" svg:height="0.616cm" svg:x="16.528cm" svg:y="15.353cm" svg:viewBox="0 0 924 617" svg:d="M0 617c196 0 924-206 924-370 0-165-18-247-213-247 0 123-711 451-711 617z">
              <text:p/>
            </draw:path>
            <draw:g>
              <draw:polygon draw:style-name="gr830" draw:text-style-name="P5" draw:layer="layout" svg:width="1.563cm" svg:height="1.232cm" svg:x="14.964cm" svg:y="14.736cm" svg:viewBox="0 0 1564 1233" draw:points="0,329 0,0 1564,904 1564,1233">
                <text:p/>
              </draw:polygon>
              <draw:polygon draw:style-name="gr831" draw:text-style-name="P6" draw:layer="layout" svg:width="0.71cm" svg:height="0.739cm" svg:x="16.528cm" svg:y="15.229cm" svg:viewBox="0 0 711 740" draw:points="0,740 0,411 711,0 711,329">
                <text:p/>
              </draw:polygon>
              <draw:polygon draw:style-name="gr832" draw:text-style-name="P7" draw:layer="layout" svg:width="2.275cm" svg:height="1.314cm" svg:x="14.964cm" svg:y="14.325cm" svg:viewBox="0 0 2276 1315" draw:points="1564,1315 0,411 711,0 2276,904">
                <text:p/>
              </draw:polygon>
              <draw:polygon draw:style-name="gr833" draw:text-style-name="P10" draw:layer="layout" svg:width="0.141cm" svg:height="0.246cm" svg:x="16.315cm" svg:y="15.599cm" svg:viewBox="0 0 142 247" draw:points="0,164 0,0 142,82 142,247">
                <text:p/>
              </draw:polygon>
              <draw:polygon draw:style-name="gr834" draw:text-style-name="P8" draw:layer="layout" svg:width="2.275cm" svg:height="1.643cm" svg:x="14.964cm" svg:y="14.325cm" svg:viewBox="0 0 2276 1644" draw:points="0,740 0,411 711,0 2276,904 2276,1233 1564,1644">
                <text:p/>
              </draw:polygon>
              <draw:polygon draw:style-name="gr835" draw:text-style-name="P15" draw:layer="layout" svg:width="0.07cm" svg:height="0.122cm" svg:x="15.107cm" svg:y="14.942cm" svg:viewBox="0 0 71 123" draw:points="0,82 0,0 71,41 71,123">
                <text:p/>
              </draw:polygon>
              <draw:polygon draw:style-name="gr836" draw:text-style-name="P15" draw:layer="layout" svg:width="0.07cm" svg:height="0.122cm" svg:x="15.249cm" svg:y="15.024cm" svg:viewBox="0 0 71 123" draw:points="0,82 0,0 71,41 71,123">
                <text:p/>
              </draw:polygon>
              <draw:polygon draw:style-name="gr837" draw:text-style-name="P15" draw:layer="layout" svg:width="0.07cm" svg:height="0.122cm" svg:x="15.391cm" svg:y="15.106cm" svg:viewBox="0 0 71 123" draw:points="0,82 0,0 71,41 71,123">
                <text:p/>
              </draw:polygon>
              <draw:polygon draw:style-name="gr838" draw:text-style-name="P15" draw:layer="layout" svg:width="0.07cm" svg:height="0.122cm" svg:x="15.533cm" svg:y="15.188cm" svg:viewBox="0 0 71 123" draw:points="0,82 0,0 71,41 71,123">
                <text:p/>
              </draw:polygon>
              <draw:polygon draw:style-name="gr839" draw:text-style-name="P15" draw:layer="layout" svg:width="0.07cm" svg:height="0.122cm" svg:x="15.675cm" svg:y="15.27cm" svg:viewBox="0 0 71 123" draw:points="0,82 0,0 71,41 71,123">
                <text:p/>
              </draw:polygon>
              <draw:polygon draw:style-name="gr840" draw:text-style-name="P15" draw:layer="layout" svg:width="0.07cm" svg:height="0.122cm" svg:x="15.818cm" svg:y="15.353cm" svg:viewBox="0 0 71 123" draw:points="0,82 0,0 71,41 71,123">
                <text:p/>
              </draw:polygon>
              <draw:polygon draw:style-name="gr841" draw:text-style-name="P15" draw:layer="layout" svg:width="0.07cm" svg:height="0.122cm" svg:x="15.96cm" svg:y="15.435cm" svg:viewBox="0 0 71 123" draw:points="0,82 0,0 71,41 71,123">
                <text:p/>
              </draw:polygon>
              <draw:polygon draw:style-name="gr842" draw:text-style-name="P15" draw:layer="layout" svg:width="0.07cm" svg:height="0.122cm" svg:x="16.102cm" svg:y="15.517cm" svg:viewBox="0 0 71 123" draw:points="0,82 0,0 71,41 71,123">
                <text:p/>
              </draw:polygon>
            </draw:g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323cm" svg:y="-1.077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31cm" svg:y="-0.474cm"/>
            <draw:glue-point draw:id="24" svg:x="-2.942cm" svg:y="0.129cm"/>
            <draw:glue-point draw:id="25" svg:x="-2.597cm" svg:y="0.431cm"/>
            <draw:glue-point draw:id="26" svg:x="-1.216cm" svg:y="1.637cm"/>
            <draw:glue-point draw:id="27" svg:x="-0.868cm" svg:y="2.241cm"/>
            <draw:path draw:style-name="gr843" draw:text-style-name="P4" draw:layer="layout" svg:width="0.923cm" svg:height="0.616cm" svg:x="10.954cm" svg:y="12.17cm" svg:viewBox="0 0 924 617" svg:d="M0 617c196 0 924-206 924-370 0-165-18-247-213-247 0 123-711 451-711 617z">
              <text:p/>
            </draw:path>
            <draw:g>
              <draw:polygon draw:style-name="gr844" draw:text-style-name="P5" draw:layer="layout" svg:width="1.563cm" svg:height="1.232cm" svg:x="9.39cm" svg:y="11.553cm" svg:viewBox="0 0 1564 1233" draw:points="0,329 0,0 1564,904 1564,1233">
                <text:p/>
              </draw:polygon>
              <draw:polygon draw:style-name="gr845" draw:text-style-name="P6" draw:layer="layout" svg:width="0.71cm" svg:height="0.739cm" svg:x="10.954cm" svg:y="12.046cm" svg:viewBox="0 0 711 740" draw:points="0,740 0,411 711,0 711,329">
                <text:p/>
              </draw:polygon>
              <draw:polygon draw:style-name="gr846" draw:text-style-name="P7" draw:layer="layout" svg:width="2.275cm" svg:height="1.314cm" svg:x="9.39cm" svg:y="11.142cm" svg:viewBox="0 0 2276 1315" draw:points="1564,1315 0,411 711,0 2276,904">
                <text:p/>
              </draw:polygon>
              <draw:polygon draw:style-name="gr847" draw:text-style-name="P10" draw:layer="layout" svg:width="0.141cm" svg:height="0.246cm" svg:x="10.74cm" svg:y="12.416cm" svg:viewBox="0 0 142 247" draw:points="0,164 0,0 142,82 142,247">
                <text:p/>
              </draw:polygon>
              <draw:polygon draw:style-name="gr848" draw:text-style-name="P8" draw:layer="layout" svg:width="2.275cm" svg:height="1.643cm" svg:x="9.39cm" svg:y="11.142cm" svg:viewBox="0 0 2276 1644" draw:points="0,740 0,411 711,0 2276,904 2276,1233 1564,1644">
                <text:p/>
              </draw:polygon>
              <draw:polygon draw:style-name="gr849" draw:text-style-name="P15" draw:layer="layout" svg:width="0.07cm" svg:height="0.122cm" svg:x="9.532cm" svg:y="11.759cm" svg:viewBox="0 0 71 123" draw:points="0,82 0,0 71,41 71,123">
                <text:p/>
              </draw:polygon>
              <draw:polygon draw:style-name="gr850" draw:text-style-name="P15" draw:layer="layout" svg:width="0.07cm" svg:height="0.122cm" svg:x="9.674cm" svg:y="11.841cm" svg:viewBox="0 0 71 123" draw:points="0,82 0,0 71,41 71,123">
                <text:p/>
              </draw:polygon>
              <draw:polygon draw:style-name="gr851" draw:text-style-name="P15" draw:layer="layout" svg:width="0.07cm" svg:height="0.122cm" svg:x="9.816cm" svg:y="11.923cm" svg:viewBox="0 0 71 123" draw:points="0,82 0,0 71,41 71,123">
                <text:p/>
              </draw:polygon>
              <draw:polygon draw:style-name="gr852" draw:text-style-name="P15" draw:layer="layout" svg:width="0.07cm" svg:height="0.122cm" svg:x="9.959cm" svg:y="12.005cm" svg:viewBox="0 0 71 123" draw:points="0,82 0,0 71,41 71,123">
                <text:p/>
              </draw:polygon>
              <draw:polygon draw:style-name="gr853" draw:text-style-name="P15" draw:layer="layout" svg:width="0.07cm" svg:height="0.122cm" svg:x="10.1cm" svg:y="12.088cm" svg:viewBox="0 0 71 123" draw:points="0,82 0,0 71,41 71,123">
                <text:p/>
              </draw:polygon>
              <draw:polygon draw:style-name="gr854" draw:text-style-name="P15" draw:layer="layout" svg:width="0.07cm" svg:height="0.122cm" svg:x="10.243cm" svg:y="12.17cm" svg:viewBox="0 0 71 123" draw:points="0,82 0,0 71,41 71,123">
                <text:p/>
              </draw:polygon>
              <draw:polygon draw:style-name="gr855" draw:text-style-name="P15" draw:layer="layout" svg:width="0.07cm" svg:height="0.122cm" svg:x="10.385cm" svg:y="12.252cm" svg:viewBox="0 0 71 123" draw:points="0,82 0,0 71,41 71,123">
                <text:p/>
              </draw:polygon>
              <draw:polygon draw:style-name="gr856" draw:text-style-name="P15" draw:layer="layout" svg:width="0.07cm" svg:height="0.122cm" svg:x="10.527cm" svg:y="12.334cm" svg:viewBox="0 0 71 123" draw:points="0,82 0,0 71,41 71,123">
                <text:p/>
              </draw:polygon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857" draw:text-style-name="P4" draw:layer="layout" svg:width="1.776cm" svg:height="1.041cm" svg:x="12.82cm" svg:y="18.796cm" svg:viewBox="0 0 1777 1042" svg:d="M0 1042c503 0 1292-329 1632-546s0-496-171-496z">
              <text:p/>
            </draw:path>
            <draw:g>
              <draw:polygon draw:style-name="gr858" draw:text-style-name="P5" draw:layer="layout" svg:width="1.03cm" svg:height="2.579cm" svg:x="11.789cm" svg:y="17.258cm" svg:viewBox="0 0 1031 2580" draw:points="0,1984 0,0 1031,595 1031,2580">
                <text:p/>
              </draw:polygon>
              <draw:polygon draw:style-name="gr859" draw:text-style-name="P6" draw:layer="layout" svg:width="1.46cm" svg:height="2.827cm" svg:x="12.82cm" svg:y="17.01cm" svg:viewBox="0 0 1461 2828" draw:points="0,2828 0,843 1461,0 1461,1984">
                <text:p/>
              </draw:polygon>
              <draw:polygon draw:style-name="gr860" draw:text-style-name="P7" draw:layer="layout" svg:width="2.491cm" svg:height="1.438cm" svg:x="11.789cm" svg:y="16.415cm" svg:viewBox="0 0 2492 1439" draw:points="1031,1439 0,843 1461,0 2492,595">
                <text:p/>
              </draw:polygon>
              <draw:polygon draw:style-name="gr861" draw:text-style-name="P8" draw:layer="layout" svg:width="2.491cm" svg:height="3.422cm" svg:x="11.789cm" svg:y="16.415cm" svg:viewBox="0 0 2492 3423" draw:points="0,2828 0,843 1461,0 2492,595 2492,2580 1031,3423">
                <text:p/>
              </draw:polygon>
              <draw:line draw:style-name="gr862" draw:text-style-name="P9" draw:layer="layout" svg:x1="12.648cm" svg:y1="19.342cm" svg:x2="11.961cm" svg:y2="18.945cm">
                <text:p/>
              </draw:line>
              <draw:line draw:style-name="gr863" draw:text-style-name="P9" draw:layer="layout" svg:x1="12.648cm" svg:y1="19.54cm" svg:x2="11.961cm" svg:y2="19.143cm">
                <text:p/>
              </draw:line>
              <draw:line draw:style-name="gr864" draw:text-style-name="P9" draw:layer="layout" svg:x1="12.648cm" svg:y1="19.441cm" svg:x2="11.961cm" svg:y2="19.044cm">
                <text:p/>
              </draw:line>
              <draw:polyline draw:style-name="gr865" draw:text-style-name="P9" draw:layer="layout" svg:width="0.858cm" svg:height="0.594cm" svg:x="11.875cm" svg:y="17.556cm" svg:viewBox="0 0 859 595" draw:points="859,595 0,99 0,0">
                <text:p/>
              </draw:polyline>
              <draw:polyline draw:style-name="gr866" draw:text-style-name="P9" draw:layer="layout" svg:width="0.843cm" svg:height="0.596cm" svg:x="11.89cm" svg:y="17.554cm" svg:viewBox="0 0 844 597" draw:points="844,597 844,498 0,0">
                <text:p/>
              </draw:polyline>
              <draw:polygon draw:style-name="gr867" draw:text-style-name="P10" draw:layer="layout" svg:width="0.1cm" svg:height="0.174cm" svg:x="12.193cm" svg:y="18.546cm" svg:viewBox="0 0 101 175" draw:points="0,117 0,0 101,58 101,175">
                <text:p/>
              </draw:polygon>
              <draw:line draw:style-name="gr868" draw:text-style-name="P9" draw:layer="layout" svg:x1="12.648cm" svg:y1="19.243cm" svg:x2="11.961cm" svg:y2="18.846cm">
                <text:p/>
              </draw:line>
            </draw:g>
          </draw:g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os de Bonding</text:p>
          </draw:text-box>
        </draw:frame>
        <draw:frame draw:style-name="standard" draw:layer="layout" svg:width="23.134cm" svg:height="12.009cm" svg:x="2.453cm" svg:y="5.05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Modo</text:span></text:p>
              </table:table-cell>
              <table:table-cell/>
              <table:table-cell>
                <text:p><text:span text:style-name="T3">SW</text:span></text:p>
              </table:table-cell>
              <table:table-cell>
                <text:p><text:span text:style-name="T3">BC</text:span></text:p>
              </table:table-cell>
              <table:table-cell>
                <text:p><text:span text:style-name="T3">TF</text:span></text:p>
              </table:table-cell>
            </table:table-row>
            <table:table-row table:style-name="ro1" table:default-cell-style-name="ce1">
              <table:table-cell>
                <text:p><text:span text:style-name="T3">0</text:span></text:p>
              </table:table-cell>
              <table:table-cell>
                <text:p><text:span text:style-name="T3">Balance-RR</text:span></text:p>
              </table:table-cell>
              <table:table-cell>
                <text:p><text:span text:style-name="T4">Sí</text:span></text:p>
              </table:table-cell>
              <table:table-cell>
                <text:p><text:span text:style-name="T3">Sí</text:span></text:p>
              </table:table-cell>
              <table:table-cell>
                <text:p><text:span text:style-name="T3">Sí</text:span></text:p>
              </table:table-cell>
            </table:table-row>
            <table:table-row table:style-name="ro1" table:default-cell-style-name="ce1">
              <table:table-cell>
                <text:p><text:span text:style-name="T3">1</text:span></text:p>
              </table:table-cell>
              <table:table-cell>
                <text:p><text:span text:style-name="T3">Active-Backup</text:span></text:p>
              </table:table-cell>
              <table:table-cell/>
              <table:table-cell/>
              <table:table-cell>
                <text:p><text:span text:style-name="T3">Sí</text:span></text:p>
              </table:table-cell>
            </table:table-row>
            <table:table-row table:style-name="ro1" table:default-cell-style-name="ce1">
              <table:table-cell>
                <text:p><text:span text:style-name="T3">2</text:span></text:p>
              </table:table-cell>
              <table:table-cell>
                <text:p><text:span text:style-name="T3">Balance-XOR</text:span></text:p>
              </table:table-cell>
              <table:table-cell>
                <text:p><text:span text:style-name="T3">Sí</text:span></text:p>
              </table:table-cell>
              <table:table-cell>
                <text:p><text:span text:style-name="T3">Sí</text:span></text:p>
              </table:table-cell>
              <table:table-cell>
                <text:p><text:span text:style-name="T3">Sí</text:span></text:p>
              </table:table-cell>
            </table:table-row>
            <table:table-row table:style-name="ro1" table:default-cell-style-name="ce1">
              <table:table-cell>
                <text:p><text:span text:style-name="T3">3</text:span></text:p>
              </table:table-cell>
              <table:table-cell>
                <text:p><text:span text:style-name="T3">Broadcast</text:span></text:p>
              </table:table-cell>
              <table:table-cell>
                <text:p><text:span text:style-name="T3">Sí</text:span></text:p>
              </table:table-cell>
              <table:table-cell/>
              <table:table-cell>
                <text:p><text:span text:style-name="T3">Sí</text:span></text:p>
              </table:table-cell>
            </table:table-row>
            <table:table-row table:style-name="ro1" table:default-cell-style-name="ce1">
              <table:table-cell>
                <text:p><text:span text:style-name="T3">4</text:span></text:p>
              </table:table-cell>
              <table:table-cell>
                <text:p><text:span text:style-name="T3">802.3ad</text:span></text:p>
              </table:table-cell>
              <table:table-cell>
                <text:p><text:span text:style-name="T3">Sí</text:span></text:p>
              </table:table-cell>
              <table:table-cell>
                <text:p><text:span text:style-name="T3">Sí</text:span></text:p>
              </table:table-cell>
              <table:table-cell>
                <text:p><text:span text:style-name="T3">Sí</text:span></text:p>
              </table:table-cell>
            </table:table-row>
            <table:table-row table:style-name="ro1" table:default-cell-style-name="ce1">
              <table:table-cell>
                <text:p><text:span text:style-name="T3">5</text:span></text:p>
              </table:table-cell>
              <table:table-cell>
                <text:p><text:span text:style-name="T3">Balance-TLB</text:span></text:p>
              </table:table-cell>
              <table:table-cell/>
              <table:table-cell>
                <text:p><text:span text:style-name="T3">Sí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3">6</text:span></text:p>
              </table:table-cell>
              <table:table-cell>
                <text:p><text:span text:style-name="T3">Balance-ALB</text:span></text:p>
              </table:table-cell>
              <table:table-cell/>
              <table:table-cell>
                <text:p><text:span text:style-name="T3">Sí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69" draw:text-style-name="P16" draw:layer="layout" svg:width="14.715cm" svg:height="0.96cm" svg:x="2.372cm" svg:y="18.241cm">
          <draw:text-box>
            <text:p><text:span text:style-name="T3">SW = Requiere capacidades especiales del swi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o 0 – Balance-R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mite frames usando los esclavos en orden secuencial, desde el primero disponible hasta el último</text:p>
                <text:list>
                  <text:list-item>
                    <text:p>Si un bond tiene dos interfaces reales, y llegan al bond simultáneamente dos frames a ser enviados, el primero será transmitido por el primer esclavo; el segundo frame, por el segundo esclavo; el tercer frame será transmitido por el primer esclavo, etc.</text:p>
                  </text:list-item>
                  <text:list-item>
                    <text:p>Requiere capacidad especial del switch </text:p>
                  </text:list-item>
                </text:list>
              </text:list-item>
              <text:list-item>
                <text:p>Provee a la vez balance de carga y tolerancia a fall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o 1 – Active-Back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ólo hay un esclavo activo en el bond en cada momento</text:p>
                <text:list>
                  <text:list-item>
                    <text:p>Coloca a las demás interfaces esclavas en estado de backup</text:p>
                  </text:list-item>
                  <text:list-item>
                    <text:p>Sólo se activará una de ellas si se pierde el link de la interfaz activa </text:p>
                  </text:list-item>
                  <text:list-item>
                    <text:p>La dirección MAC del enlace está visible externamente sólo en una de las interfaces para evitar confundir al switch</text:p>
                  </text:list-item>
                  <text:list-item>
                    <text:p>La opción <text:span text:style-name="T2">primary</text:span> afecta el comportamiento de este modo</text:p>
                  </text:list-item>
                  <text:list-item>
                    <text:p>No tiene requerimientos especiales de los switches</text:p>
                  </text:list-item>
                </text:list>
              </text:list-item>
              <text:list-item>
                <text:p>Provee tolerancia a fall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o 2 – Balance-X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ige la interfaz de transmisión basándose en una fórmula XOR</text:p>
                <text:list>
                  <text:list-item>
                    <text:p>Se computa la operación XOR entre la dirección MAC de origen y la de destino, módulo la cantidad de esclavos (es decir, se toma el resto de dividir por la cantidad de esclavos)</text:p>
                  </text:list-item>
                  <text:list-item>
                    <text:p>Este procedimiento tiene el efecto de seleccionar siempre el mismo esclavo para cada dirección MAC destino</text:p>
                  </text:list-item>
                  <text:list-item>
                    <text:p>Requiere capacidad especial del switch </text:p>
                  </text:list-item>
                </text:list>
              </text:list-item>
              <text:list-item>
                <text:p>Provee balance de carga y tolerancia a fall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o 3 – Broadca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ite todos los frames por todas las interfaces esclavas</text:p>
                <text:list>
                  <text:list-item>
                    <text:p>Es el menos usado, sólo para propósitos específicos</text:p>
                  </text:list-item>
                  <text:list-item>
                    <text:p>Requiere capacidad especial del switch </text:p>
                  </text:list-item>
                </text:list>
              </text:list-item>
              <text:list-item>
                <text:p>Sólo provee tolerancia a fall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7">Modo 4 – 802.3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e modo se conoce como el modo de agregación dinámica de enlaces (Dynamic Link Aggregation)</text:p>
                <text:list>
                  <text:list-item>
                    <text:p>Crea grupos de agregación que comparten la misma velocidad y modo de duplexing </text:p>
                  </text:list-item>
                  <text:list-item>
                    <text:p>Requiere capacidad especial del switch, soporte para la norma IEEE 802.3ad (Dynamic Link) y drivers de las interfaces que soporten <text:span text:style-name="T1">ethtool</text:span></text:p>
                  </text:list-item>
                </text:list>
              </text:list-item>
              <text:list-item>
                <text:p>Provee balance de carga y tolerancia a fall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o 5 – Balance-TL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lamado Balance de Carga Adaptativo en Transmisión (TLB = transmission load-balance)</text:p>
                <text:list>
                  <text:list-item>
                    <text:p>El tráfico de salida se distribuye de acuerdo a la carga actual y es encolado en cada interfaz esclava </text:p>
                  </text:list-item>
                  <text:list-item>
                    <text:p>El tráfico entrante es recibido por el esclavo activo en cada momento</text:p>
                  </text:list-item>
                </text:list>
              </text:list-item>
              <text:list-item>
                <text:p>Provee balance de carg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17">Modo 6 – Balance-AL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lance de carga adaptativo</text:p>
              </text:list-item>
              <text:list-item>
                <text:p>Incluye balance de carga en transmisión (Balance-TLB) y balance de carga en recepción (RLB)</text:p>
                <text:list>
                  <text:list-item>
                    <text:p>El driver de bonding intercepta las respuestas ARP enviadas por el servidor para ejecutar balance de carga en recepción</text:p>
                  </text:list-item>
                  <text:list-item>
                    <text:p>Sobreescribe la dirección MAC origen del frame con la dirección MAC única de uno de los esclavos en el bond</text:p>
                  </text:list-item>
                  <text:list-item>
                    <text:p>De esta forma diferentes clientes usarán diferentes direcciones MAC para dirigirse al mismo server</text:p>
                  </text:list-item>
                </text:list>
              </text:list-item>
              <text:list-item>
                <text:p>Provee balance de carg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ación en Debian</text:p>
          </draw:text-box>
        </draw:frame>
        <draw:frame presentation:style-name="pr6" draw:text-style-name="P18" draw:layer="layout" svg:width="12.297cm" svg:height="12.179cm" svg:x="1.4cm" svg:y="4.914cm" presentation:class="outline" presentation:user-transformed="true">
          <draw:text-box>
            <text:p><text:span text:style-name="T5">auto lo</text:span></text:p>
            <text:p><text:span text:style-name="T5"><text:s text:c="2"/></text:span><text:span text:style-name="T5">iface lo inet loopback</text:span></text:p>
            <text:p><text:span text:style-name="T5">auto eth0</text:span></text:p>
            <text:p><text:span text:style-name="T5"><text:s text:c="2"/></text:span><text:span text:style-name="T5">iface eth0 inet manual</text:span></text:p>
            <text:p><text:span text:style-name="T5"><text:s text:c="2"/></text:span><text:span text:style-name="T6">bond-master bond0</text:span></text:p>
            <text:p><text:span text:style-name="T6"><text:s text:c="2"/></text:span><text:span text:style-name="T6">bond-primary eth0 eth1</text:span></text:p>
            <text:p><text:span text:style-name="T5">auto eth1</text:span></text:p>
            <text:p><text:span text:style-name="T5"><text:s text:c="2"/></text:span><text:span text:style-name="T5">iface eth1 inet manual</text:span></text:p>
            <text:p><text:span text:style-name="T5"><text:s text:c="2"/></text:span><text:span text:style-name="T6">bond-master bond0</text:span></text:p>
            <text:p><text:span text:style-name="T6"><text:s text:c="2"/></text:span><text:span text:style-name="T6">bond-primary eth0 eth1</text:span></text:p>
            <text:p><text:span text:style-name="T5"/></text:p>
          </draw:text-box>
        </draw:frame>
        <draw:frame presentation:style-name="pr6" draw:text-style-name="P19" draw:layer="layout" svg:width="12.297cm" svg:height="12.179cm" svg:x="14.313cm" svg:y="4.914cm" presentation:class="outline" presentation:user-transformed="true">
          <draw:text-box>
            <text:p><text:span text:style-name="T6">auto bond0</text:span></text:p>
            <text:p><text:span text:style-name="T6"><text:s text:c="2"/></text:span><text:span text:style-name="T7">iface bond0 inet static</text:span></text:p>
            <text:p><text:span text:style-name="T6"><text:s text:c="2"/></text:span><text:span text:style-name="T7">address 192.168.1.15</text:span></text:p>
            <text:p><text:span text:style-name="T7"><text:s text:c="2"/></text:span><text:span text:style-name="T7">netmask 255.255.255.0</text:span></text:p>
            <text:p><text:span text:style-name="T7"><text:s text:c="2"/></text:span><text:span text:style-name="T7">network 192.168.1.0</text:span></text:p>
            <text:p><text:span text:style-name="T7"><text:s text:c="2"/></text:span><text:span text:style-name="T7">gateway 192.168.1.1</text:span></text:p>
            <text:p><text:span text:style-name="T6"><text:s text:c="2"/></text:span><text:span text:style-name="T6">bond-slaves eth0 eth1</text:span></text:p>
            <text:p><text:span text:style-name="T6"><text:s text:c="2"/></text:span><text:span text:style-name="T6">bond-mode active-backup</text:span></text:p>
            <text:p><text:span text:style-name="T6"><text:s text:c="2"/></text:span><text:span text:style-name="T6">bond-miimon 100</text:span></text:p>
            <text:p><text:span text:style-name="T6"><text:s text:c="2"/></text:span><text:span text:style-name="T6">bond-downdelay 200</text:span></text:p>
            <text:p><text:span text:style-name="T6"><text:s text:c="2"/></text:span><text:span text:style-name="T6">bond-updelay 200</text:span></text:p>
          </draw:text-box>
        </draw:frame>
        <draw:frame draw:style-name="gr870" draw:text-style-name="P20" draw:layer="layout" svg:width="12.018cm" svg:height="1.195cm" svg:x="7.902cm" svg:y="17.859cm">
          <draw:text-box>
            <text:p><text:span text:style-name="T8">Archivo </text:span><text:span text:style-name="T9">/etc/network/interfa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ación en Red Hat</text:p>
          </draw:text-box>
        </draw:frame>
        <draw:frame presentation:style-name="pr7" draw:text-style-name="P21" draw:layer="layout" svg:width="7.349cm" svg:height="5.809cm" svg:x="1.4cm" svg:y="4.914cm" presentation:class="outline" presentation:user-transformed="true">
          <draw:text-box>
            <text:p><text:span text:style-name="T5">#en ifcfg-eth0</text:span></text:p>
            <text:p><text:span text:style-name="T5"><text:s text:c="2"/></text:span><text:span text:style-name="T5">DEVICE=eth0</text:span></text:p>
            <text:p><text:span text:style-name="T5"><text:s text:c="2"/></text:span><text:span text:style-name="T5">ONBOOT=yes</text:span></text:p>
            <text:p><text:span text:style-name="T5"><text:s text:c="2"/></text:span><text:span text:style-name="T5">BOOTPROTO=none</text:span></text:p>
            <text:p><text:span text:style-name="T5"><text:s text:c="2"/></text:span><text:span text:style-name="T5">USERCTL=no</text:span></text:p>
            <text:p><text:span text:style-name="T5"><text:s text:c="2"/></text:span><text:span text:style-name="T6">MASTER=bond0</text:span></text:p>
            <text:p><text:span text:style-name="T6"><text:s text:c="2"/></text:span><text:span text:style-name="T6">SLAVE=yes</text:span></text:p>
            <text:p><text:span text:style-name="T6"/></text:p>
          </draw:text-box>
        </draw:frame>
        <draw:frame draw:style-name="gr871" draw:text-style-name="P20" draw:layer="layout" svg:width="16.204cm" svg:height="1.195cm" svg:x="6.803cm" svg:y="17.86cm">
          <draw:text-box>
            <text:p><text:span text:style-name="T8">Archivos en </text:span><text:span text:style-name="T9">/etc/sysconfig/network-scripts</text:span></text:p>
          </draw:text-box>
        </draw:frame>
        <draw:frame presentation:style-name="pr8" draw:text-style-name="P22" draw:layer="layout" svg:width="7.349cm" svg:height="5.809cm" svg:x="1.4cm" svg:y="11.276cm" presentation:class="outline" presentation:user-transformed="true">
          <draw:text-box>
            <text:p><text:span text:style-name="T5">#en ifcfg-eth1</text:span></text:p>
            <text:p><text:span text:style-name="T5"><text:s text:c="2"/></text:span><text:span text:style-name="T5">DEVICE=eth1</text:span></text:p>
            <text:p><text:span text:style-name="T5"><text:s text:c="2"/></text:span><text:span text:style-name="T5">ONBOOT=yes</text:span></text:p>
            <text:p><text:span text:style-name="T5"><text:s text:c="2"/></text:span><text:span text:style-name="T5">BOOTPROTO=none</text:span></text:p>
            <text:p><text:span text:style-name="T5"><text:s text:c="2"/></text:span><text:span text:style-name="T5">USERCTL=no</text:span></text:p>
            <text:p><text:span text:style-name="T5"><text:s text:c="2"/></text:span><text:span text:style-name="T6">MASTER=bond0</text:span></text:p>
            <text:p><text:span text:style-name="T6"><text:s text:c="2"/></text:span><text:span text:style-name="T6">SLAVE=yes</text:span></text:p>
          </draw:text-box>
        </draw:frame>
        <draw:frame presentation:style-name="pr9" draw:text-style-name="P24" draw:layer="layout" svg:width="17.226cm" svg:height="12.179cm" svg:x="9.384cm" svg:y="4.914cm" presentation:class="outline" presentation:user-transformed="true">
          <draw:text-box>
            <text:p text:style-name="P23"><text:span text:style-name="T5">#en ifcfg-bond0</text:span></text:p>
            <text:p text:style-name="P23"><text:span text:style-name="T5"><text:s text:c="2"/></text:span><text:span text:style-name="T6">DEVICE=bond0</text:span></text:p>
            <text:p text:style-name="P23"><text:span text:style-name="T6"><text:s text:c="2"/></text:span><text:span text:style-name="T6">BONDING_OPTS="mode=1 miimon=100 downdelay=200 updelay=200"</text:span></text:p>
            <text:p text:style-name="P23"><text:span text:style-name="T5"><text:s text:c="2"/></text:span><text:span text:style-name="T5">IPADDR=X.X.X.X</text:span></text:p>
            <text:p text:style-name="P23"><text:span text:style-name="T5"><text:s text:c="2"/></text:span><text:span text:style-name="T5">NETMASK=X.X.X.X</text:span></text:p>
            <text:p text:style-name="P23"><text:span text:style-name="T5"><text:s text:c="2"/></text:span><text:span text:style-name="T5">NETWORK=X.X.X.X</text:span></text:p>
            <text:p text:style-name="P23"><text:span text:style-name="T5"><text:s text:c="2"/></text:span><text:span text:style-name="T5">BROADCAST=X.X.X.X</text:span></text:p>
            <text:p text:style-name="P23"><text:span text:style-name="T5"><text:s text:c="2"/></text:span><text:span text:style-name="T5">GATEWAY=X.X.X.X</text:span></text:p>
            <text:p text:style-name="P23"><text:span text:style-name="T5"><text:s text:c="2"/></text:span><text:span text:style-name="T5">ONBOOT=yes</text:span></text:p>
            <text:p text:style-name="P23"><text:span text:style-name="T5"><text:s text:c="2"/></text:span><text:span text:style-name="T5">BOOTPROTO=none</text:span></text:p>
            <text:p text:style-name="P23"><text:span text:style-name="T5"><text:s text:c="2"/></text:span><text:span text:style-name="T5">USERCTL=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uración y oper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En /etc/modprobe.conf:</text:span></text:p>
              </text:list-item>
            </text:list>
            <text:p><text:span text:style-name="T5"><text:s text:c="2"/></text:span><text:span text:style-name="T6">alias bond0 bonding</text:span></text:p>
            <text:p><text:span text:style-name="T6"><text:s text:c="2"/></text:span><text:span text:style-name="T6">options bond0 miimon=80 mode=5</text:span></text:p>
            <text:list text:continue-numbering="true" text:style-name="L2">
              <text:list-item>
                <text:p><text:span text:style-name="T10">Insertar el módulo correspondiente del kernel</text:span></text:p>
                <text:list>
                  <text:list-item>
                    <text:p><text:span text:style-name="T10">Comando </text:span><text:span text:style-name="T6">modprobe bonding</text:span></text:p>
                  </text:list-item>
                </text:list>
              </text:list-item>
              <text:list-item>
                <text:p>Desacoplar un esclavo</text:p>
                <text:list>
                  <text:list-item>
                    <text:p>Comando <text:span text:style-name="T6">ifenslave -d bond0 eth1</text:span></text:p>
                  </text:list-item>
                </text:list>
              </text:list-item>
              <text:list-item>
                <text:p>Monitorizar el bond</text:p>
                <text:list>
                  <text:list-item>
                    <text:p>Comando <text:span text:style-name="T6">cat /proc/net/bonding/bond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15.313cm" svg:x="1.4cm" svg:y="4.914cm" presentation:class="outline" presentation:user-transformed="true">
          <draw:text-box>
            <text:p text:style-name="P25"><text:span text:style-name="T5">Ethernet Channel Bonding Driver: v3.2.5 (March 21, 2008)</text:span></text:p>
            <text:p text:style-name="P25"><text:span text:style-name="T5">Bonding Mode: </text:span><text:span text:style-name="T6">fault-tolerance (active-backup)</text:span></text:p>
            <text:p text:style-name="P25"><text:span text:style-name="T5">Primary Slave: eth0</text:span></text:p>
            <text:p text:style-name="P25"><text:span text:style-name="T6">Currently Active Slave: eth0</text:span></text:p>
            <text:p text:style-name="P25"><text:span text:style-name="T5">MII Status: up</text:span></text:p>
            <text:p text:style-name="P25"><text:span text:style-name="T5">MII Polling Interval (ms): 0</text:span></text:p>
            <text:p text:style-name="P25"><text:span text:style-name="T5">Up Delay (ms): 0</text:span></text:p>
            <text:p text:style-name="P25"><text:span text:style-name="T5">Down Delay (ms): 0</text:span></text:p>
            <text:p text:style-name="P25"><text:span text:style-name="T5">ARP Polling Interval (ms): 2000</text:span></text:p>
            <text:p text:style-name="P25"><text:span text:style-name="T5">ARP IP target/s (n.n.n.n form): 10.1.1.2, 10.1.1.3</text:span></text:p>
            <text:p text:style-name="P25"><text:span text:style-name="T6">Slave Interface: eth0</text:span></text:p>
            <text:p text:style-name="P25"><text:span text:style-name="T5">MII Status: up</text:span></text:p>
            <text:p text:style-name="P25"><text:span text:style-name="T6">Link Failure Count: 0</text:span></text:p>
            <text:p text:style-name="P25"><text:span text:style-name="T5">Permanent HW addr: a6:8a:d7:63:1e:49</text:span></text:p>
            <text:p text:style-name="P25"><text:span text:style-name="T11">Slave Interface: eth1</text:span></text:p>
            <text:p text:style-name="P25"><text:span text:style-name="T5">MII Status: up</text:span></text:p>
            <text:p text:style-name="P25"><text:span text:style-name="T11">Link Failure Count: 0</text:span></text:p>
            <text:p text:style-name="P25"><text:span text:style-name="T5">Permanent HW addr: e6:c9:c8:a3:eb:72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pan text:style-name="T5">/proc/net/bonding/bond0</text:span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ámetros opcionales</text:p>
          </draw:text-box>
        </draw:frame>
        <draw:frame presentation:style-name="pr4" draw:layer="layout" svg:width="25.199cm" svg:height="13.995cm" svg:x="1.4cm" svg:y="4.914cm" presentation:class="outline" presentation:user-transformed="true">
          <draw:text-box>
            <text:list text:style-name="L2">
              <text:list-item>
                <text:p>mode = 0, mode = balance-rr (equivalentes)</text:p>
              </text:list-item>
              <text:list-item>
                <text:p>miimon = 100</text:p>
                <text:list>
                  <text:list-item>
                    <text:p>Frecuencia en ms con la cual el kernel inspecciona si siguen activas las interfaces esclavas</text:p>
                  </text:list-item>
                </text:list>
              </text:list-item>
              <text:list-item>
                <text:p>downdelay, updelay</text:p>
                <text:list>
                  <text:list-item>
                    <text:p>Tiempo en ms hasta declarar caída o nuevamente activa a una interfaz esclava luego de un cambio de estado</text:p>
                  </text:list-item>
                </text:list>
              </text:list-item>
              <text:list-item>
                <text:p>primary = eth0</text:p>
                <text:list>
                  <text:list-item>
                    <text:p>Interfaz preferida para los modos con tolerancia a fallos en stand-by</text:p>
                  </text:list-item>
                </text:list>
              </text:list-item>
              <text:list-item>
                <text:p>packets-per-slave = 5</text:p>
                <text:list>
                  <text:list-item>
                    <text:p>Cantidad de frames a emitir antes de alternar al siguiente esclavo en el modo balance-rr</text:p>
                  </text:list-item>
                </text:list>
              </text:list-item>
              <text:list-item>
                <text:p>Muchos más (ver las Referencia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t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ar un modo cualquiera de bond, observar salida de ifconfig, contenido de /proc/net/bonding/bond0. Cambiar los modos. </text:p>
              </text:list-item>
              <text:list-item>
                <text:p>Conectar dos equipos al switch, medir throughput de una transferencia (p.ej. con el comando scp e iftop [http://pkgs.repoforge.org/iftop/iftop-0.17-1.el5.rf.i386.rpm]). Repetir el experimento con bonds en otros modos con BC.</text:p>
              </text:list-item>
              <text:list-item>
                <text:p>Idem entre dos equipos conectando directamente bond a bond, con dos y con tres interfaces.</text:p>
              </text:list-item>
              <text:list-item>
                <text:p>Idem con dos equipos con dos interfaces en bond cada uno, a dos switches, con BC y TF.</text:p>
              </text:list-item>
              <text:list-item>
                <text:p>Configurar bond en modos con TF, examinar tráfico en las interfaces y monitorear /proc. Quitar un enlace y observar result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10" draw:text-style-name="P2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7"><text:span text:style-name="T12"><text:a xlink:href="https://www.kernel.org/doc/Documentation/networking/bonding.txt" xlink:type="simple">https://www.kernel.org/doc/Documentation/networking/bonding.txt</text:a></text:span></text:p>
              </text:list-item>
              <text:list-item>
                <text:p text:style-name="P27"><text:span text:style-name="T12"><text:a xlink:href="https://wiki.centos.org/es/TipsAndTricks/BondingInterfaces" xlink:type="simple">https://wiki.centos.org/es/TipsAndTricks/BondingInterfaces</text:a></text:span></text:p>
              </text:list-item>
              <text:list-item>
                <text:p text:style-name="P27"><text:span text:style-name="T12"><text:a xlink:href="http://www.linuxfoundation.org/collaborate/workgroups/networking/bonding" xlink:type="simple">http://www.linuxfoundation.org/collaborate/workgroups/networking/bonding</text:a></text:span></text:p>
              </text:list-item>
              <text:list-item>
                <text:p text:style-name="P27"><text:span text:style-name="T12"><text:a xlink:href="http://www.cyberciti.biz/tips/debian-ubuntu-teaming-aggregating-multiple-network-connections.html" xlink:type="simple">http://www.cyberciti.biz/tips/debian-ubuntu-teaming-aggregating-multiple-network-connections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5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5-11-20T08:09:39.956095422</meta:creation-date>
    <dc:date>2015-11-24T07:51:12.219332135</dc:date>
    <dc:creator>Eduardo Grosclaude</dc:creator>
    <meta:editing-duration>PT5H48S</meta:editing-duration>
    <meta:editing-cycles>36</meta:editing-cycles>
    <meta:generator>LibreOffice/5.0.3.2$Linux_X86_64 LibreOffice_project/e5f16313668ac592c1bfb310f4390624e3dbfb75</meta:generator>
    <meta:document-statistic meta:object-count="1143"/>
  </office:meta>
</office:document-meta>
</file>